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73mm"/>
    </style:style>
    <style:style style:name="co2" style:family="table-column">
      <style:table-column-properties fo:break-before="auto" style:column-width="63.16mm"/>
    </style:style>
    <style:style style:name="co3" style:family="table-column">
      <style:table-column-properties fo:break-before="auto" style:column-width="22.58mm"/>
    </style:style>
    <style:style style:name="co4" style:family="table-column">
      <style:table-column-properties fo:break-before="auto" style:column-width="50.38mm"/>
    </style:style>
    <style:style style:name="co5" style:family="table-column">
      <style:table-column-properties fo:break-before="auto" style:column-width="39.48mm"/>
    </style:style>
    <style:style style:name="co6" style:family="table-column">
      <style:table-column-properties fo:break-before="auto" style:column-width="45.74mm"/>
    </style:style>
    <style:style style:name="co7" style:family="table-column">
      <style:table-column-properties fo:break-before="auto" style:column-width="45.19mm"/>
    </style:style>
    <style:style style:name="ro1" style:family="table-row">
      <style:table-row-properties style:row-height="4.52mm" fo:break-before="auto" style:use-optimal-row-height="true"/>
    </style:style>
    <style:style style:name="ro2" style:family="table-row">
      <style:table-row-properties style:row-height="10.28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9mm" fo:break-before="auto" style:use-optimal-row-height="false"/>
    </style:style>
    <style:style style:name="ro7"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no-wrap"/>
      <style:text-properties fo:font-size="24pt"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no-wrap"/>
    </style:style>
    <style:style style:name="ce5" style:family="table-cell" style:parent-style-name="Default">
      <style:table-cell-properties fo:wrap-option="wrap"/>
      <style:text-properties fo:font-size="12pt"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end"/>
      <style:text-properties fo:font-size="12pt" fo:font-weight="bold" style:font-weight-asian="bold" style:font-weight-complex="bold"/>
    </style:style>
    <style:style style:name="ce9" style:family="table-cell" style:parent-style-name="Default">
      <style:table-cell-properties style:text-align-source="fix" style:repeat-content="false"/>
      <style:paragraph-properties fo:text-align="end"/>
    </style:style>
    <style:style style:name="ce10" style:family="table-cell" style:parent-style-name="Default">
      <style:table-cell-properties fo:wrap-option="wrap" fo:padding-bottom="0.35mm" fo:padding-left="1.99mm" fo:padding-right="0.35mm" fo:padding-top="0.35mm"/>
      <style:text-properties fo:font-size="12pt" fo:font-weight="bold" style:font-weight-asian="bold" style:font-weight-complex="bold"/>
    </style:style>
    <style:style style:name="ce11" style:family="table-cell" style:parent-style-name="Default">
      <style:table-cell-properties fo:padding-bottom="0.35mm" fo:padding-left="1.99mm" fo:padding-right="0.35mm" fo:padding-top="0.35mm"/>
      <style:text-properties fo:font-weight="bold" style:font-weight-asian="bold" style:font-weight-complex="bold"/>
    </style:style>
    <style:style style:name="ce12" style:family="table-cell" style:parent-style-name="Default">
      <style:table-cell-properties fo:padding-bottom="0.35mm" fo:padding-left="1.99mm" fo:padding-right="0.35mm" fo:padding-top="0.35mm"/>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end"/>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fo:font-size="10pt" style:language-asian="zh" style:country-asian="CN" fo:language="en" fo:country="AU"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Help" table:style-name="ta1">
        <table:table-column table:style-name="co1" table:default-cell-style-name="ce1"/>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2">
          <table:table-cell table:style-name="ce2" office:value-type="string" calcext:value-type="string" table:number-columns-spanned="2" table:number-rows-spanned="1">
            <text:p>Minecraft map creator and direction finder</text:p>
          </table:table-cell>
          <table:covered-table-cell table:style-name="ce4"/>
          <table:table-cell table:style-name="ce4" table:number-columns-repeated="1022"/>
        </table:table-row>
        <table:table-row table:style-name="ro1">
          <table:table-cell table:number-columns-repeated="1024"/>
        </table:table-row>
        <table:table-row table:style-name="ro3">
          <table:table-cell office:value-type="string" calcext:value-type="string">
            <text:p>Add interesting coordinates from Minecraft and a map will be generated along with other useful information</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How to use</text:p>
          </table:table-cell>
          <table:table-cell table:number-columns-repeated="1023"/>
        </table:table-row>
        <table:table-row table:style-name="ro1">
          <table:table-cell table:number-columns-repeated="1024"/>
        </table:table-row>
        <table:table-row table:style-name="ro4">
          <table:table-cell office:value-type="string" calcext:value-type="string">
            <text:p>Go to the Coordinates tab and add coordinates (leave row 2 alone for now, more on this later). The Name will show up on the map and the description is optional.</text:p>
          </table:table-cell>
          <table:table-cell table:number-columns-repeated="1023"/>
        </table:table-row>
        <table:table-row table:style-name="ro1">
          <table:table-cell table:number-columns-repeated="1024"/>
        </table:table-row>
        <table:table-row table:style-name="ro3">
          <table:table-cell office:value-type="string" calcext:value-type="string">
            <text:p>Go to the Map tab and it will show a map as if facing north. The map is always centered at coordinate 0,0</text:p>
          </table:table-cell>
          <table:table-cell table:number-columns-repeated="1023"/>
        </table:table-row>
        <table:table-row table:style-name="ro1">
          <table:table-cell table:number-columns-repeated="1024"/>
        </table:table-row>
        <table:table-row table:style-name="ro5">
          <table:table-cell office:value-type="string" calcext:value-type="string">
            <text:p><text:span text:style-name="T1">In the Coordinates the “Distance from reference” and “General direction to reference</text:span>”, will show distance and direction respectively for the “Location”</text:p>
          </table:table-cell>
          <table:table-cell table:number-columns-repeated="1023"/>
        </table:table-row>
        <table:table-row table:style-name="ro1">
          <table:table-cell table:number-columns-repeated="1024"/>
        </table:table-row>
        <table:table-row table:style-name="ro4">
          <table:table-cell office:value-type="string" calcext:value-type="string">
            <text:p>Changing the “Location” from 0,0 to something else will affect both the “Distance from reference” and “General direction to reference” but not the Map itself except that “Location” is shown on the map (relative to 0,0)</text:p>
          </table:table-cell>
          <table:table-cell table:number-columns-repeated="1023"/>
        </table:table-row>
        <table:table-row table:style-name="ro1">
          <table:table-cell table:number-columns-repeated="1024"/>
        </table:table-row>
        <table:table-row table:style-name="ro1">
          <table:table-cell office:value-type="string" calcext:value-type="string">
            <text:p>Enjoy!</text:p>
          </table:table-cell>
          <table:table-cell table:number-columns-repeated="1023"/>
        </table:table-row>
        <table:table-row table:style-name="ro1">
          <table:table-cell table:number-columns-repeated="1024"/>
        </table:table-row>
        <table:table-row table:style-name="ro4">
          <table:table-cell office:value-type="string" calcext:value-type="string">
            <text:p>The spreadsheet is currently configured to support 127 points but this can be modified. It contains example coordinates that can be modified or removed.</text:p>
          </table:table-cell>
          <table:table-cell table:number-columns-repeated="1023"/>
        </table:table-row>
        <table:table-row table:style-name="ro1" table:number-rows-repeated="1048557">
          <table:table-cell table:number-columns-repeated="1024"/>
        </table:table-row>
        <table:table-row table:style-name="ro1">
          <table:table-cell table:number-columns-repeated="1024"/>
        </table:table-row>
      </table:table>
      <table:table table:name="Coordinates" table:style-name="ta1">
        <table:table-column table:style-name="co3" table:default-cell-style-name="Default"/>
        <table:table-column table:style-name="co3" table:number-columns-repeated="2" table:default-cell-style-name="ce9"/>
        <table:table-column table:style-name="co4" table:default-cell-style-name="ce12"/>
        <table:table-column table:style-name="co5" table:default-cell-style-name="Default"/>
        <table:table-column table:style-name="co6" table:default-cell-style-name="Default"/>
        <table:table-column table:style-name="co7" table:default-cell-style-name="ce9"/>
        <table:table-column table:style-name="co3" table:number-columns-repeated="1017" table:default-cell-style-name="Default"/>
        <table:table-row table:style-name="ro6">
          <table:table-cell table:style-name="ce5" office:value-type="string" calcext:value-type="string">
            <text:p>Name</text:p>
          </table:table-cell>
          <table:table-cell table:style-name="ce8" office:value-type="string" calcext:value-type="string">
            <text:p>X</text:p>
          </table:table-cell>
          <table:table-cell table:style-name="ce8" office:value-type="string" calcext:value-type="string">
            <text:p>Z</text:p>
          </table:table-cell>
          <table:table-cell table:style-name="ce10" office:value-type="string" calcext:value-type="string">
            <text:p>Description</text:p>
          </table:table-cell>
          <table:table-cell table:style-name="ce8" office:value-type="string" calcext:value-type="string">
            <text:p>Distance from reference</text:p>
          </table:table-cell>
          <table:table-cell table:style-name="ce8" office:value-type="string" calcext:value-type="string">
            <text:p>Direction from reference</text:p>
          </table:table-cell>
          <table:table-cell table:style-name="ce8" office:value-type="string" calcext:value-type="string">
            <text:p>General direction to reference</text:p>
          </table:table-cell>
          <table:table-cell table:style-name="ce5" table:number-columns-repeated="1017"/>
        </table:table-row>
        <table:table-row table:style-name="ro1">
          <table:table-cell table:style-name="ce6" office:value-type="string" calcext:value-type="string">
            <text:p>Location</text:p>
          </table:table-cell>
          <table:table-cell table:number-columns-repeated="2" office:value-type="float" office:value="0" calcext:value-type="float">
            <text:p>0</text:p>
          </table:table-cell>
          <table:table-cell table:style-name="ce11" office:value-type="string" calcext:value-type="string">
            <text:p>Point of reference</text:p>
          </table:table-cell>
          <table:table-cell table:style-name="ce13" table:number-columns-repeated="2"/>
          <table:table-cell table:style-name="ce14"/>
          <table:table-cell table:style-name="ce13" table:number-columns-repeated="1017"/>
        </table:table-row>
        <table:table-row table:style-name="ro1">
          <table:table-cell table:style-name="ce7" office:value-type="string" calcext:value-type="string">
            <text:p>Spawn</text:p>
          </table:table-cell>
          <table:table-cell office:value-type="float" office:value="154" calcext:value-type="float">
            <text:p>154</text:p>
          </table:table-cell>
          <table:table-cell office:value-type="float" office:value="-228" calcext:value-type="float">
            <text:p>-228</text:p>
          </table:table-cell>
          <table:table-cell office:value-type="string" calcext:value-type="string">
            <text:p>Spawn point</text:p>
          </table:table-cell>
          <table:table-cell table:style-name="ce13" table:formula="of:=IF(OR(NOT(ISNUMBER([.B3]));NOT(ISNUMBER([.C3])));0;SQRT(([.B3]-[.$B$2])^2+([.C3]-[.$C$2])^2))" office:value-type="float" office:value="275.136329843952" calcext:value-type="float">
            <text:p>275.136329843952</text:p>
          </table:table-cell>
          <table:table-cell table:style-name="ce13" table:formula="of:=IF([.E3]=0;0;DEGREES(ATAN2(([.B3]-[.$B$2]);([.C3]-[.$C$2]))))" office:value-type="float" office:value="-55.9633896463296" calcext:value-type="float">
            <text:p>-55.9633896463296</text:p>
          </table:table-cell>
          <table:table-cell table:style-name="ce14" table:formula="of:=COM.MICROSOFT.IFS([.E3]=0;&quot;&quot;;[.F3]=0;&quot;E&quot;;[.F3]=90;&quot;N&quot;; [.F3]=-90;&quot;S&quot;;[.F3]=-180;&quot;W&quot;; AND([.F3]&gt;0;[.F3]&lt;90);&quot;NE&quot;;AND([.F3]&gt;90;[.F3]&lt;180);&quot;NW&quot;;AND([.F3]&lt;0; [.F3]&gt;-90);&quot;SE&quot;; AND([.F3]&lt;-90;[.F3]&gt;-180);&quot;SW&quot;; 1; &quot;?&quot;)" office:value-type="string" office:string-value="SE" calcext:value-type="string">
            <text:p>SE</text:p>
          </table:table-cell>
          <table:table-cell table:number-columns-repeated="1017"/>
        </table:table-row>
        <table:table-row table:style-name="ro7">
          <table:table-cell table:style-name="ce7" office:value-type="string" calcext:value-type="string">
            <text:p>2<text:span text:style-name="T2">nd</text:span></text:p>
          </table:table-cell>
          <table:table-cell office:value-type="float" office:value="369" calcext:value-type="float">
            <text:p>369</text:p>
          </table:table-cell>
          <table:table-cell office:value-type="float" office:value="-562" calcext:value-type="float">
            <text:p>-562</text:p>
          </table:table-cell>
          <table:table-cell office:value-type="string" calcext:value-type="string">
            <text:p>Second house</text:p>
          </table:table-cell>
          <table:table-cell table:style-name="ce13" table:formula="of:=IF(OR(NOT(ISNUMBER([.B4]));NOT(ISNUMBER([.C4])));0;SQRT(([.B4]-[.$B$2])^2+([.C4]-[.$C$2])^2))" office:value-type="float" office:value="672.313171074314" calcext:value-type="float">
            <text:p>672.313171074314</text:p>
          </table:table-cell>
          <table:table-cell table:style-name="ce13" table:formula="of:=IF([.E4]=0;0;DEGREES(ATAN2(([.B4]-[.$B$2]);([.C4]-[.$C$2]))))" office:value-type="float" office:value="-56.7117527227838" calcext:value-type="float">
            <text:p>-56.7117527227838</text:p>
          </table:table-cell>
          <table:table-cell table:style-name="ce14" table:formula="of:=COM.MICROSOFT.IFS([.E4]=0;&quot;&quot;;[.F4]=0;&quot;E&quot;;[.F4]=90;&quot;N&quot;; [.F4]=-90;&quot;S&quot;;[.F4]=-180;&quot;W&quot;; AND([.F4]&gt;0;[.F4]&lt;90);&quot;NE&quot;;AND([.F4]&gt;90;[.F4]&lt;180);&quot;NW&quot;;AND([.F4]&lt;0; [.F4]&gt;-90);&quot;SE&quot;; AND([.F4]&lt;-90;[.F4]&gt;-180);&quot;SW&quot;; 1; &quot;?&quot;)" office:value-type="string" office:string-value="SE" calcext:value-type="string">
            <text:p>SE</text:p>
          </table:table-cell>
          <table:table-cell table:number-columns-repeated="1017"/>
        </table:table-row>
        <table:table-row table:style-name="ro7">
          <table:table-cell table:style-name="ce7" office:value-type="string" calcext:value-type="string">
            <text:p>3<text:span text:style-name="T2">rd</text:span></text:p>
          </table:table-cell>
          <table:table-cell office:value-type="float" office:value="-260" calcext:value-type="float">
            <text:p>-260</text:p>
          </table:table-cell>
          <table:table-cell office:value-type="float" office:value="-815" calcext:value-type="float">
            <text:p>-815</text:p>
          </table:table-cell>
          <table:table-cell office:value-type="string" calcext:value-type="string">
            <text:p>Third house</text:p>
          </table:table-cell>
          <table:table-cell table:style-name="ce13" table:formula="of:=IF(OR(NOT(ISNUMBER([.B5]));NOT(ISNUMBER([.C5])));0;SQRT(([.B5]-[.$B$2])^2+([.C5]-[.$C$2])^2))" office:value-type="float" office:value="855.467708332699" calcext:value-type="float">
            <text:p>855.467708332699</text:p>
          </table:table-cell>
          <table:table-cell table:style-name="ce13" table:formula="of:=IF([.E5]=0;0;DEGREES(ATAN2(([.B5]-[.$B$2]);([.C5]-[.$C$2]))))" office:value-type="float" office:value="-107.693639993472" calcext:value-type="float">
            <text:p>-107.693639993472</text:p>
          </table:table-cell>
          <table:table-cell table:style-name="ce14" table:formula="of:=COM.MICROSOFT.IFS([.E5]=0;&quot;&quot;;[.F5]=0;&quot;E&quot;;[.F5]=90;&quot;N&quot;; [.F5]=-90;&quot;S&quot;;[.F5]=-180;&quot;W&quot;; AND([.F5]&gt;0;[.F5]&lt;90);&quot;NE&quot;;AND([.F5]&gt;90;[.F5]&lt;180);&quot;NW&quot;;AND([.F5]&lt;0; [.F5]&gt;-90);&quot;SE&quot;; AND([.F5]&lt;-90;[.F5]&gt;-180);&quot;SW&quot;; 1; &quot;?&quot;)" office:value-type="string" office:string-value="SW" calcext:value-type="string">
            <text:p>SW</text:p>
          </table:table-cell>
          <table:table-cell table:number-columns-repeated="1017"/>
        </table:table-row>
        <table:table-row table:style-name="ro1">
          <table:table-cell office:value-type="string" calcext:value-type="string">
            <text:p>North east</text:p>
          </table:table-cell>
          <table:table-cell table:number-columns-repeated="2" office:value-type="float" office:value="500" calcext:value-type="float">
            <text:p>500</text:p>
          </table:table-cell>
          <table:table-cell office:value-type="string" calcext:value-type="string">
            <text:p>Test case</text:p>
          </table:table-cell>
          <table:table-cell table:style-name="ce13" table:formula="of:=IF(OR(NOT(ISNUMBER([.B6]));NOT(ISNUMBER([.C6])));0;SQRT(([.B6]-[.$B$2])^2+([.C6]-[.$C$2])^2))" office:value-type="float" office:value="707.106781186548" calcext:value-type="float">
            <text:p>707.106781186548</text:p>
          </table:table-cell>
          <table:table-cell table:style-name="ce13" table:formula="of:=IF([.E6]=0;0;DEGREES(ATAN2(([.B6]-[.$B$2]);([.C6]-[.$C$2]))))" office:value-type="float" office:value="45" calcext:value-type="float">
            <text:p>45</text:p>
          </table:table-cell>
          <table:table-cell table:style-name="ce14" table:formula="of:=COM.MICROSOFT.IFS([.E6]=0;&quot;&quot;;[.F6]=0;&quot;E&quot;;[.F6]=90;&quot;N&quot;; [.F6]=-90;&quot;S&quot;;[.F6]=-180;&quot;W&quot;; AND([.F6]&gt;0;[.F6]&lt;90);&quot;NE&quot;;AND([.F6]&gt;90;[.F6]&lt;180);&quot;NW&quot;;AND([.F6]&lt;0; [.F6]&gt;-90);&quot;SE&quot;; AND([.F6]&lt;-90;[.F6]&gt;-180);&quot;SW&quot;; 1; &quot;?&quot;)" office:value-type="string" office:string-value="NE" calcext:value-type="string">
            <text:p>NE</text:p>
          </table:table-cell>
          <table:table-cell table:number-columns-repeated="1017"/>
        </table:table-row>
        <table:table-row table:style-name="ro1">
          <table:table-cell office:value-type="string" calcext:value-type="string">
            <text:p>North west</text:p>
          </table:table-cell>
          <table:table-cell office:value-type="float" office:value="-500" calcext:value-type="float">
            <text:p>-500</text:p>
          </table:table-cell>
          <table:table-cell office:value-type="float" office:value="500" calcext:value-type="float">
            <text:p>500</text:p>
          </table:table-cell>
          <table:table-cell office:value-type="string" calcext:value-type="string">
            <text:p>Test case</text:p>
          </table:table-cell>
          <table:table-cell table:style-name="ce13" table:formula="of:=IF(OR(NOT(ISNUMBER([.B7]));NOT(ISNUMBER([.C7])));0;SQRT(([.B7]-[.$B$2])^2+([.C7]-[.$C$2])^2))" office:value-type="float" office:value="707.106781186548" calcext:value-type="float">
            <text:p>707.106781186548</text:p>
          </table:table-cell>
          <table:table-cell table:style-name="ce13" table:formula="of:=IF([.E7]=0;0;DEGREES(ATAN2(([.B7]-[.$B$2]);([.C7]-[.$C$2]))))" office:value-type="float" office:value="135" calcext:value-type="float">
            <text:p>135</text:p>
          </table:table-cell>
          <table:table-cell table:style-name="ce14" table:formula="of:=COM.MICROSOFT.IFS([.E7]=0;&quot;&quot;;[.F7]=0;&quot;E&quot;;[.F7]=90;&quot;N&quot;; [.F7]=-90;&quot;S&quot;;[.F7]=-180;&quot;W&quot;; AND([.F7]&gt;0;[.F7]&lt;90);&quot;NE&quot;;AND([.F7]&gt;90;[.F7]&lt;180);&quot;NW&quot;;AND([.F7]&lt;0; [.F7]&gt;-90);&quot;SE&quot;; AND([.F7]&lt;-90;[.F7]&gt;-180);&quot;SW&quot;; 1; &quot;?&quot;)" office:value-type="string" office:string-value="NW" calcext:value-type="string">
            <text:p>NW</text:p>
          </table:table-cell>
          <table:table-cell table:number-columns-repeated="1017"/>
        </table:table-row>
        <table:table-row table:style-name="ro1">
          <table:table-cell office:value-type="string" calcext:value-type="string">
            <text:p>South east</text:p>
          </table:table-cell>
          <table:table-cell office:value-type="float" office:value="500" calcext:value-type="float">
            <text:p>500</text:p>
          </table:table-cell>
          <table:table-cell office:value-type="float" office:value="-500" calcext:value-type="float">
            <text:p>-500</text:p>
          </table:table-cell>
          <table:table-cell office:value-type="string" calcext:value-type="string">
            <text:p>Test case</text:p>
          </table:table-cell>
          <table:table-cell table:style-name="ce13" table:formula="of:=IF(OR(NOT(ISNUMBER([.B8]));NOT(ISNUMBER([.C8])));0;SQRT(([.B8]-[.$B$2])^2+([.C8]-[.$C$2])^2))" office:value-type="float" office:value="707.106781186548" calcext:value-type="float">
            <text:p>707.106781186548</text:p>
          </table:table-cell>
          <table:table-cell table:style-name="ce13" table:formula="of:=IF([.E8]=0;0;DEGREES(ATAN2(([.B8]-[.$B$2]);([.C8]-[.$C$2]))))" office:value-type="float" office:value="-45" calcext:value-type="float">
            <text:p>-45</text:p>
          </table:table-cell>
          <table:table-cell table:style-name="ce14" table:formula="of:=COM.MICROSOFT.IFS([.E8]=0;&quot;&quot;;[.F8]=0;&quot;E&quot;;[.F8]=90;&quot;N&quot;; [.F8]=-90;&quot;S&quot;;[.F8]=-180;&quot;W&quot;; AND([.F8]&gt;0;[.F8]&lt;90);&quot;NE&quot;;AND([.F8]&gt;90;[.F8]&lt;180);&quot;NW&quot;;AND([.F8]&lt;0; [.F8]&gt;-90);&quot;SE&quot;; AND([.F8]&lt;-90;[.F8]&gt;-180);&quot;SW&quot;; 1; &quot;?&quot;)" office:value-type="string" office:string-value="SE" calcext:value-type="string">
            <text:p>SE</text:p>
          </table:table-cell>
          <table:table-cell table:number-columns-repeated="1017"/>
        </table:table-row>
        <table:table-row table:style-name="ro1">
          <table:table-cell office:value-type="string" calcext:value-type="string">
            <text:p>South west</text:p>
          </table:table-cell>
          <table:table-cell table:number-columns-repeated="2" office:value-type="float" office:value="-500" calcext:value-type="float">
            <text:p>-500</text:p>
          </table:table-cell>
          <table:table-cell office:value-type="string" calcext:value-type="string">
            <text:p>Test case</text:p>
          </table:table-cell>
          <table:table-cell table:style-name="ce13" table:formula="of:=IF(OR(NOT(ISNUMBER([.B9]));NOT(ISNUMBER([.C9])));0;SQRT(([.B9]-[.$B$2])^2+([.C9]-[.$C$2])^2))" office:value-type="float" office:value="707.106781186548" calcext:value-type="float">
            <text:p>707.106781186548</text:p>
          </table:table-cell>
          <table:table-cell table:style-name="ce13" table:formula="of:=IF([.E9]=0;0;DEGREES(ATAN2(([.B9]-[.$B$2]);([.C9]-[.$C$2]))))" office:value-type="float" office:value="-135" calcext:value-type="float">
            <text:p>-135</text:p>
          </table:table-cell>
          <table:table-cell table:style-name="ce14" table:formula="of:=COM.MICROSOFT.IFS([.E9]=0;&quot;&quot;;[.F9]=0;&quot;E&quot;;[.F9]=90;&quot;N&quot;; [.F9]=-90;&quot;S&quot;;[.F9]=-180;&quot;W&quot;; AND([.F9]&gt;0;[.F9]&lt;90);&quot;NE&quot;;AND([.F9]&gt;90;[.F9]&lt;180);&quot;NW&quot;;AND([.F9]&lt;0; [.F9]&gt;-90);&quot;SE&quot;; AND([.F9]&lt;-90;[.F9]&gt;-180);&quot;SW&quot;; 1; &quot;?&quot;)" office:value-type="string" office:string-value="SW" calcext:value-type="string">
            <text:p>SW</text:p>
          </table:table-cell>
          <table:table-cell table:number-columns-repeated="1017"/>
        </table:table-row>
        <table:table-row table:style-name="ro1">
          <table:table-cell table:number-columns-repeated="4"/>
          <table:table-cell table:style-name="ce13" table:formula="of:=IF(OR(NOT(ISNUMBER([.B10]));NOT(ISNUMBER([.C10])));0;SQRT(([.B10]-[.$B$2])^2+([.C10]-[.$C$2])^2))" office:value-type="float" office:value="0" calcext:value-type="float">
            <text:p>0</text:p>
          </table:table-cell>
          <table:table-cell table:style-name="ce13" table:formula="of:=IF([.E10]=0;0;DEGREES(ATAN2(([.B10]-[.$B$2]);([.C10]-[.$C$2]))))" office:value-type="float" office:value="0" calcext:value-type="float">
            <text:p>0</text:p>
          </table:table-cell>
          <table:table-cell table:style-name="ce14" table:formula="of:=COM.MICROSOFT.IFS([.E10]=0;&quot;&quot;;[.F10]=0;&quot;E&quot;;[.F10]=90;&quot;N&quot;; [.F10]=-90;&quot;S&quot;;[.F10]=-180;&quot;W&quot;; AND([.F10]&gt;0;[.F10]&lt;90);&quot;NE&quot;;AND([.F10]&gt;90;[.F10]&lt;180);&quot;NW&quot;;AND([.F10]&lt;0; [.F10]&gt;-90);&quot;SE&quot;; AND([.F10]&lt;-90;[.F10]&gt;-180);&quot;SW&quot;; 1; &quot;?&quot;)">
            <text:p/>
          </table:table-cell>
          <table:table-cell table:number-columns-repeated="1017"/>
        </table:table-row>
        <table:table-row table:style-name="ro1">
          <table:table-cell table:number-columns-repeated="4"/>
          <table:table-cell table:style-name="ce13" table:formula="of:=IF(OR(NOT(ISNUMBER([.B11]));NOT(ISNUMBER([.C11])));0;SQRT(([.B11]-[.$B$2])^2+([.C11]-[.$C$2])^2))" office:value-type="float" office:value="0" calcext:value-type="float">
            <text:p>0</text:p>
          </table:table-cell>
          <table:table-cell table:style-name="ce13" table:formula="of:=IF([.E11]=0;0;DEGREES(ATAN2(([.B11]-[.$B$2]);([.C11]-[.$C$2]))))" office:value-type="float" office:value="0" calcext:value-type="float">
            <text:p>0</text:p>
          </table:table-cell>
          <table:table-cell table:style-name="ce14" table:formula="of:=COM.MICROSOFT.IFS([.E11]=0;&quot;&quot;;[.F11]=0;&quot;E&quot;;[.F11]=90;&quot;N&quot;; [.F11]=-90;&quot;S&quot;;[.F11]=-180;&quot;W&quot;; AND([.F11]&gt;0;[.F11]&lt;90);&quot;NE&quot;;AND([.F11]&gt;90;[.F11]&lt;180);&quot;NW&quot;;AND([.F11]&lt;0; [.F11]&gt;-90);&quot;SE&quot;; AND([.F11]&lt;-90;[.F11]&gt;-180);&quot;SW&quot;; 1; &quot;?&quot;)">
            <text:p/>
          </table:table-cell>
          <table:table-cell table:number-columns-repeated="1017"/>
        </table:table-row>
        <table:table-row table:style-name="ro1">
          <table:table-cell table:number-columns-repeated="4"/>
          <table:table-cell table:style-name="ce13" table:formula="of:=IF(OR(NOT(ISNUMBER([.B12]));NOT(ISNUMBER([.C12])));0;SQRT(([.B12]-[.$B$2])^2+([.C12]-[.$C$2])^2))" office:value-type="float" office:value="0" calcext:value-type="float">
            <text:p>0</text:p>
          </table:table-cell>
          <table:table-cell table:style-name="ce13" table:formula="of:=IF([.E12]=0;0;DEGREES(ATAN2(([.B12]-[.$B$2]);([.C12]-[.$C$2]))))" office:value-type="float" office:value="0" calcext:value-type="float">
            <text:p>0</text:p>
          </table:table-cell>
          <table:table-cell table:style-name="ce14" table:formula="of:=COM.MICROSOFT.IFS([.E12]=0;&quot;&quot;;[.F12]=0;&quot;E&quot;;[.F12]=90;&quot;N&quot;; [.F12]=-90;&quot;S&quot;;[.F12]=-180;&quot;W&quot;; AND([.F12]&gt;0;[.F12]&lt;90);&quot;NE&quot;;AND([.F12]&gt;90;[.F12]&lt;180);&quot;NW&quot;;AND([.F12]&lt;0; [.F12]&gt;-90);&quot;SE&quot;; AND([.F12]&lt;-90;[.F12]&gt;-180);&quot;SW&quot;; 1; &quot;?&quot;)">
            <text:p/>
          </table:table-cell>
          <table:table-cell table:number-columns-repeated="1017"/>
        </table:table-row>
        <table:table-row table:style-name="ro1">
          <table:table-cell table:number-columns-repeated="4"/>
          <table:table-cell table:style-name="ce13" table:formula="of:=IF(OR(NOT(ISNUMBER([.B13]));NOT(ISNUMBER([.C13])));0;SQRT(([.B13]-[.$B$2])^2+([.C13]-[.$C$2])^2))" office:value-type="float" office:value="0" calcext:value-type="float">
            <text:p>0</text:p>
          </table:table-cell>
          <table:table-cell table:style-name="ce13" table:formula="of:=IF([.E13]=0;0;DEGREES(ATAN2(([.B13]-[.$B$2]);([.C13]-[.$C$2]))))" office:value-type="float" office:value="0" calcext:value-type="float">
            <text:p>0</text:p>
          </table:table-cell>
          <table:table-cell table:style-name="ce14" table:formula="of:=COM.MICROSOFT.IFS([.E13]=0;&quot;&quot;;[.F13]=0;&quot;E&quot;;[.F13]=90;&quot;N&quot;; [.F13]=-90;&quot;S&quot;;[.F13]=-180;&quot;W&quot;; AND([.F13]&gt;0;[.F13]&lt;90);&quot;NE&quot;;AND([.F13]&gt;90;[.F13]&lt;180);&quot;NW&quot;;AND([.F13]&lt;0; [.F13]&gt;-90);&quot;SE&quot;; AND([.F13]&lt;-90;[.F13]&gt;-180);&quot;SW&quot;; 1; &quot;?&quot;)">
            <text:p/>
          </table:table-cell>
          <table:table-cell table:number-columns-repeated="1017"/>
        </table:table-row>
        <table:table-row table:style-name="ro1">
          <table:table-cell table:number-columns-repeated="4"/>
          <table:table-cell table:style-name="ce13" table:formula="of:=IF(OR(NOT(ISNUMBER([.B14]));NOT(ISNUMBER([.C14])));0;SQRT(([.B14]-[.$B$2])^2+([.C14]-[.$C$2])^2))" office:value-type="float" office:value="0" calcext:value-type="float">
            <text:p>0</text:p>
          </table:table-cell>
          <table:table-cell table:style-name="ce13" table:formula="of:=IF([.E14]=0;0;DEGREES(ATAN2(([.B14]-[.$B$2]);([.C14]-[.$C$2]))))" office:value-type="float" office:value="0" calcext:value-type="float">
            <text:p>0</text:p>
          </table:table-cell>
          <table:table-cell table:style-name="ce14" table:formula="of:=COM.MICROSOFT.IFS([.E14]=0;&quot;&quot;;[.F14]=0;&quot;E&quot;;[.F14]=90;&quot;N&quot;; [.F14]=-90;&quot;S&quot;;[.F14]=-180;&quot;W&quot;; AND([.F14]&gt;0;[.F14]&lt;90);&quot;NE&quot;;AND([.F14]&gt;90;[.F14]&lt;180);&quot;NW&quot;;AND([.F14]&lt;0; [.F14]&gt;-90);&quot;SE&quot;; AND([.F14]&lt;-90;[.F14]&gt;-180);&quot;SW&quot;; 1; &quot;?&quot;)">
            <text:p/>
          </table:table-cell>
          <table:table-cell table:number-columns-repeated="1017"/>
        </table:table-row>
        <table:table-row table:style-name="ro1">
          <table:table-cell table:number-columns-repeated="4"/>
          <table:table-cell table:style-name="ce13" table:formula="of:=IF(OR(NOT(ISNUMBER([.B15]));NOT(ISNUMBER([.C15])));0;SQRT(([.B15]-[.$B$2])^2+([.C15]-[.$C$2])^2))" office:value-type="float" office:value="0" calcext:value-type="float">
            <text:p>0</text:p>
          </table:table-cell>
          <table:table-cell table:style-name="ce13" table:formula="of:=IF([.E15]=0;0;DEGREES(ATAN2(([.B15]-[.$B$2]);([.C15]-[.$C$2]))))" office:value-type="float" office:value="0" calcext:value-type="float">
            <text:p>0</text:p>
          </table:table-cell>
          <table:table-cell table:style-name="ce14" table:formula="of:=COM.MICROSOFT.IFS([.E15]=0;&quot;&quot;;[.F15]=0;&quot;E&quot;;[.F15]=90;&quot;N&quot;; [.F15]=-90;&quot;S&quot;;[.F15]=-180;&quot;W&quot;; AND([.F15]&gt;0;[.F15]&lt;90);&quot;NE&quot;;AND([.F15]&gt;90;[.F15]&lt;180);&quot;NW&quot;;AND([.F15]&lt;0; [.F15]&gt;-90);&quot;SE&quot;; AND([.F15]&lt;-90;[.F15]&gt;-180);&quot;SW&quot;; 1; &quot;?&quot;)">
            <text:p/>
          </table:table-cell>
          <table:table-cell table:number-columns-repeated="1017"/>
        </table:table-row>
        <table:table-row table:style-name="ro1">
          <table:table-cell table:number-columns-repeated="4"/>
          <table:table-cell table:style-name="ce13" table:formula="of:=IF(OR(NOT(ISNUMBER([.B16]));NOT(ISNUMBER([.C16])));0;SQRT(([.B16]-[.$B$2])^2+([.C16]-[.$C$2])^2))" office:value-type="float" office:value="0" calcext:value-type="float">
            <text:p>0</text:p>
          </table:table-cell>
          <table:table-cell table:style-name="ce13" table:formula="of:=IF([.E16]=0;0;DEGREES(ATAN2(([.B16]-[.$B$2]);([.C16]-[.$C$2]))))" office:value-type="float" office:value="0" calcext:value-type="float">
            <text:p>0</text:p>
          </table:table-cell>
          <table:table-cell table:style-name="ce14" table:formula="of:=COM.MICROSOFT.IFS([.E16]=0;&quot;&quot;;[.F16]=0;&quot;E&quot;;[.F16]=90;&quot;N&quot;; [.F16]=-90;&quot;S&quot;;[.F16]=-180;&quot;W&quot;; AND([.F16]&gt;0;[.F16]&lt;90);&quot;NE&quot;;AND([.F16]&gt;90;[.F16]&lt;180);&quot;NW&quot;;AND([.F16]&lt;0; [.F16]&gt;-90);&quot;SE&quot;; AND([.F16]&lt;-90;[.F16]&gt;-180);&quot;SW&quot;; 1; &quot;?&quot;)">
            <text:p/>
          </table:table-cell>
          <table:table-cell table:number-columns-repeated="1017"/>
        </table:table-row>
        <table:table-row table:style-name="ro1">
          <table:table-cell table:number-columns-repeated="4"/>
          <table:table-cell table:style-name="ce13" table:formula="of:=IF(OR(NOT(ISNUMBER([.B17]));NOT(ISNUMBER([.C17])));0;SQRT(([.B17]-[.$B$2])^2+([.C17]-[.$C$2])^2))" office:value-type="float" office:value="0" calcext:value-type="float">
            <text:p>0</text:p>
          </table:table-cell>
          <table:table-cell table:style-name="ce13" table:formula="of:=IF([.E17]=0;0;DEGREES(ATAN2(([.B17]-[.$B$2]);([.C17]-[.$C$2]))))" office:value-type="float" office:value="0" calcext:value-type="float">
            <text:p>0</text:p>
          </table:table-cell>
          <table:table-cell table:style-name="ce14" table:formula="of:=COM.MICROSOFT.IFS([.E17]=0;&quot;&quot;;[.F17]=0;&quot;E&quot;;[.F17]=90;&quot;N&quot;; [.F17]=-90;&quot;S&quot;;[.F17]=-180;&quot;W&quot;; AND([.F17]&gt;0;[.F17]&lt;90);&quot;NE&quot;;AND([.F17]&gt;90;[.F17]&lt;180);&quot;NW&quot;;AND([.F17]&lt;0; [.F17]&gt;-90);&quot;SE&quot;; AND([.F17]&lt;-90;[.F17]&gt;-180);&quot;SW&quot;; 1; &quot;?&quot;)">
            <text:p/>
          </table:table-cell>
          <table:table-cell table:number-columns-repeated="1017"/>
        </table:table-row>
        <table:table-row table:style-name="ro1">
          <table:table-cell table:number-columns-repeated="4"/>
          <table:table-cell table:style-name="ce13" table:formula="of:=IF(OR(NOT(ISNUMBER([.B18]));NOT(ISNUMBER([.C18])));0;SQRT(([.B18]-[.$B$2])^2+([.C18]-[.$C$2])^2))" office:value-type="float" office:value="0" calcext:value-type="float">
            <text:p>0</text:p>
          </table:table-cell>
          <table:table-cell table:style-name="ce13" table:formula="of:=IF([.E18]=0;0;DEGREES(ATAN2(([.B18]-[.$B$2]);([.C18]-[.$C$2]))))" office:value-type="float" office:value="0" calcext:value-type="float">
            <text:p>0</text:p>
          </table:table-cell>
          <table:table-cell table:style-name="ce14" table:formula="of:=COM.MICROSOFT.IFS([.E18]=0;&quot;&quot;;[.F18]=0;&quot;E&quot;;[.F18]=90;&quot;N&quot;; [.F18]=-90;&quot;S&quot;;[.F18]=-180;&quot;W&quot;; AND([.F18]&gt;0;[.F18]&lt;90);&quot;NE&quot;;AND([.F18]&gt;90;[.F18]&lt;180);&quot;NW&quot;;AND([.F18]&lt;0; [.F18]&gt;-90);&quot;SE&quot;; AND([.F18]&lt;-90;[.F18]&gt;-180);&quot;SW&quot;; 1; &quot;?&quot;)">
            <text:p/>
          </table:table-cell>
          <table:table-cell table:number-columns-repeated="1017"/>
        </table:table-row>
        <table:table-row table:style-name="ro1">
          <table:table-cell table:number-columns-repeated="4"/>
          <table:table-cell table:style-name="ce13" table:formula="of:=IF(OR(NOT(ISNUMBER([.B19]));NOT(ISNUMBER([.C19])));0;SQRT(([.B19]-[.$B$2])^2+([.C19]-[.$C$2])^2))" office:value-type="float" office:value="0" calcext:value-type="float">
            <text:p>0</text:p>
          </table:table-cell>
          <table:table-cell table:style-name="ce13" table:formula="of:=IF([.E19]=0;0;DEGREES(ATAN2(([.B19]-[.$B$2]);([.C19]-[.$C$2]))))" office:value-type="float" office:value="0" calcext:value-type="float">
            <text:p>0</text:p>
          </table:table-cell>
          <table:table-cell table:style-name="ce14" table:formula="of:=COM.MICROSOFT.IFS([.E19]=0;&quot;&quot;;[.F19]=0;&quot;E&quot;;[.F19]=90;&quot;N&quot;; [.F19]=-90;&quot;S&quot;;[.F19]=-180;&quot;W&quot;; AND([.F19]&gt;0;[.F19]&lt;90);&quot;NE&quot;;AND([.F19]&gt;90;[.F19]&lt;180);&quot;NW&quot;;AND([.F19]&lt;0; [.F19]&gt;-90);&quot;SE&quot;; AND([.F19]&lt;-90;[.F19]&gt;-180);&quot;SW&quot;; 1; &quot;?&quot;)">
            <text:p/>
          </table:table-cell>
          <table:table-cell table:number-columns-repeated="1017"/>
        </table:table-row>
        <table:table-row table:style-name="ro1">
          <table:table-cell table:number-columns-repeated="4"/>
          <table:table-cell table:style-name="ce13" table:formula="of:=IF(OR(NOT(ISNUMBER([.B20]));NOT(ISNUMBER([.C20])));0;SQRT(([.B20]-[.$B$2])^2+([.C20]-[.$C$2])^2))" office:value-type="float" office:value="0" calcext:value-type="float">
            <text:p>0</text:p>
          </table:table-cell>
          <table:table-cell table:style-name="ce13" table:formula="of:=IF([.E20]=0;0;DEGREES(ATAN2(([.B20]-[.$B$2]);([.C20]-[.$C$2]))))" office:value-type="float" office:value="0" calcext:value-type="float">
            <text:p>0</text:p>
          </table:table-cell>
          <table:table-cell table:style-name="ce14" table:formula="of:=COM.MICROSOFT.IFS([.E20]=0;&quot;&quot;;[.F20]=0;&quot;E&quot;;[.F20]=90;&quot;N&quot;; [.F20]=-90;&quot;S&quot;;[.F20]=-180;&quot;W&quot;; AND([.F20]&gt;0;[.F20]&lt;90);&quot;NE&quot;;AND([.F20]&gt;90;[.F20]&lt;180);&quot;NW&quot;;AND([.F20]&lt;0; [.F20]&gt;-90);&quot;SE&quot;; AND([.F20]&lt;-90;[.F20]&gt;-180);&quot;SW&quot;; 1; &quot;?&quot;)">
            <text:p/>
          </table:table-cell>
          <table:table-cell table:number-columns-repeated="1017"/>
        </table:table-row>
        <table:table-row table:style-name="ro1">
          <table:table-cell table:number-columns-repeated="4"/>
          <table:table-cell table:style-name="ce13" table:formula="of:=IF(OR(NOT(ISNUMBER([.B21]));NOT(ISNUMBER([.C21])));0;SQRT(([.B21]-[.$B$2])^2+([.C21]-[.$C$2])^2))" office:value-type="float" office:value="0" calcext:value-type="float">
            <text:p>0</text:p>
          </table:table-cell>
          <table:table-cell table:style-name="ce13" table:formula="of:=IF([.E21]=0;0;DEGREES(ATAN2(([.B21]-[.$B$2]);([.C21]-[.$C$2]))))" office:value-type="float" office:value="0" calcext:value-type="float">
            <text:p>0</text:p>
          </table:table-cell>
          <table:table-cell table:style-name="ce14" table:formula="of:=COM.MICROSOFT.IFS([.E21]=0;&quot;&quot;;[.F21]=0;&quot;E&quot;;[.F21]=90;&quot;N&quot;; [.F21]=-90;&quot;S&quot;;[.F21]=-180;&quot;W&quot;; AND([.F21]&gt;0;[.F21]&lt;90);&quot;NE&quot;;AND([.F21]&gt;90;[.F21]&lt;180);&quot;NW&quot;;AND([.F21]&lt;0; [.F21]&gt;-90);&quot;SE&quot;; AND([.F21]&lt;-90;[.F21]&gt;-180);&quot;SW&quot;; 1; &quot;?&quot;)">
            <text:p/>
          </table:table-cell>
          <table:table-cell table:number-columns-repeated="1017"/>
        </table:table-row>
        <table:table-row table:style-name="ro1">
          <table:table-cell table:number-columns-repeated="4"/>
          <table:table-cell table:style-name="ce13" table:formula="of:=IF(OR(NOT(ISNUMBER([.B22]));NOT(ISNUMBER([.C22])));0;SQRT(([.B22]-[.$B$2])^2+([.C22]-[.$C$2])^2))" office:value-type="float" office:value="0" calcext:value-type="float">
            <text:p>0</text:p>
          </table:table-cell>
          <table:table-cell table:style-name="ce13" table:formula="of:=IF([.E22]=0;0;DEGREES(ATAN2(([.B22]-[.$B$2]);([.C22]-[.$C$2]))))" office:value-type="float" office:value="0" calcext:value-type="float">
            <text:p>0</text:p>
          </table:table-cell>
          <table:table-cell table:style-name="ce14" table:formula="of:=COM.MICROSOFT.IFS([.E22]=0;&quot;&quot;;[.F22]=0;&quot;E&quot;;[.F22]=90;&quot;N&quot;; [.F22]=-90;&quot;S&quot;;[.F22]=-180;&quot;W&quot;; AND([.F22]&gt;0;[.F22]&lt;90);&quot;NE&quot;;AND([.F22]&gt;90;[.F22]&lt;180);&quot;NW&quot;;AND([.F22]&lt;0; [.F22]&gt;-90);&quot;SE&quot;; AND([.F22]&lt;-90;[.F22]&gt;-180);&quot;SW&quot;; 1; &quot;?&quot;)">
            <text:p/>
          </table:table-cell>
          <table:table-cell table:number-columns-repeated="1017"/>
        </table:table-row>
        <table:table-row table:style-name="ro1">
          <table:table-cell table:number-columns-repeated="4"/>
          <table:table-cell table:style-name="ce13" table:formula="of:=IF(OR(NOT(ISNUMBER([.B23]));NOT(ISNUMBER([.C23])));0;SQRT(([.B23]-[.$B$2])^2+([.C23]-[.$C$2])^2))" office:value-type="float" office:value="0" calcext:value-type="float">
            <text:p>0</text:p>
          </table:table-cell>
          <table:table-cell table:style-name="ce13" table:formula="of:=IF([.E23]=0;0;DEGREES(ATAN2(([.B23]-[.$B$2]);([.C23]-[.$C$2]))))" office:value-type="float" office:value="0" calcext:value-type="float">
            <text:p>0</text:p>
          </table:table-cell>
          <table:table-cell table:style-name="ce14" table:formula="of:=COM.MICROSOFT.IFS([.E23]=0;&quot;&quot;;[.F23]=0;&quot;E&quot;;[.F23]=90;&quot;N&quot;; [.F23]=-90;&quot;S&quot;;[.F23]=-180;&quot;W&quot;; AND([.F23]&gt;0;[.F23]&lt;90);&quot;NE&quot;;AND([.F23]&gt;90;[.F23]&lt;180);&quot;NW&quot;;AND([.F23]&lt;0; [.F23]&gt;-90);&quot;SE&quot;; AND([.F23]&lt;-90;[.F23]&gt;-180);&quot;SW&quot;; 1; &quot;?&quot;)">
            <text:p/>
          </table:table-cell>
          <table:table-cell table:number-columns-repeated="1017"/>
        </table:table-row>
        <table:table-row table:style-name="ro1">
          <table:table-cell table:number-columns-repeated="4"/>
          <table:table-cell table:style-name="ce13" table:formula="of:=IF(OR(NOT(ISNUMBER([.B24]));NOT(ISNUMBER([.C24])));0;SQRT(([.B24]-[.$B$2])^2+([.C24]-[.$C$2])^2))" office:value-type="float" office:value="0" calcext:value-type="float">
            <text:p>0</text:p>
          </table:table-cell>
          <table:table-cell table:style-name="ce13" table:formula="of:=IF([.E24]=0;0;DEGREES(ATAN2(([.B24]-[.$B$2]);([.C24]-[.$C$2]))))" office:value-type="float" office:value="0" calcext:value-type="float">
            <text:p>0</text:p>
          </table:table-cell>
          <table:table-cell table:style-name="ce14" table:formula="of:=COM.MICROSOFT.IFS([.E24]=0;&quot;&quot;;[.F24]=0;&quot;E&quot;;[.F24]=90;&quot;N&quot;; [.F24]=-90;&quot;S&quot;;[.F24]=-180;&quot;W&quot;; AND([.F24]&gt;0;[.F24]&lt;90);&quot;NE&quot;;AND([.F24]&gt;90;[.F24]&lt;180);&quot;NW&quot;;AND([.F24]&lt;0; [.F24]&gt;-90);&quot;SE&quot;; AND([.F24]&lt;-90;[.F24]&gt;-180);&quot;SW&quot;; 1; &quot;?&quot;)">
            <text:p/>
          </table:table-cell>
          <table:table-cell table:number-columns-repeated="1017"/>
        </table:table-row>
        <table:table-row table:style-name="ro1">
          <table:table-cell table:number-columns-repeated="4"/>
          <table:table-cell table:style-name="ce13" table:formula="of:=IF(OR(NOT(ISNUMBER([.B25]));NOT(ISNUMBER([.C25])));0;SQRT(([.B25]-[.$B$2])^2+([.C25]-[.$C$2])^2))" office:value-type="float" office:value="0" calcext:value-type="float">
            <text:p>0</text:p>
          </table:table-cell>
          <table:table-cell table:style-name="ce13" table:formula="of:=IF([.E25]=0;0;DEGREES(ATAN2(([.B25]-[.$B$2]);([.C25]-[.$C$2]))))" office:value-type="float" office:value="0" calcext:value-type="float">
            <text:p>0</text:p>
          </table:table-cell>
          <table:table-cell table:style-name="ce14" table:formula="of:=COM.MICROSOFT.IFS([.E25]=0;&quot;&quot;;[.F25]=0;&quot;E&quot;;[.F25]=90;&quot;N&quot;; [.F25]=-90;&quot;S&quot;;[.F25]=-180;&quot;W&quot;; AND([.F25]&gt;0;[.F25]&lt;90);&quot;NE&quot;;AND([.F25]&gt;90;[.F25]&lt;180);&quot;NW&quot;;AND([.F25]&lt;0; [.F25]&gt;-90);&quot;SE&quot;; AND([.F25]&lt;-90;[.F25]&gt;-180);&quot;SW&quot;; 1; &quot;?&quot;)">
            <text:p/>
          </table:table-cell>
          <table:table-cell table:number-columns-repeated="1017"/>
        </table:table-row>
        <table:table-row table:style-name="ro1">
          <table:table-cell table:number-columns-repeated="4"/>
          <table:table-cell table:style-name="ce13" table:formula="of:=IF(OR(NOT(ISNUMBER([.B26]));NOT(ISNUMBER([.C26])));0;SQRT(([.B26]-[.$B$2])^2+([.C26]-[.$C$2])^2))" office:value-type="float" office:value="0" calcext:value-type="float">
            <text:p>0</text:p>
          </table:table-cell>
          <table:table-cell table:style-name="ce13" table:formula="of:=IF([.E26]=0;0;DEGREES(ATAN2(([.B26]-[.$B$2]);([.C26]-[.$C$2]))))" office:value-type="float" office:value="0" calcext:value-type="float">
            <text:p>0</text:p>
          </table:table-cell>
          <table:table-cell table:style-name="ce14" table:formula="of:=COM.MICROSOFT.IFS([.E26]=0;&quot;&quot;;[.F26]=0;&quot;E&quot;;[.F26]=90;&quot;N&quot;; [.F26]=-90;&quot;S&quot;;[.F26]=-180;&quot;W&quot;; AND([.F26]&gt;0;[.F26]&lt;90);&quot;NE&quot;;AND([.F26]&gt;90;[.F26]&lt;180);&quot;NW&quot;;AND([.F26]&lt;0; [.F26]&gt;-90);&quot;SE&quot;; AND([.F26]&lt;-90;[.F26]&gt;-180);&quot;SW&quot;; 1; &quot;?&quot;)">
            <text:p/>
          </table:table-cell>
          <table:table-cell table:number-columns-repeated="1017"/>
        </table:table-row>
        <table:table-row table:style-name="ro1">
          <table:table-cell table:number-columns-repeated="4"/>
          <table:table-cell table:style-name="ce13" table:formula="of:=IF(OR(NOT(ISNUMBER([.B27]));NOT(ISNUMBER([.C27])));0;SQRT(([.B27]-[.$B$2])^2+([.C27]-[.$C$2])^2))" office:value-type="float" office:value="0" calcext:value-type="float">
            <text:p>0</text:p>
          </table:table-cell>
          <table:table-cell table:style-name="ce13" table:formula="of:=IF([.E27]=0;0;DEGREES(ATAN2(([.B27]-[.$B$2]);([.C27]-[.$C$2]))))" office:value-type="float" office:value="0" calcext:value-type="float">
            <text:p>0</text:p>
          </table:table-cell>
          <table:table-cell table:style-name="ce14" table:formula="of:=COM.MICROSOFT.IFS([.E27]=0;&quot;&quot;;[.F27]=0;&quot;E&quot;;[.F27]=90;&quot;N&quot;; [.F27]=-90;&quot;S&quot;;[.F27]=-180;&quot;W&quot;; AND([.F27]&gt;0;[.F27]&lt;90);&quot;NE&quot;;AND([.F27]&gt;90;[.F27]&lt;180);&quot;NW&quot;;AND([.F27]&lt;0; [.F27]&gt;-90);&quot;SE&quot;; AND([.F27]&lt;-90;[.F27]&gt;-180);&quot;SW&quot;; 1; &quot;?&quot;)">
            <text:p/>
          </table:table-cell>
          <table:table-cell table:number-columns-repeated="1017"/>
        </table:table-row>
        <table:table-row table:style-name="ro1">
          <table:table-cell table:number-columns-repeated="4"/>
          <table:table-cell table:style-name="ce13" table:formula="of:=IF(OR(NOT(ISNUMBER([.B28]));NOT(ISNUMBER([.C28])));0;SQRT(([.B28]-[.$B$2])^2+([.C28]-[.$C$2])^2))" office:value-type="float" office:value="0" calcext:value-type="float">
            <text:p>0</text:p>
          </table:table-cell>
          <table:table-cell table:style-name="ce13" table:formula="of:=IF([.E28]=0;0;DEGREES(ATAN2(([.B28]-[.$B$2]);([.C28]-[.$C$2]))))" office:value-type="float" office:value="0" calcext:value-type="float">
            <text:p>0</text:p>
          </table:table-cell>
          <table:table-cell table:style-name="ce14" table:formula="of:=COM.MICROSOFT.IFS([.E28]=0;&quot;&quot;;[.F28]=0;&quot;E&quot;;[.F28]=90;&quot;N&quot;; [.F28]=-90;&quot;S&quot;;[.F28]=-180;&quot;W&quot;; AND([.F28]&gt;0;[.F28]&lt;90);&quot;NE&quot;;AND([.F28]&gt;90;[.F28]&lt;180);&quot;NW&quot;;AND([.F28]&lt;0; [.F28]&gt;-90);&quot;SE&quot;; AND([.F28]&lt;-90;[.F28]&gt;-180);&quot;SW&quot;; 1; &quot;?&quot;)">
            <text:p/>
          </table:table-cell>
          <table:table-cell table:number-columns-repeated="1017"/>
        </table:table-row>
        <table:table-row table:style-name="ro1">
          <table:table-cell table:number-columns-repeated="4"/>
          <table:table-cell table:style-name="ce13" table:formula="of:=IF(OR(NOT(ISNUMBER([.B29]));NOT(ISNUMBER([.C29])));0;SQRT(([.B29]-[.$B$2])^2+([.C29]-[.$C$2])^2))" office:value-type="float" office:value="0" calcext:value-type="float">
            <text:p>0</text:p>
          </table:table-cell>
          <table:table-cell table:style-name="ce13" table:formula="of:=IF([.E29]=0;0;DEGREES(ATAN2(([.B29]-[.$B$2]);([.C29]-[.$C$2]))))" office:value-type="float" office:value="0" calcext:value-type="float">
            <text:p>0</text:p>
          </table:table-cell>
          <table:table-cell table:style-name="ce14" table:formula="of:=COM.MICROSOFT.IFS([.E29]=0;&quot;&quot;;[.F29]=0;&quot;E&quot;;[.F29]=90;&quot;N&quot;; [.F29]=-90;&quot;S&quot;;[.F29]=-180;&quot;W&quot;; AND([.F29]&gt;0;[.F29]&lt;90);&quot;NE&quot;;AND([.F29]&gt;90;[.F29]&lt;180);&quot;NW&quot;;AND([.F29]&lt;0; [.F29]&gt;-90);&quot;SE&quot;; AND([.F29]&lt;-90;[.F29]&gt;-180);&quot;SW&quot;; 1; &quot;?&quot;)">
            <text:p/>
          </table:table-cell>
          <table:table-cell table:number-columns-repeated="1017"/>
        </table:table-row>
        <table:table-row table:style-name="ro1">
          <table:table-cell table:number-columns-repeated="4"/>
          <table:table-cell table:style-name="ce13" table:formula="of:=IF(OR(NOT(ISNUMBER([.B30]));NOT(ISNUMBER([.C30])));0;SQRT(([.B30]-[.$B$2])^2+([.C30]-[.$C$2])^2))" office:value-type="float" office:value="0" calcext:value-type="float">
            <text:p>0</text:p>
          </table:table-cell>
          <table:table-cell table:style-name="ce13" table:formula="of:=IF([.E30]=0;0;DEGREES(ATAN2(([.B30]-[.$B$2]);([.C30]-[.$C$2]))))" office:value-type="float" office:value="0" calcext:value-type="float">
            <text:p>0</text:p>
          </table:table-cell>
          <table:table-cell table:style-name="ce14" table:formula="of:=COM.MICROSOFT.IFS([.E30]=0;&quot;&quot;;[.F30]=0;&quot;E&quot;;[.F30]=90;&quot;N&quot;; [.F30]=-90;&quot;S&quot;;[.F30]=-180;&quot;W&quot;; AND([.F30]&gt;0;[.F30]&lt;90);&quot;NE&quot;;AND([.F30]&gt;90;[.F30]&lt;180);&quot;NW&quot;;AND([.F30]&lt;0; [.F30]&gt;-90);&quot;SE&quot;; AND([.F30]&lt;-90;[.F30]&gt;-180);&quot;SW&quot;; 1; &quot;?&quot;)">
            <text:p/>
          </table:table-cell>
          <table:table-cell table:number-columns-repeated="1017"/>
        </table:table-row>
        <table:table-row table:style-name="ro1">
          <table:table-cell table:number-columns-repeated="4"/>
          <table:table-cell table:style-name="ce13" table:formula="of:=IF(OR(NOT(ISNUMBER([.B31]));NOT(ISNUMBER([.C31])));0;SQRT(([.B31]-[.$B$2])^2+([.C31]-[.$C$2])^2))" office:value-type="float" office:value="0" calcext:value-type="float">
            <text:p>0</text:p>
          </table:table-cell>
          <table:table-cell table:style-name="ce13" table:formula="of:=IF([.E31]=0;0;DEGREES(ATAN2(([.B31]-[.$B$2]);([.C31]-[.$C$2]))))" office:value-type="float" office:value="0" calcext:value-type="float">
            <text:p>0</text:p>
          </table:table-cell>
          <table:table-cell table:style-name="ce14" table:formula="of:=COM.MICROSOFT.IFS([.E31]=0;&quot;&quot;;[.F31]=0;&quot;E&quot;;[.F31]=90;&quot;N&quot;; [.F31]=-90;&quot;S&quot;;[.F31]=-180;&quot;W&quot;; AND([.F31]&gt;0;[.F31]&lt;90);&quot;NE&quot;;AND([.F31]&gt;90;[.F31]&lt;180);&quot;NW&quot;;AND([.F31]&lt;0; [.F31]&gt;-90);&quot;SE&quot;; AND([.F31]&lt;-90;[.F31]&gt;-180);&quot;SW&quot;; 1; &quot;?&quot;)">
            <text:p/>
          </table:table-cell>
          <table:table-cell table:number-columns-repeated="1017"/>
        </table:table-row>
        <table:table-row table:style-name="ro1">
          <table:table-cell table:number-columns-repeated="4"/>
          <table:table-cell table:style-name="ce13" table:formula="of:=IF(OR(NOT(ISNUMBER([.B32]));NOT(ISNUMBER([.C32])));0;SQRT(([.B32]-[.$B$2])^2+([.C32]-[.$C$2])^2))" office:value-type="float" office:value="0" calcext:value-type="float">
            <text:p>0</text:p>
          </table:table-cell>
          <table:table-cell table:style-name="ce13" table:formula="of:=IF([.E32]=0;0;DEGREES(ATAN2(([.B32]-[.$B$2]);([.C32]-[.$C$2]))))" office:value-type="float" office:value="0" calcext:value-type="float">
            <text:p>0</text:p>
          </table:table-cell>
          <table:table-cell table:style-name="ce14" table:formula="of:=COM.MICROSOFT.IFS([.E32]=0;&quot;&quot;;[.F32]=0;&quot;E&quot;;[.F32]=90;&quot;N&quot;; [.F32]=-90;&quot;S&quot;;[.F32]=-180;&quot;W&quot;; AND([.F32]&gt;0;[.F32]&lt;90);&quot;NE&quot;;AND([.F32]&gt;90;[.F32]&lt;180);&quot;NW&quot;;AND([.F32]&lt;0; [.F32]&gt;-90);&quot;SE&quot;; AND([.F32]&lt;-90;[.F32]&gt;-180);&quot;SW&quot;; 1; &quot;?&quot;)">
            <text:p/>
          </table:table-cell>
          <table:table-cell table:number-columns-repeated="1017"/>
        </table:table-row>
        <table:table-row table:style-name="ro1">
          <table:table-cell table:number-columns-repeated="4"/>
          <table:table-cell table:style-name="ce13" table:formula="of:=IF(OR(NOT(ISNUMBER([.B33]));NOT(ISNUMBER([.C33])));0;SQRT(([.B33]-[.$B$2])^2+([.C33]-[.$C$2])^2))" office:value-type="float" office:value="0" calcext:value-type="float">
            <text:p>0</text:p>
          </table:table-cell>
          <table:table-cell table:style-name="ce13" table:formula="of:=IF([.E33]=0;0;DEGREES(ATAN2(([.B33]-[.$B$2]);([.C33]-[.$C$2]))))" office:value-type="float" office:value="0" calcext:value-type="float">
            <text:p>0</text:p>
          </table:table-cell>
          <table:table-cell table:style-name="ce14" table:formula="of:=COM.MICROSOFT.IFS([.E33]=0;&quot;&quot;;[.F33]=0;&quot;E&quot;;[.F33]=90;&quot;N&quot;; [.F33]=-90;&quot;S&quot;;[.F33]=-180;&quot;W&quot;; AND([.F33]&gt;0;[.F33]&lt;90);&quot;NE&quot;;AND([.F33]&gt;90;[.F33]&lt;180);&quot;NW&quot;;AND([.F33]&lt;0; [.F33]&gt;-90);&quot;SE&quot;; AND([.F33]&lt;-90;[.F33]&gt;-180);&quot;SW&quot;; 1; &quot;?&quot;)">
            <text:p/>
          </table:table-cell>
          <table:table-cell table:number-columns-repeated="1017"/>
        </table:table-row>
        <table:table-row table:style-name="ro1">
          <table:table-cell table:number-columns-repeated="4"/>
          <table:table-cell table:style-name="ce13" table:formula="of:=IF(OR(NOT(ISNUMBER([.B34]));NOT(ISNUMBER([.C34])));0;SQRT(([.B34]-[.$B$2])^2+([.C34]-[.$C$2])^2))" office:value-type="float" office:value="0" calcext:value-type="float">
            <text:p>0</text:p>
          </table:table-cell>
          <table:table-cell table:style-name="ce13" table:formula="of:=IF([.E34]=0;0;DEGREES(ATAN2(([.B34]-[.$B$2]);([.C34]-[.$C$2]))))" office:value-type="float" office:value="0" calcext:value-type="float">
            <text:p>0</text:p>
          </table:table-cell>
          <table:table-cell table:style-name="ce14" table:formula="of:=COM.MICROSOFT.IFS([.E34]=0;&quot;&quot;;[.F34]=0;&quot;E&quot;;[.F34]=90;&quot;N&quot;; [.F34]=-90;&quot;S&quot;;[.F34]=-180;&quot;W&quot;; AND([.F34]&gt;0;[.F34]&lt;90);&quot;NE&quot;;AND([.F34]&gt;90;[.F34]&lt;180);&quot;NW&quot;;AND([.F34]&lt;0; [.F34]&gt;-90);&quot;SE&quot;; AND([.F34]&lt;-90;[.F34]&gt;-180);&quot;SW&quot;; 1; &quot;?&quot;)">
            <text:p/>
          </table:table-cell>
          <table:table-cell table:number-columns-repeated="1017"/>
        </table:table-row>
        <table:table-row table:style-name="ro1">
          <table:table-cell table:number-columns-repeated="4"/>
          <table:table-cell table:style-name="ce13" table:formula="of:=IF(OR(NOT(ISNUMBER([.B35]));NOT(ISNUMBER([.C35])));0;SQRT(([.B35]-[.$B$2])^2+([.C35]-[.$C$2])^2))" office:value-type="float" office:value="0" calcext:value-type="float">
            <text:p>0</text:p>
          </table:table-cell>
          <table:table-cell table:style-name="ce13" table:formula="of:=IF([.E35]=0;0;DEGREES(ATAN2(([.B35]-[.$B$2]);([.C35]-[.$C$2]))))" office:value-type="float" office:value="0" calcext:value-type="float">
            <text:p>0</text:p>
          </table:table-cell>
          <table:table-cell table:style-name="ce14" table:formula="of:=COM.MICROSOFT.IFS([.E35]=0;&quot;&quot;;[.F35]=0;&quot;E&quot;;[.F35]=90;&quot;N&quot;; [.F35]=-90;&quot;S&quot;;[.F35]=-180;&quot;W&quot;; AND([.F35]&gt;0;[.F35]&lt;90);&quot;NE&quot;;AND([.F35]&gt;90;[.F35]&lt;180);&quot;NW&quot;;AND([.F35]&lt;0; [.F35]&gt;-90);&quot;SE&quot;; AND([.F35]&lt;-90;[.F35]&gt;-180);&quot;SW&quot;; 1; &quot;?&quot;)">
            <text:p/>
          </table:table-cell>
          <table:table-cell table:number-columns-repeated="1017"/>
        </table:table-row>
        <table:table-row table:style-name="ro1">
          <table:table-cell table:number-columns-repeated="4"/>
          <table:table-cell table:style-name="ce13" table:formula="of:=IF(OR(NOT(ISNUMBER([.B36]));NOT(ISNUMBER([.C36])));0;SQRT(([.B36]-[.$B$2])^2+([.C36]-[.$C$2])^2))" office:value-type="float" office:value="0" calcext:value-type="float">
            <text:p>0</text:p>
          </table:table-cell>
          <table:table-cell table:style-name="ce13" table:formula="of:=IF([.E36]=0;0;DEGREES(ATAN2(([.B36]-[.$B$2]);([.C36]-[.$C$2]))))" office:value-type="float" office:value="0" calcext:value-type="float">
            <text:p>0</text:p>
          </table:table-cell>
          <table:table-cell table:style-name="ce14" table:formula="of:=COM.MICROSOFT.IFS([.E36]=0;&quot;&quot;;[.F36]=0;&quot;E&quot;;[.F36]=90;&quot;N&quot;; [.F36]=-90;&quot;S&quot;;[.F36]=-180;&quot;W&quot;; AND([.F36]&gt;0;[.F36]&lt;90);&quot;NE&quot;;AND([.F36]&gt;90;[.F36]&lt;180);&quot;NW&quot;;AND([.F36]&lt;0; [.F36]&gt;-90);&quot;SE&quot;; AND([.F36]&lt;-90;[.F36]&gt;-180);&quot;SW&quot;; 1; &quot;?&quot;)">
            <text:p/>
          </table:table-cell>
          <table:table-cell table:number-columns-repeated="1017"/>
        </table:table-row>
        <table:table-row table:style-name="ro1">
          <table:table-cell table:number-columns-repeated="4"/>
          <table:table-cell table:style-name="ce13" table:formula="of:=IF(OR(NOT(ISNUMBER([.B37]));NOT(ISNUMBER([.C37])));0;SQRT(([.B37]-[.$B$2])^2+([.C37]-[.$C$2])^2))" office:value-type="float" office:value="0" calcext:value-type="float">
            <text:p>0</text:p>
          </table:table-cell>
          <table:table-cell table:style-name="ce13" table:formula="of:=IF([.E37]=0;0;DEGREES(ATAN2(([.B37]-[.$B$2]);([.C37]-[.$C$2]))))" office:value-type="float" office:value="0" calcext:value-type="float">
            <text:p>0</text:p>
          </table:table-cell>
          <table:table-cell table:style-name="ce14" table:formula="of:=COM.MICROSOFT.IFS([.E37]=0;&quot;&quot;;[.F37]=0;&quot;E&quot;;[.F37]=90;&quot;N&quot;; [.F37]=-90;&quot;S&quot;;[.F37]=-180;&quot;W&quot;; AND([.F37]&gt;0;[.F37]&lt;90);&quot;NE&quot;;AND([.F37]&gt;90;[.F37]&lt;180);&quot;NW&quot;;AND([.F37]&lt;0; [.F37]&gt;-90);&quot;SE&quot;; AND([.F37]&lt;-90;[.F37]&gt;-180);&quot;SW&quot;; 1; &quot;?&quot;)">
            <text:p/>
          </table:table-cell>
          <table:table-cell table:number-columns-repeated="1017"/>
        </table:table-row>
        <table:table-row table:style-name="ro1">
          <table:table-cell table:number-columns-repeated="4"/>
          <table:table-cell table:style-name="ce13" table:formula="of:=IF(OR(NOT(ISNUMBER([.B38]));NOT(ISNUMBER([.C38])));0;SQRT(([.B38]-[.$B$2])^2+([.C38]-[.$C$2])^2))" office:value-type="float" office:value="0" calcext:value-type="float">
            <text:p>0</text:p>
          </table:table-cell>
          <table:table-cell table:style-name="ce13" table:formula="of:=IF([.E38]=0;0;DEGREES(ATAN2(([.B38]-[.$B$2]);([.C38]-[.$C$2]))))" office:value-type="float" office:value="0" calcext:value-type="float">
            <text:p>0</text:p>
          </table:table-cell>
          <table:table-cell table:style-name="ce14" table:formula="of:=COM.MICROSOFT.IFS([.E38]=0;&quot;&quot;;[.F38]=0;&quot;E&quot;;[.F38]=90;&quot;N&quot;; [.F38]=-90;&quot;S&quot;;[.F38]=-180;&quot;W&quot;; AND([.F38]&gt;0;[.F38]&lt;90);&quot;NE&quot;;AND([.F38]&gt;90;[.F38]&lt;180);&quot;NW&quot;;AND([.F38]&lt;0; [.F38]&gt;-90);&quot;SE&quot;; AND([.F38]&lt;-90;[.F38]&gt;-180);&quot;SW&quot;; 1; &quot;?&quot;)">
            <text:p/>
          </table:table-cell>
          <table:table-cell table:number-columns-repeated="1017"/>
        </table:table-row>
        <table:table-row table:style-name="ro1">
          <table:table-cell table:number-columns-repeated="4"/>
          <table:table-cell table:style-name="ce13" table:formula="of:=IF(OR(NOT(ISNUMBER([.B39]));NOT(ISNUMBER([.C39])));0;SQRT(([.B39]-[.$B$2])^2+([.C39]-[.$C$2])^2))" office:value-type="float" office:value="0" calcext:value-type="float">
            <text:p>0</text:p>
          </table:table-cell>
          <table:table-cell table:style-name="ce13" table:formula="of:=IF([.E39]=0;0;DEGREES(ATAN2(([.B39]-[.$B$2]);([.C39]-[.$C$2]))))" office:value-type="float" office:value="0" calcext:value-type="float">
            <text:p>0</text:p>
          </table:table-cell>
          <table:table-cell table:style-name="ce14" table:formula="of:=COM.MICROSOFT.IFS([.E39]=0;&quot;&quot;;[.F39]=0;&quot;E&quot;;[.F39]=90;&quot;N&quot;; [.F39]=-90;&quot;S&quot;;[.F39]=-180;&quot;W&quot;; AND([.F39]&gt;0;[.F39]&lt;90);&quot;NE&quot;;AND([.F39]&gt;90;[.F39]&lt;180);&quot;NW&quot;;AND([.F39]&lt;0; [.F39]&gt;-90);&quot;SE&quot;; AND([.F39]&lt;-90;[.F39]&gt;-180);&quot;SW&quot;; 1; &quot;?&quot;)">
            <text:p/>
          </table:table-cell>
          <table:table-cell table:number-columns-repeated="1017"/>
        </table:table-row>
        <table:table-row table:style-name="ro1">
          <table:table-cell table:number-columns-repeated="4"/>
          <table:table-cell table:style-name="ce13" table:formula="of:=IF(OR(NOT(ISNUMBER([.B40]));NOT(ISNUMBER([.C40])));0;SQRT(([.B40]-[.$B$2])^2+([.C40]-[.$C$2])^2))" office:value-type="float" office:value="0" calcext:value-type="float">
            <text:p>0</text:p>
          </table:table-cell>
          <table:table-cell table:style-name="ce13" table:formula="of:=IF([.E40]=0;0;DEGREES(ATAN2(([.B40]-[.$B$2]);([.C40]-[.$C$2]))))" office:value-type="float" office:value="0" calcext:value-type="float">
            <text:p>0</text:p>
          </table:table-cell>
          <table:table-cell table:style-name="ce14" table:formula="of:=COM.MICROSOFT.IFS([.E40]=0;&quot;&quot;;[.F40]=0;&quot;E&quot;;[.F40]=90;&quot;N&quot;; [.F40]=-90;&quot;S&quot;;[.F40]=-180;&quot;W&quot;; AND([.F40]&gt;0;[.F40]&lt;90);&quot;NE&quot;;AND([.F40]&gt;90;[.F40]&lt;180);&quot;NW&quot;;AND([.F40]&lt;0; [.F40]&gt;-90);&quot;SE&quot;; AND([.F40]&lt;-90;[.F40]&gt;-180);&quot;SW&quot;; 1; &quot;?&quot;)">
            <text:p/>
          </table:table-cell>
          <table:table-cell table:number-columns-repeated="1017"/>
        </table:table-row>
        <table:table-row table:style-name="ro1">
          <table:table-cell table:number-columns-repeated="4"/>
          <table:table-cell table:style-name="ce13" table:formula="of:=IF(OR(NOT(ISNUMBER([.B41]));NOT(ISNUMBER([.C41])));0;SQRT(([.B41]-[.$B$2])^2+([.C41]-[.$C$2])^2))" office:value-type="float" office:value="0" calcext:value-type="float">
            <text:p>0</text:p>
          </table:table-cell>
          <table:table-cell table:style-name="ce13" table:formula="of:=IF([.E41]=0;0;DEGREES(ATAN2(([.B41]-[.$B$2]);([.C41]-[.$C$2]))))" office:value-type="float" office:value="0" calcext:value-type="float">
            <text:p>0</text:p>
          </table:table-cell>
          <table:table-cell table:style-name="ce14" table:formula="of:=COM.MICROSOFT.IFS([.E41]=0;&quot;&quot;;[.F41]=0;&quot;E&quot;;[.F41]=90;&quot;N&quot;; [.F41]=-90;&quot;S&quot;;[.F41]=-180;&quot;W&quot;; AND([.F41]&gt;0;[.F41]&lt;90);&quot;NE&quot;;AND([.F41]&gt;90;[.F41]&lt;180);&quot;NW&quot;;AND([.F41]&lt;0; [.F41]&gt;-90);&quot;SE&quot;; AND([.F41]&lt;-90;[.F41]&gt;-180);&quot;SW&quot;; 1; &quot;?&quot;)">
            <text:p/>
          </table:table-cell>
          <table:table-cell table:number-columns-repeated="1017"/>
        </table:table-row>
        <table:table-row table:style-name="ro1">
          <table:table-cell table:number-columns-repeated="4"/>
          <table:table-cell table:style-name="ce13" table:formula="of:=IF(OR(NOT(ISNUMBER([.B42]));NOT(ISNUMBER([.C42])));0;SQRT(([.B42]-[.$B$2])^2+([.C42]-[.$C$2])^2))" office:value-type="float" office:value="0" calcext:value-type="float">
            <text:p>0</text:p>
          </table:table-cell>
          <table:table-cell table:style-name="ce13" table:formula="of:=IF([.E42]=0;0;DEGREES(ATAN2(([.B42]-[.$B$2]);([.C42]-[.$C$2]))))" office:value-type="float" office:value="0" calcext:value-type="float">
            <text:p>0</text:p>
          </table:table-cell>
          <table:table-cell table:style-name="ce14" table:formula="of:=COM.MICROSOFT.IFS([.E42]=0;&quot;&quot;;[.F42]=0;&quot;E&quot;;[.F42]=90;&quot;N&quot;; [.F42]=-90;&quot;S&quot;;[.F42]=-180;&quot;W&quot;; AND([.F42]&gt;0;[.F42]&lt;90);&quot;NE&quot;;AND([.F42]&gt;90;[.F42]&lt;180);&quot;NW&quot;;AND([.F42]&lt;0; [.F42]&gt;-90);&quot;SE&quot;; AND([.F42]&lt;-90;[.F42]&gt;-180);&quot;SW&quot;; 1; &quot;?&quot;)">
            <text:p/>
          </table:table-cell>
          <table:table-cell table:number-columns-repeated="1017"/>
        </table:table-row>
        <table:table-row table:style-name="ro1">
          <table:table-cell table:number-columns-repeated="4"/>
          <table:table-cell table:style-name="ce13" table:formula="of:=IF(OR(NOT(ISNUMBER([.B43]));NOT(ISNUMBER([.C43])));0;SQRT(([.B43]-[.$B$2])^2+([.C43]-[.$C$2])^2))" office:value-type="float" office:value="0" calcext:value-type="float">
            <text:p>0</text:p>
          </table:table-cell>
          <table:table-cell table:style-name="ce13" table:formula="of:=IF([.E43]=0;0;DEGREES(ATAN2(([.B43]-[.$B$2]);([.C43]-[.$C$2]))))" office:value-type="float" office:value="0" calcext:value-type="float">
            <text:p>0</text:p>
          </table:table-cell>
          <table:table-cell table:style-name="ce14" table:formula="of:=COM.MICROSOFT.IFS([.E43]=0;&quot;&quot;;[.F43]=0;&quot;E&quot;;[.F43]=90;&quot;N&quot;; [.F43]=-90;&quot;S&quot;;[.F43]=-180;&quot;W&quot;; AND([.F43]&gt;0;[.F43]&lt;90);&quot;NE&quot;;AND([.F43]&gt;90;[.F43]&lt;180);&quot;NW&quot;;AND([.F43]&lt;0; [.F43]&gt;-90);&quot;SE&quot;; AND([.F43]&lt;-90;[.F43]&gt;-180);&quot;SW&quot;; 1; &quot;?&quot;)">
            <text:p/>
          </table:table-cell>
          <table:table-cell table:number-columns-repeated="1017"/>
        </table:table-row>
        <table:table-row table:style-name="ro1">
          <table:table-cell table:number-columns-repeated="4"/>
          <table:table-cell table:style-name="ce13" table:formula="of:=IF(OR(NOT(ISNUMBER([.B44]));NOT(ISNUMBER([.C44])));0;SQRT(([.B44]-[.$B$2])^2+([.C44]-[.$C$2])^2))" office:value-type="float" office:value="0" calcext:value-type="float">
            <text:p>0</text:p>
          </table:table-cell>
          <table:table-cell table:style-name="ce13" table:formula="of:=IF([.E44]=0;0;DEGREES(ATAN2(([.B44]-[.$B$2]);([.C44]-[.$C$2]))))" office:value-type="float" office:value="0" calcext:value-type="float">
            <text:p>0</text:p>
          </table:table-cell>
          <table:table-cell table:style-name="ce14" table:formula="of:=COM.MICROSOFT.IFS([.E44]=0;&quot;&quot;;[.F44]=0;&quot;E&quot;;[.F44]=90;&quot;N&quot;; [.F44]=-90;&quot;S&quot;;[.F44]=-180;&quot;W&quot;; AND([.F44]&gt;0;[.F44]&lt;90);&quot;NE&quot;;AND([.F44]&gt;90;[.F44]&lt;180);&quot;NW&quot;;AND([.F44]&lt;0; [.F44]&gt;-90);&quot;SE&quot;; AND([.F44]&lt;-90;[.F44]&gt;-180);&quot;SW&quot;; 1; &quot;?&quot;)">
            <text:p/>
          </table:table-cell>
          <table:table-cell table:number-columns-repeated="1017"/>
        </table:table-row>
        <table:table-row table:style-name="ro1">
          <table:table-cell table:number-columns-repeated="4"/>
          <table:table-cell table:style-name="ce13" table:formula="of:=IF(OR(NOT(ISNUMBER([.B45]));NOT(ISNUMBER([.C45])));0;SQRT(([.B45]-[.$B$2])^2+([.C45]-[.$C$2])^2))" office:value-type="float" office:value="0" calcext:value-type="float">
            <text:p>0</text:p>
          </table:table-cell>
          <table:table-cell table:style-name="ce13" table:formula="of:=IF([.E45]=0;0;DEGREES(ATAN2(([.B45]-[.$B$2]);([.C45]-[.$C$2]))))" office:value-type="float" office:value="0" calcext:value-type="float">
            <text:p>0</text:p>
          </table:table-cell>
          <table:table-cell table:style-name="ce14" table:formula="of:=COM.MICROSOFT.IFS([.E45]=0;&quot;&quot;;[.F45]=0;&quot;E&quot;;[.F45]=90;&quot;N&quot;; [.F45]=-90;&quot;S&quot;;[.F45]=-180;&quot;W&quot;; AND([.F45]&gt;0;[.F45]&lt;90);&quot;NE&quot;;AND([.F45]&gt;90;[.F45]&lt;180);&quot;NW&quot;;AND([.F45]&lt;0; [.F45]&gt;-90);&quot;SE&quot;; AND([.F45]&lt;-90;[.F45]&gt;-180);&quot;SW&quot;; 1; &quot;?&quot;)">
            <text:p/>
          </table:table-cell>
          <table:table-cell table:number-columns-repeated="1017"/>
        </table:table-row>
        <table:table-row table:style-name="ro1">
          <table:table-cell table:number-columns-repeated="4"/>
          <table:table-cell table:style-name="ce13" table:formula="of:=IF(OR(NOT(ISNUMBER([.B46]));NOT(ISNUMBER([.C46])));0;SQRT(([.B46]-[.$B$2])^2+([.C46]-[.$C$2])^2))" office:value-type="float" office:value="0" calcext:value-type="float">
            <text:p>0</text:p>
          </table:table-cell>
          <table:table-cell table:style-name="ce13" table:formula="of:=IF([.E46]=0;0;DEGREES(ATAN2(([.B46]-[.$B$2]);([.C46]-[.$C$2]))))" office:value-type="float" office:value="0" calcext:value-type="float">
            <text:p>0</text:p>
          </table:table-cell>
          <table:table-cell table:style-name="ce14" table:formula="of:=COM.MICROSOFT.IFS([.E46]=0;&quot;&quot;;[.F46]=0;&quot;E&quot;;[.F46]=90;&quot;N&quot;; [.F46]=-90;&quot;S&quot;;[.F46]=-180;&quot;W&quot;; AND([.F46]&gt;0;[.F46]&lt;90);&quot;NE&quot;;AND([.F46]&gt;90;[.F46]&lt;180);&quot;NW&quot;;AND([.F46]&lt;0; [.F46]&gt;-90);&quot;SE&quot;; AND([.F46]&lt;-90;[.F46]&gt;-180);&quot;SW&quot;; 1; &quot;?&quot;)">
            <text:p/>
          </table:table-cell>
          <table:table-cell table:number-columns-repeated="1017"/>
        </table:table-row>
        <table:table-row table:style-name="ro1">
          <table:table-cell table:number-columns-repeated="4"/>
          <table:table-cell table:style-name="ce13" table:formula="of:=IF(OR(NOT(ISNUMBER([.B47]));NOT(ISNUMBER([.C47])));0;SQRT(([.B47]-[.$B$2])^2+([.C47]-[.$C$2])^2))" office:value-type="float" office:value="0" calcext:value-type="float">
            <text:p>0</text:p>
          </table:table-cell>
          <table:table-cell table:style-name="ce13" table:formula="of:=IF([.E47]=0;0;DEGREES(ATAN2(([.B47]-[.$B$2]);([.C47]-[.$C$2]))))" office:value-type="float" office:value="0" calcext:value-type="float">
            <text:p>0</text:p>
          </table:table-cell>
          <table:table-cell table:style-name="ce14" table:formula="of:=COM.MICROSOFT.IFS([.E47]=0;&quot;&quot;;[.F47]=0;&quot;E&quot;;[.F47]=90;&quot;N&quot;; [.F47]=-90;&quot;S&quot;;[.F47]=-180;&quot;W&quot;; AND([.F47]&gt;0;[.F47]&lt;90);&quot;NE&quot;;AND([.F47]&gt;90;[.F47]&lt;180);&quot;NW&quot;;AND([.F47]&lt;0; [.F47]&gt;-90);&quot;SE&quot;; AND([.F47]&lt;-90;[.F47]&gt;-180);&quot;SW&quot;; 1; &quot;?&quot;)">
            <text:p/>
          </table:table-cell>
          <table:table-cell table:number-columns-repeated="1017"/>
        </table:table-row>
        <table:table-row table:style-name="ro1">
          <table:table-cell table:number-columns-repeated="4"/>
          <table:table-cell table:style-name="ce13" table:formula="of:=IF(OR(NOT(ISNUMBER([.B48]));NOT(ISNUMBER([.C48])));0;SQRT(([.B48]-[.$B$2])^2+([.C48]-[.$C$2])^2))" office:value-type="float" office:value="0" calcext:value-type="float">
            <text:p>0</text:p>
          </table:table-cell>
          <table:table-cell table:style-name="ce13" table:formula="of:=IF([.E48]=0;0;DEGREES(ATAN2(([.B48]-[.$B$2]);([.C48]-[.$C$2]))))" office:value-type="float" office:value="0" calcext:value-type="float">
            <text:p>0</text:p>
          </table:table-cell>
          <table:table-cell table:style-name="ce14" table:formula="of:=COM.MICROSOFT.IFS([.E48]=0;&quot;&quot;;[.F48]=0;&quot;E&quot;;[.F48]=90;&quot;N&quot;; [.F48]=-90;&quot;S&quot;;[.F48]=-180;&quot;W&quot;; AND([.F48]&gt;0;[.F48]&lt;90);&quot;NE&quot;;AND([.F48]&gt;90;[.F48]&lt;180);&quot;NW&quot;;AND([.F48]&lt;0; [.F48]&gt;-90);&quot;SE&quot;; AND([.F48]&lt;-90;[.F48]&gt;-180);&quot;SW&quot;; 1; &quot;?&quot;)">
            <text:p/>
          </table:table-cell>
          <table:table-cell table:number-columns-repeated="1017"/>
        </table:table-row>
        <table:table-row table:style-name="ro1">
          <table:table-cell table:number-columns-repeated="4"/>
          <table:table-cell table:style-name="ce13" table:formula="of:=IF(OR(NOT(ISNUMBER([.B49]));NOT(ISNUMBER([.C49])));0;SQRT(([.B49]-[.$B$2])^2+([.C49]-[.$C$2])^2))" office:value-type="float" office:value="0" calcext:value-type="float">
            <text:p>0</text:p>
          </table:table-cell>
          <table:table-cell table:style-name="ce13" table:formula="of:=IF([.E49]=0;0;DEGREES(ATAN2(([.B49]-[.$B$2]);([.C49]-[.$C$2]))))" office:value-type="float" office:value="0" calcext:value-type="float">
            <text:p>0</text:p>
          </table:table-cell>
          <table:table-cell table:style-name="ce14" table:formula="of:=COM.MICROSOFT.IFS([.E49]=0;&quot;&quot;;[.F49]=0;&quot;E&quot;;[.F49]=90;&quot;N&quot;; [.F49]=-90;&quot;S&quot;;[.F49]=-180;&quot;W&quot;; AND([.F49]&gt;0;[.F49]&lt;90);&quot;NE&quot;;AND([.F49]&gt;90;[.F49]&lt;180);&quot;NW&quot;;AND([.F49]&lt;0; [.F49]&gt;-90);&quot;SE&quot;; AND([.F49]&lt;-90;[.F49]&gt;-180);&quot;SW&quot;; 1; &quot;?&quot;)">
            <text:p/>
          </table:table-cell>
          <table:table-cell table:number-columns-repeated="1017"/>
        </table:table-row>
        <table:table-row table:style-name="ro1">
          <table:table-cell table:number-columns-repeated="4"/>
          <table:table-cell table:style-name="ce13" table:formula="of:=IF(OR(NOT(ISNUMBER([.B50]));NOT(ISNUMBER([.C50])));0;SQRT(([.B50]-[.$B$2])^2+([.C50]-[.$C$2])^2))" office:value-type="float" office:value="0" calcext:value-type="float">
            <text:p>0</text:p>
          </table:table-cell>
          <table:table-cell table:style-name="ce13" table:formula="of:=IF([.E50]=0;0;DEGREES(ATAN2(([.B50]-[.$B$2]);([.C50]-[.$C$2]))))" office:value-type="float" office:value="0" calcext:value-type="float">
            <text:p>0</text:p>
          </table:table-cell>
          <table:table-cell table:style-name="ce14" table:formula="of:=COM.MICROSOFT.IFS([.E50]=0;&quot;&quot;;[.F50]=0;&quot;E&quot;;[.F50]=90;&quot;N&quot;; [.F50]=-90;&quot;S&quot;;[.F50]=-180;&quot;W&quot;; AND([.F50]&gt;0;[.F50]&lt;90);&quot;NE&quot;;AND([.F50]&gt;90;[.F50]&lt;180);&quot;NW&quot;;AND([.F50]&lt;0; [.F50]&gt;-90);&quot;SE&quot;; AND([.F50]&lt;-90;[.F50]&gt;-180);&quot;SW&quot;; 1; &quot;?&quot;)">
            <text:p/>
          </table:table-cell>
          <table:table-cell table:number-columns-repeated="1017"/>
        </table:table-row>
        <table:table-row table:style-name="ro1">
          <table:table-cell table:number-columns-repeated="4"/>
          <table:table-cell table:style-name="ce13" table:formula="of:=IF(OR(NOT(ISNUMBER([.B51]));NOT(ISNUMBER([.C51])));0;SQRT(([.B51]-[.$B$2])^2+([.C51]-[.$C$2])^2))" office:value-type="float" office:value="0" calcext:value-type="float">
            <text:p>0</text:p>
          </table:table-cell>
          <table:table-cell table:style-name="ce13" table:formula="of:=IF([.E51]=0;0;DEGREES(ATAN2(([.B51]-[.$B$2]);([.C51]-[.$C$2]))))" office:value-type="float" office:value="0" calcext:value-type="float">
            <text:p>0</text:p>
          </table:table-cell>
          <table:table-cell table:style-name="ce14" table:formula="of:=COM.MICROSOFT.IFS([.E51]=0;&quot;&quot;;[.F51]=0;&quot;E&quot;;[.F51]=90;&quot;N&quot;; [.F51]=-90;&quot;S&quot;;[.F51]=-180;&quot;W&quot;; AND([.F51]&gt;0;[.F51]&lt;90);&quot;NE&quot;;AND([.F51]&gt;90;[.F51]&lt;180);&quot;NW&quot;;AND([.F51]&lt;0; [.F51]&gt;-90);&quot;SE&quot;; AND([.F51]&lt;-90;[.F51]&gt;-180);&quot;SW&quot;; 1; &quot;?&quot;)">
            <text:p/>
          </table:table-cell>
          <table:table-cell table:number-columns-repeated="1017"/>
        </table:table-row>
        <table:table-row table:style-name="ro1">
          <table:table-cell table:number-columns-repeated="4"/>
          <table:table-cell table:style-name="ce13" table:formula="of:=IF(OR(NOT(ISNUMBER([.B52]));NOT(ISNUMBER([.C52])));0;SQRT(([.B52]-[.$B$2])^2+([.C52]-[.$C$2])^2))" office:value-type="float" office:value="0" calcext:value-type="float">
            <text:p>0</text:p>
          </table:table-cell>
          <table:table-cell table:style-name="ce13" table:formula="of:=IF([.E52]=0;0;DEGREES(ATAN2(([.B52]-[.$B$2]);([.C52]-[.$C$2]))))" office:value-type="float" office:value="0" calcext:value-type="float">
            <text:p>0</text:p>
          </table:table-cell>
          <table:table-cell table:style-name="ce14" table:formula="of:=COM.MICROSOFT.IFS([.E52]=0;&quot;&quot;;[.F52]=0;&quot;E&quot;;[.F52]=90;&quot;N&quot;; [.F52]=-90;&quot;S&quot;;[.F52]=-180;&quot;W&quot;; AND([.F52]&gt;0;[.F52]&lt;90);&quot;NE&quot;;AND([.F52]&gt;90;[.F52]&lt;180);&quot;NW&quot;;AND([.F52]&lt;0; [.F52]&gt;-90);&quot;SE&quot;; AND([.F52]&lt;-90;[.F52]&gt;-180);&quot;SW&quot;; 1; &quot;?&quot;)">
            <text:p/>
          </table:table-cell>
          <table:table-cell table:number-columns-repeated="1017"/>
        </table:table-row>
        <table:table-row table:style-name="ro1">
          <table:table-cell table:number-columns-repeated="4"/>
          <table:table-cell table:style-name="ce13" table:formula="of:=IF(OR(NOT(ISNUMBER([.B53]));NOT(ISNUMBER([.C53])));0;SQRT(([.B53]-[.$B$2])^2+([.C53]-[.$C$2])^2))" office:value-type="float" office:value="0" calcext:value-type="float">
            <text:p>0</text:p>
          </table:table-cell>
          <table:table-cell table:style-name="ce13" table:formula="of:=IF([.E53]=0;0;DEGREES(ATAN2(([.B53]-[.$B$2]);([.C53]-[.$C$2]))))" office:value-type="float" office:value="0" calcext:value-type="float">
            <text:p>0</text:p>
          </table:table-cell>
          <table:table-cell table:style-name="ce14" table:formula="of:=COM.MICROSOFT.IFS([.E53]=0;&quot;&quot;;[.F53]=0;&quot;E&quot;;[.F53]=90;&quot;N&quot;; [.F53]=-90;&quot;S&quot;;[.F53]=-180;&quot;W&quot;; AND([.F53]&gt;0;[.F53]&lt;90);&quot;NE&quot;;AND([.F53]&gt;90;[.F53]&lt;180);&quot;NW&quot;;AND([.F53]&lt;0; [.F53]&gt;-90);&quot;SE&quot;; AND([.F53]&lt;-90;[.F53]&gt;-180);&quot;SW&quot;; 1; &quot;?&quot;)">
            <text:p/>
          </table:table-cell>
          <table:table-cell table:number-columns-repeated="1017"/>
        </table:table-row>
        <table:table-row table:style-name="ro1">
          <table:table-cell table:number-columns-repeated="4"/>
          <table:table-cell table:style-name="ce13" table:formula="of:=IF(OR(NOT(ISNUMBER([.B54]));NOT(ISNUMBER([.C54])));0;SQRT(([.B54]-[.$B$2])^2+([.C54]-[.$C$2])^2))" office:value-type="float" office:value="0" calcext:value-type="float">
            <text:p>0</text:p>
          </table:table-cell>
          <table:table-cell table:style-name="ce13" table:formula="of:=IF([.E54]=0;0;DEGREES(ATAN2(([.B54]-[.$B$2]);([.C54]-[.$C$2]))))" office:value-type="float" office:value="0" calcext:value-type="float">
            <text:p>0</text:p>
          </table:table-cell>
          <table:table-cell table:style-name="ce14" table:formula="of:=COM.MICROSOFT.IFS([.E54]=0;&quot;&quot;;[.F54]=0;&quot;E&quot;;[.F54]=90;&quot;N&quot;; [.F54]=-90;&quot;S&quot;;[.F54]=-180;&quot;W&quot;; AND([.F54]&gt;0;[.F54]&lt;90);&quot;NE&quot;;AND([.F54]&gt;90;[.F54]&lt;180);&quot;NW&quot;;AND([.F54]&lt;0; [.F54]&gt;-90);&quot;SE&quot;; AND([.F54]&lt;-90;[.F54]&gt;-180);&quot;SW&quot;; 1; &quot;?&quot;)">
            <text:p/>
          </table:table-cell>
          <table:table-cell table:number-columns-repeated="1017"/>
        </table:table-row>
        <table:table-row table:style-name="ro1">
          <table:table-cell table:number-columns-repeated="4"/>
          <table:table-cell table:style-name="ce13" table:formula="of:=IF(OR(NOT(ISNUMBER([.B55]));NOT(ISNUMBER([.C55])));0;SQRT(([.B55]-[.$B$2])^2+([.C55]-[.$C$2])^2))" office:value-type="float" office:value="0" calcext:value-type="float">
            <text:p>0</text:p>
          </table:table-cell>
          <table:table-cell table:style-name="ce13" table:formula="of:=IF([.E55]=0;0;DEGREES(ATAN2(([.B55]-[.$B$2]);([.C55]-[.$C$2]))))" office:value-type="float" office:value="0" calcext:value-type="float">
            <text:p>0</text:p>
          </table:table-cell>
          <table:table-cell table:style-name="ce14" table:formula="of:=COM.MICROSOFT.IFS([.E55]=0;&quot;&quot;;[.F55]=0;&quot;E&quot;;[.F55]=90;&quot;N&quot;; [.F55]=-90;&quot;S&quot;;[.F55]=-180;&quot;W&quot;; AND([.F55]&gt;0;[.F55]&lt;90);&quot;NE&quot;;AND([.F55]&gt;90;[.F55]&lt;180);&quot;NW&quot;;AND([.F55]&lt;0; [.F55]&gt;-90);&quot;SE&quot;; AND([.F55]&lt;-90;[.F55]&gt;-180);&quot;SW&quot;; 1; &quot;?&quot;)">
            <text:p/>
          </table:table-cell>
          <table:table-cell table:number-columns-repeated="1017"/>
        </table:table-row>
        <table:table-row table:style-name="ro1">
          <table:table-cell table:number-columns-repeated="4"/>
          <table:table-cell table:style-name="ce13" table:formula="of:=IF(OR(NOT(ISNUMBER([.B56]));NOT(ISNUMBER([.C56])));0;SQRT(([.B56]-[.$B$2])^2+([.C56]-[.$C$2])^2))" office:value-type="float" office:value="0" calcext:value-type="float">
            <text:p>0</text:p>
          </table:table-cell>
          <table:table-cell table:style-name="ce13" table:formula="of:=IF([.E56]=0;0;DEGREES(ATAN2(([.B56]-[.$B$2]);([.C56]-[.$C$2]))))" office:value-type="float" office:value="0" calcext:value-type="float">
            <text:p>0</text:p>
          </table:table-cell>
          <table:table-cell table:style-name="ce14" table:formula="of:=COM.MICROSOFT.IFS([.E56]=0;&quot;&quot;;[.F56]=0;&quot;E&quot;;[.F56]=90;&quot;N&quot;; [.F56]=-90;&quot;S&quot;;[.F56]=-180;&quot;W&quot;; AND([.F56]&gt;0;[.F56]&lt;90);&quot;NE&quot;;AND([.F56]&gt;90;[.F56]&lt;180);&quot;NW&quot;;AND([.F56]&lt;0; [.F56]&gt;-90);&quot;SE&quot;; AND([.F56]&lt;-90;[.F56]&gt;-180);&quot;SW&quot;; 1; &quot;?&quot;)">
            <text:p/>
          </table:table-cell>
          <table:table-cell table:number-columns-repeated="1017"/>
        </table:table-row>
        <table:table-row table:style-name="ro1">
          <table:table-cell table:number-columns-repeated="4"/>
          <table:table-cell table:style-name="ce13" table:formula="of:=IF(OR(NOT(ISNUMBER([.B57]));NOT(ISNUMBER([.C57])));0;SQRT(([.B57]-[.$B$2])^2+([.C57]-[.$C$2])^2))" office:value-type="float" office:value="0" calcext:value-type="float">
            <text:p>0</text:p>
          </table:table-cell>
          <table:table-cell table:style-name="ce13" table:formula="of:=IF([.E57]=0;0;DEGREES(ATAN2(([.B57]-[.$B$2]);([.C57]-[.$C$2]))))" office:value-type="float" office:value="0" calcext:value-type="float">
            <text:p>0</text:p>
          </table:table-cell>
          <table:table-cell table:style-name="ce14" table:formula="of:=COM.MICROSOFT.IFS([.E57]=0;&quot;&quot;;[.F57]=0;&quot;E&quot;;[.F57]=90;&quot;N&quot;; [.F57]=-90;&quot;S&quot;;[.F57]=-180;&quot;W&quot;; AND([.F57]&gt;0;[.F57]&lt;90);&quot;NE&quot;;AND([.F57]&gt;90;[.F57]&lt;180);&quot;NW&quot;;AND([.F57]&lt;0; [.F57]&gt;-90);&quot;SE&quot;; AND([.F57]&lt;-90;[.F57]&gt;-180);&quot;SW&quot;; 1; &quot;?&quot;)">
            <text:p/>
          </table:table-cell>
          <table:table-cell table:number-columns-repeated="1017"/>
        </table:table-row>
        <table:table-row table:style-name="ro1">
          <table:table-cell table:number-columns-repeated="4"/>
          <table:table-cell table:style-name="ce13" table:formula="of:=IF(OR(NOT(ISNUMBER([.B58]));NOT(ISNUMBER([.C58])));0;SQRT(([.B58]-[.$B$2])^2+([.C58]-[.$C$2])^2))" office:value-type="float" office:value="0" calcext:value-type="float">
            <text:p>0</text:p>
          </table:table-cell>
          <table:table-cell table:style-name="ce13" table:formula="of:=IF([.E58]=0;0;DEGREES(ATAN2(([.B58]-[.$B$2]);([.C58]-[.$C$2]))))" office:value-type="float" office:value="0" calcext:value-type="float">
            <text:p>0</text:p>
          </table:table-cell>
          <table:table-cell table:style-name="ce14" table:formula="of:=COM.MICROSOFT.IFS([.E58]=0;&quot;&quot;;[.F58]=0;&quot;E&quot;;[.F58]=90;&quot;N&quot;; [.F58]=-90;&quot;S&quot;;[.F58]=-180;&quot;W&quot;; AND([.F58]&gt;0;[.F58]&lt;90);&quot;NE&quot;;AND([.F58]&gt;90;[.F58]&lt;180);&quot;NW&quot;;AND([.F58]&lt;0; [.F58]&gt;-90);&quot;SE&quot;; AND([.F58]&lt;-90;[.F58]&gt;-180);&quot;SW&quot;; 1; &quot;?&quot;)">
            <text:p/>
          </table:table-cell>
          <table:table-cell table:number-columns-repeated="1017"/>
        </table:table-row>
        <table:table-row table:style-name="ro1">
          <table:table-cell table:number-columns-repeated="4"/>
          <table:table-cell table:style-name="ce13" table:formula="of:=IF(OR(NOT(ISNUMBER([.B59]));NOT(ISNUMBER([.C59])));0;SQRT(([.B59]-[.$B$2])^2+([.C59]-[.$C$2])^2))" office:value-type="float" office:value="0" calcext:value-type="float">
            <text:p>0</text:p>
          </table:table-cell>
          <table:table-cell table:style-name="ce13" table:formula="of:=IF([.E59]=0;0;DEGREES(ATAN2(([.B59]-[.$B$2]);([.C59]-[.$C$2]))))" office:value-type="float" office:value="0" calcext:value-type="float">
            <text:p>0</text:p>
          </table:table-cell>
          <table:table-cell table:style-name="ce14" table:formula="of:=COM.MICROSOFT.IFS([.E59]=0;&quot;&quot;;[.F59]=0;&quot;E&quot;;[.F59]=90;&quot;N&quot;; [.F59]=-90;&quot;S&quot;;[.F59]=-180;&quot;W&quot;; AND([.F59]&gt;0;[.F59]&lt;90);&quot;NE&quot;;AND([.F59]&gt;90;[.F59]&lt;180);&quot;NW&quot;;AND([.F59]&lt;0; [.F59]&gt;-90);&quot;SE&quot;; AND([.F59]&lt;-90;[.F59]&gt;-180);&quot;SW&quot;; 1; &quot;?&quot;)">
            <text:p/>
          </table:table-cell>
          <table:table-cell table:number-columns-repeated="1017"/>
        </table:table-row>
        <table:table-row table:style-name="ro1">
          <table:table-cell table:number-columns-repeated="4"/>
          <table:table-cell table:style-name="ce13" table:formula="of:=IF(OR(NOT(ISNUMBER([.B60]));NOT(ISNUMBER([.C60])));0;SQRT(([.B60]-[.$B$2])^2+([.C60]-[.$C$2])^2))" office:value-type="float" office:value="0" calcext:value-type="float">
            <text:p>0</text:p>
          </table:table-cell>
          <table:table-cell table:style-name="ce13" table:formula="of:=IF([.E60]=0;0;DEGREES(ATAN2(([.B60]-[.$B$2]);([.C60]-[.$C$2]))))" office:value-type="float" office:value="0" calcext:value-type="float">
            <text:p>0</text:p>
          </table:table-cell>
          <table:table-cell table:style-name="ce14" table:formula="of:=COM.MICROSOFT.IFS([.E60]=0;&quot;&quot;;[.F60]=0;&quot;E&quot;;[.F60]=90;&quot;N&quot;; [.F60]=-90;&quot;S&quot;;[.F60]=-180;&quot;W&quot;; AND([.F60]&gt;0;[.F60]&lt;90);&quot;NE&quot;;AND([.F60]&gt;90;[.F60]&lt;180);&quot;NW&quot;;AND([.F60]&lt;0; [.F60]&gt;-90);&quot;SE&quot;; AND([.F60]&lt;-90;[.F60]&gt;-180);&quot;SW&quot;; 1; &quot;?&quot;)">
            <text:p/>
          </table:table-cell>
          <table:table-cell table:number-columns-repeated="1017"/>
        </table:table-row>
        <table:table-row table:style-name="ro1">
          <table:table-cell table:number-columns-repeated="4"/>
          <table:table-cell table:style-name="ce13" table:formula="of:=IF(OR(NOT(ISNUMBER([.B61]));NOT(ISNUMBER([.C61])));0;SQRT(([.B61]-[.$B$2])^2+([.C61]-[.$C$2])^2))" office:value-type="float" office:value="0" calcext:value-type="float">
            <text:p>0</text:p>
          </table:table-cell>
          <table:table-cell table:style-name="ce13" table:formula="of:=IF([.E61]=0;0;DEGREES(ATAN2(([.B61]-[.$B$2]);([.C61]-[.$C$2]))))" office:value-type="float" office:value="0" calcext:value-type="float">
            <text:p>0</text:p>
          </table:table-cell>
          <table:table-cell table:style-name="ce14" table:formula="of:=COM.MICROSOFT.IFS([.E61]=0;&quot;&quot;;[.F61]=0;&quot;E&quot;;[.F61]=90;&quot;N&quot;; [.F61]=-90;&quot;S&quot;;[.F61]=-180;&quot;W&quot;; AND([.F61]&gt;0;[.F61]&lt;90);&quot;NE&quot;;AND([.F61]&gt;90;[.F61]&lt;180);&quot;NW&quot;;AND([.F61]&lt;0; [.F61]&gt;-90);&quot;SE&quot;; AND([.F61]&lt;-90;[.F61]&gt;-180);&quot;SW&quot;; 1; &quot;?&quot;)">
            <text:p/>
          </table:table-cell>
          <table:table-cell table:number-columns-repeated="1017"/>
        </table:table-row>
        <table:table-row table:style-name="ro1">
          <table:table-cell table:number-columns-repeated="4"/>
          <table:table-cell table:style-name="ce13" table:formula="of:=IF(OR(NOT(ISNUMBER([.B62]));NOT(ISNUMBER([.C62])));0;SQRT(([.B62]-[.$B$2])^2+([.C62]-[.$C$2])^2))" office:value-type="float" office:value="0" calcext:value-type="float">
            <text:p>0</text:p>
          </table:table-cell>
          <table:table-cell table:style-name="ce13" table:formula="of:=IF([.E62]=0;0;DEGREES(ATAN2(([.B62]-[.$B$2]);([.C62]-[.$C$2]))))" office:value-type="float" office:value="0" calcext:value-type="float">
            <text:p>0</text:p>
          </table:table-cell>
          <table:table-cell table:style-name="ce14" table:formula="of:=COM.MICROSOFT.IFS([.E62]=0;&quot;&quot;;[.F62]=0;&quot;E&quot;;[.F62]=90;&quot;N&quot;; [.F62]=-90;&quot;S&quot;;[.F62]=-180;&quot;W&quot;; AND([.F62]&gt;0;[.F62]&lt;90);&quot;NE&quot;;AND([.F62]&gt;90;[.F62]&lt;180);&quot;NW&quot;;AND([.F62]&lt;0; [.F62]&gt;-90);&quot;SE&quot;; AND([.F62]&lt;-90;[.F62]&gt;-180);&quot;SW&quot;; 1; &quot;?&quot;)">
            <text:p/>
          </table:table-cell>
          <table:table-cell table:number-columns-repeated="1017"/>
        </table:table-row>
        <table:table-row table:style-name="ro1">
          <table:table-cell table:number-columns-repeated="4"/>
          <table:table-cell table:style-name="ce13" table:formula="of:=IF(OR(NOT(ISNUMBER([.B63]));NOT(ISNUMBER([.C63])));0;SQRT(([.B63]-[.$B$2])^2+([.C63]-[.$C$2])^2))" office:value-type="float" office:value="0" calcext:value-type="float">
            <text:p>0</text:p>
          </table:table-cell>
          <table:table-cell table:style-name="ce13" table:formula="of:=IF([.E63]=0;0;DEGREES(ATAN2(([.B63]-[.$B$2]);([.C63]-[.$C$2]))))" office:value-type="float" office:value="0" calcext:value-type="float">
            <text:p>0</text:p>
          </table:table-cell>
          <table:table-cell table:style-name="ce14" table:formula="of:=COM.MICROSOFT.IFS([.E63]=0;&quot;&quot;;[.F63]=0;&quot;E&quot;;[.F63]=90;&quot;N&quot;; [.F63]=-90;&quot;S&quot;;[.F63]=-180;&quot;W&quot;; AND([.F63]&gt;0;[.F63]&lt;90);&quot;NE&quot;;AND([.F63]&gt;90;[.F63]&lt;180);&quot;NW&quot;;AND([.F63]&lt;0; [.F63]&gt;-90);&quot;SE&quot;; AND([.F63]&lt;-90;[.F63]&gt;-180);&quot;SW&quot;; 1; &quot;?&quot;)">
            <text:p/>
          </table:table-cell>
          <table:table-cell table:number-columns-repeated="1017"/>
        </table:table-row>
        <table:table-row table:style-name="ro1">
          <table:table-cell table:number-columns-repeated="4"/>
          <table:table-cell table:style-name="ce13" table:formula="of:=IF(OR(NOT(ISNUMBER([.B64]));NOT(ISNUMBER([.C64])));0;SQRT(([.B64]-[.$B$2])^2+([.C64]-[.$C$2])^2))" office:value-type="float" office:value="0" calcext:value-type="float">
            <text:p>0</text:p>
          </table:table-cell>
          <table:table-cell table:style-name="ce13" table:formula="of:=IF([.E64]=0;0;DEGREES(ATAN2(([.B64]-[.$B$2]);([.C64]-[.$C$2]))))" office:value-type="float" office:value="0" calcext:value-type="float">
            <text:p>0</text:p>
          </table:table-cell>
          <table:table-cell table:style-name="ce14" table:formula="of:=COM.MICROSOFT.IFS([.E64]=0;&quot;&quot;;[.F64]=0;&quot;E&quot;;[.F64]=90;&quot;N&quot;; [.F64]=-90;&quot;S&quot;;[.F64]=-180;&quot;W&quot;; AND([.F64]&gt;0;[.F64]&lt;90);&quot;NE&quot;;AND([.F64]&gt;90;[.F64]&lt;180);&quot;NW&quot;;AND([.F64]&lt;0; [.F64]&gt;-90);&quot;SE&quot;; AND([.F64]&lt;-90;[.F64]&gt;-180);&quot;SW&quot;; 1; &quot;?&quot;)">
            <text:p/>
          </table:table-cell>
          <table:table-cell table:number-columns-repeated="1017"/>
        </table:table-row>
        <table:table-row table:style-name="ro1">
          <table:table-cell table:number-columns-repeated="4"/>
          <table:table-cell table:style-name="ce13" table:formula="of:=IF(OR(NOT(ISNUMBER([.B65]));NOT(ISNUMBER([.C65])));0;SQRT(([.B65]-[.$B$2])^2+([.C65]-[.$C$2])^2))" office:value-type="float" office:value="0" calcext:value-type="float">
            <text:p>0</text:p>
          </table:table-cell>
          <table:table-cell table:style-name="ce13" table:formula="of:=IF([.E65]=0;0;DEGREES(ATAN2(([.B65]-[.$B$2]);([.C65]-[.$C$2]))))" office:value-type="float" office:value="0" calcext:value-type="float">
            <text:p>0</text:p>
          </table:table-cell>
          <table:table-cell table:style-name="ce14" table:formula="of:=COM.MICROSOFT.IFS([.E65]=0;&quot;&quot;;[.F65]=0;&quot;E&quot;;[.F65]=90;&quot;N&quot;; [.F65]=-90;&quot;S&quot;;[.F65]=-180;&quot;W&quot;; AND([.F65]&gt;0;[.F65]&lt;90);&quot;NE&quot;;AND([.F65]&gt;90;[.F65]&lt;180);&quot;NW&quot;;AND([.F65]&lt;0; [.F65]&gt;-90);&quot;SE&quot;; AND([.F65]&lt;-90;[.F65]&gt;-180);&quot;SW&quot;; 1; &quot;?&quot;)">
            <text:p/>
          </table:table-cell>
          <table:table-cell table:number-columns-repeated="1017"/>
        </table:table-row>
        <table:table-row table:style-name="ro1">
          <table:table-cell table:number-columns-repeated="4"/>
          <table:table-cell table:style-name="ce13" table:formula="of:=IF(OR(NOT(ISNUMBER([.B66]));NOT(ISNUMBER([.C66])));0;SQRT(([.B66]-[.$B$2])^2+([.C66]-[.$C$2])^2))" office:value-type="float" office:value="0" calcext:value-type="float">
            <text:p>0</text:p>
          </table:table-cell>
          <table:table-cell table:style-name="ce13" table:formula="of:=IF([.E66]=0;0;DEGREES(ATAN2(([.B66]-[.$B$2]);([.C66]-[.$C$2]))))" office:value-type="float" office:value="0" calcext:value-type="float">
            <text:p>0</text:p>
          </table:table-cell>
          <table:table-cell table:style-name="ce14" table:formula="of:=COM.MICROSOFT.IFS([.E66]=0;&quot;&quot;;[.F66]=0;&quot;E&quot;;[.F66]=90;&quot;N&quot;; [.F66]=-90;&quot;S&quot;;[.F66]=-180;&quot;W&quot;; AND([.F66]&gt;0;[.F66]&lt;90);&quot;NE&quot;;AND([.F66]&gt;90;[.F66]&lt;180);&quot;NW&quot;;AND([.F66]&lt;0; [.F66]&gt;-90);&quot;SE&quot;; AND([.F66]&lt;-90;[.F66]&gt;-180);&quot;SW&quot;; 1; &quot;?&quot;)">
            <text:p/>
          </table:table-cell>
          <table:table-cell table:number-columns-repeated="1017"/>
        </table:table-row>
        <table:table-row table:style-name="ro1">
          <table:table-cell table:number-columns-repeated="4"/>
          <table:table-cell table:style-name="ce13" table:formula="of:=IF(OR(NOT(ISNUMBER([.B67]));NOT(ISNUMBER([.C67])));0;SQRT(([.B67]-[.$B$2])^2+([.C67]-[.$C$2])^2))" office:value-type="float" office:value="0" calcext:value-type="float">
            <text:p>0</text:p>
          </table:table-cell>
          <table:table-cell table:style-name="ce13" table:formula="of:=IF([.E67]=0;0;DEGREES(ATAN2(([.B67]-[.$B$2]);([.C67]-[.$C$2]))))" office:value-type="float" office:value="0" calcext:value-type="float">
            <text:p>0</text:p>
          </table:table-cell>
          <table:table-cell table:style-name="ce14" table:formula="of:=COM.MICROSOFT.IFS([.E67]=0;&quot;&quot;;[.F67]=0;&quot;E&quot;;[.F67]=90;&quot;N&quot;; [.F67]=-90;&quot;S&quot;;[.F67]=-180;&quot;W&quot;; AND([.F67]&gt;0;[.F67]&lt;90);&quot;NE&quot;;AND([.F67]&gt;90;[.F67]&lt;180);&quot;NW&quot;;AND([.F67]&lt;0; [.F67]&gt;-90);&quot;SE&quot;; AND([.F67]&lt;-90;[.F67]&gt;-180);&quot;SW&quot;; 1; &quot;?&quot;)">
            <text:p/>
          </table:table-cell>
          <table:table-cell table:number-columns-repeated="1017"/>
        </table:table-row>
        <table:table-row table:style-name="ro1">
          <table:table-cell table:number-columns-repeated="4"/>
          <table:table-cell table:style-name="ce13" table:formula="of:=IF(OR(NOT(ISNUMBER([.B68]));NOT(ISNUMBER([.C68])));0;SQRT(([.B68]-[.$B$2])^2+([.C68]-[.$C$2])^2))" office:value-type="float" office:value="0" calcext:value-type="float">
            <text:p>0</text:p>
          </table:table-cell>
          <table:table-cell table:style-name="ce13" table:formula="of:=IF([.E68]=0;0;DEGREES(ATAN2(([.B68]-[.$B$2]);([.C68]-[.$C$2]))))" office:value-type="float" office:value="0" calcext:value-type="float">
            <text:p>0</text:p>
          </table:table-cell>
          <table:table-cell table:style-name="ce14" table:formula="of:=COM.MICROSOFT.IFS([.E68]=0;&quot;&quot;;[.F68]=0;&quot;E&quot;;[.F68]=90;&quot;N&quot;; [.F68]=-90;&quot;S&quot;;[.F68]=-180;&quot;W&quot;; AND([.F68]&gt;0;[.F68]&lt;90);&quot;NE&quot;;AND([.F68]&gt;90;[.F68]&lt;180);&quot;NW&quot;;AND([.F68]&lt;0; [.F68]&gt;-90);&quot;SE&quot;; AND([.F68]&lt;-90;[.F68]&gt;-180);&quot;SW&quot;; 1; &quot;?&quot;)">
            <text:p/>
          </table:table-cell>
          <table:table-cell table:number-columns-repeated="1017"/>
        </table:table-row>
        <table:table-row table:style-name="ro1">
          <table:table-cell table:number-columns-repeated="4"/>
          <table:table-cell table:style-name="ce13" table:formula="of:=IF(OR(NOT(ISNUMBER([.B69]));NOT(ISNUMBER([.C69])));0;SQRT(([.B69]-[.$B$2])^2+([.C69]-[.$C$2])^2))" office:value-type="float" office:value="0" calcext:value-type="float">
            <text:p>0</text:p>
          </table:table-cell>
          <table:table-cell table:style-name="ce13" table:formula="of:=IF([.E69]=0;0;DEGREES(ATAN2(([.B69]-[.$B$2]);([.C69]-[.$C$2]))))" office:value-type="float" office:value="0" calcext:value-type="float">
            <text:p>0</text:p>
          </table:table-cell>
          <table:table-cell table:style-name="ce14" table:formula="of:=COM.MICROSOFT.IFS([.E69]=0;&quot;&quot;;[.F69]=0;&quot;E&quot;;[.F69]=90;&quot;N&quot;; [.F69]=-90;&quot;S&quot;;[.F69]=-180;&quot;W&quot;; AND([.F69]&gt;0;[.F69]&lt;90);&quot;NE&quot;;AND([.F69]&gt;90;[.F69]&lt;180);&quot;NW&quot;;AND([.F69]&lt;0; [.F69]&gt;-90);&quot;SE&quot;; AND([.F69]&lt;-90;[.F69]&gt;-180);&quot;SW&quot;; 1; &quot;?&quot;)">
            <text:p/>
          </table:table-cell>
          <table:table-cell table:number-columns-repeated="1017"/>
        </table:table-row>
        <table:table-row table:style-name="ro1">
          <table:table-cell table:number-columns-repeated="4"/>
          <table:table-cell table:style-name="ce13" table:formula="of:=IF(OR(NOT(ISNUMBER([.B70]));NOT(ISNUMBER([.C70])));0;SQRT(([.B70]-[.$B$2])^2+([.C70]-[.$C$2])^2))" office:value-type="float" office:value="0" calcext:value-type="float">
            <text:p>0</text:p>
          </table:table-cell>
          <table:table-cell table:style-name="ce13" table:formula="of:=IF([.E70]=0;0;DEGREES(ATAN2(([.B70]-[.$B$2]);([.C70]-[.$C$2]))))" office:value-type="float" office:value="0" calcext:value-type="float">
            <text:p>0</text:p>
          </table:table-cell>
          <table:table-cell table:style-name="ce14" table:formula="of:=COM.MICROSOFT.IFS([.E70]=0;&quot;&quot;;[.F70]=0;&quot;E&quot;;[.F70]=90;&quot;N&quot;; [.F70]=-90;&quot;S&quot;;[.F70]=-180;&quot;W&quot;; AND([.F70]&gt;0;[.F70]&lt;90);&quot;NE&quot;;AND([.F70]&gt;90;[.F70]&lt;180);&quot;NW&quot;;AND([.F70]&lt;0; [.F70]&gt;-90);&quot;SE&quot;; AND([.F70]&lt;-90;[.F70]&gt;-180);&quot;SW&quot;; 1; &quot;?&quot;)">
            <text:p/>
          </table:table-cell>
          <table:table-cell table:number-columns-repeated="1017"/>
        </table:table-row>
        <table:table-row table:style-name="ro1">
          <table:table-cell table:number-columns-repeated="4"/>
          <table:table-cell table:style-name="ce13" table:formula="of:=IF(OR(NOT(ISNUMBER([.B71]));NOT(ISNUMBER([.C71])));0;SQRT(([.B71]-[.$B$2])^2+([.C71]-[.$C$2])^2))" office:value-type="float" office:value="0" calcext:value-type="float">
            <text:p>0</text:p>
          </table:table-cell>
          <table:table-cell table:style-name="ce13" table:formula="of:=IF([.E71]=0;0;DEGREES(ATAN2(([.B71]-[.$B$2]);([.C71]-[.$C$2]))))" office:value-type="float" office:value="0" calcext:value-type="float">
            <text:p>0</text:p>
          </table:table-cell>
          <table:table-cell table:style-name="ce14" table:formula="of:=COM.MICROSOFT.IFS([.E71]=0;&quot;&quot;;[.F71]=0;&quot;E&quot;;[.F71]=90;&quot;N&quot;; [.F71]=-90;&quot;S&quot;;[.F71]=-180;&quot;W&quot;; AND([.F71]&gt;0;[.F71]&lt;90);&quot;NE&quot;;AND([.F71]&gt;90;[.F71]&lt;180);&quot;NW&quot;;AND([.F71]&lt;0; [.F71]&gt;-90);&quot;SE&quot;; AND([.F71]&lt;-90;[.F71]&gt;-180);&quot;SW&quot;; 1; &quot;?&quot;)">
            <text:p/>
          </table:table-cell>
          <table:table-cell table:number-columns-repeated="1017"/>
        </table:table-row>
        <table:table-row table:style-name="ro1">
          <table:table-cell table:number-columns-repeated="4"/>
          <table:table-cell table:style-name="ce13" table:formula="of:=IF(OR(NOT(ISNUMBER([.B72]));NOT(ISNUMBER([.C72])));0;SQRT(([.B72]-[.$B$2])^2+([.C72]-[.$C$2])^2))" office:value-type="float" office:value="0" calcext:value-type="float">
            <text:p>0</text:p>
          </table:table-cell>
          <table:table-cell table:style-name="ce13" table:formula="of:=IF([.E72]=0;0;DEGREES(ATAN2(([.B72]-[.$B$2]);([.C72]-[.$C$2]))))" office:value-type="float" office:value="0" calcext:value-type="float">
            <text:p>0</text:p>
          </table:table-cell>
          <table:table-cell table:style-name="ce14" table:formula="of:=COM.MICROSOFT.IFS([.E72]=0;&quot;&quot;;[.F72]=0;&quot;E&quot;;[.F72]=90;&quot;N&quot;; [.F72]=-90;&quot;S&quot;;[.F72]=-180;&quot;W&quot;; AND([.F72]&gt;0;[.F72]&lt;90);&quot;NE&quot;;AND([.F72]&gt;90;[.F72]&lt;180);&quot;NW&quot;;AND([.F72]&lt;0; [.F72]&gt;-90);&quot;SE&quot;; AND([.F72]&lt;-90;[.F72]&gt;-180);&quot;SW&quot;; 1; &quot;?&quot;)">
            <text:p/>
          </table:table-cell>
          <table:table-cell table:number-columns-repeated="1017"/>
        </table:table-row>
        <table:table-row table:style-name="ro1">
          <table:table-cell table:number-columns-repeated="4"/>
          <table:table-cell table:style-name="ce13" table:formula="of:=IF(OR(NOT(ISNUMBER([.B73]));NOT(ISNUMBER([.C73])));0;SQRT(([.B73]-[.$B$2])^2+([.C73]-[.$C$2])^2))" office:value-type="float" office:value="0" calcext:value-type="float">
            <text:p>0</text:p>
          </table:table-cell>
          <table:table-cell table:style-name="ce13" table:formula="of:=IF([.E73]=0;0;DEGREES(ATAN2(([.B73]-[.$B$2]);([.C73]-[.$C$2]))))" office:value-type="float" office:value="0" calcext:value-type="float">
            <text:p>0</text:p>
          </table:table-cell>
          <table:table-cell table:style-name="ce14" table:formula="of:=COM.MICROSOFT.IFS([.E73]=0;&quot;&quot;;[.F73]=0;&quot;E&quot;;[.F73]=90;&quot;N&quot;; [.F73]=-90;&quot;S&quot;;[.F73]=-180;&quot;W&quot;; AND([.F73]&gt;0;[.F73]&lt;90);&quot;NE&quot;;AND([.F73]&gt;90;[.F73]&lt;180);&quot;NW&quot;;AND([.F73]&lt;0; [.F73]&gt;-90);&quot;SE&quot;; AND([.F73]&lt;-90;[.F73]&gt;-180);&quot;SW&quot;; 1; &quot;?&quot;)">
            <text:p/>
          </table:table-cell>
          <table:table-cell table:number-columns-repeated="1017"/>
        </table:table-row>
        <table:table-row table:style-name="ro1">
          <table:table-cell table:number-columns-repeated="4"/>
          <table:table-cell table:style-name="ce13" table:formula="of:=IF(OR(NOT(ISNUMBER([.B74]));NOT(ISNUMBER([.C74])));0;SQRT(([.B74]-[.$B$2])^2+([.C74]-[.$C$2])^2))" office:value-type="float" office:value="0" calcext:value-type="float">
            <text:p>0</text:p>
          </table:table-cell>
          <table:table-cell table:style-name="ce13" table:formula="of:=IF([.E74]=0;0;DEGREES(ATAN2(([.B74]-[.$B$2]);([.C74]-[.$C$2]))))" office:value-type="float" office:value="0" calcext:value-type="float">
            <text:p>0</text:p>
          </table:table-cell>
          <table:table-cell table:style-name="ce14" table:formula="of:=COM.MICROSOFT.IFS([.E74]=0;&quot;&quot;;[.F74]=0;&quot;E&quot;;[.F74]=90;&quot;N&quot;; [.F74]=-90;&quot;S&quot;;[.F74]=-180;&quot;W&quot;; AND([.F74]&gt;0;[.F74]&lt;90);&quot;NE&quot;;AND([.F74]&gt;90;[.F74]&lt;180);&quot;NW&quot;;AND([.F74]&lt;0; [.F74]&gt;-90);&quot;SE&quot;; AND([.F74]&lt;-90;[.F74]&gt;-180);&quot;SW&quot;; 1; &quot;?&quot;)">
            <text:p/>
          </table:table-cell>
          <table:table-cell table:number-columns-repeated="1017"/>
        </table:table-row>
        <table:table-row table:style-name="ro1">
          <table:table-cell table:number-columns-repeated="4"/>
          <table:table-cell table:style-name="ce13" table:formula="of:=IF(OR(NOT(ISNUMBER([.B75]));NOT(ISNUMBER([.C75])));0;SQRT(([.B75]-[.$B$2])^2+([.C75]-[.$C$2])^2))" office:value-type="float" office:value="0" calcext:value-type="float">
            <text:p>0</text:p>
          </table:table-cell>
          <table:table-cell table:style-name="ce13" table:formula="of:=IF([.E75]=0;0;DEGREES(ATAN2(([.B75]-[.$B$2]);([.C75]-[.$C$2]))))" office:value-type="float" office:value="0" calcext:value-type="float">
            <text:p>0</text:p>
          </table:table-cell>
          <table:table-cell table:style-name="ce14" table:formula="of:=COM.MICROSOFT.IFS([.E75]=0;&quot;&quot;;[.F75]=0;&quot;E&quot;;[.F75]=90;&quot;N&quot;; [.F75]=-90;&quot;S&quot;;[.F75]=-180;&quot;W&quot;; AND([.F75]&gt;0;[.F75]&lt;90);&quot;NE&quot;;AND([.F75]&gt;90;[.F75]&lt;180);&quot;NW&quot;;AND([.F75]&lt;0; [.F75]&gt;-90);&quot;SE&quot;; AND([.F75]&lt;-90;[.F75]&gt;-180);&quot;SW&quot;; 1; &quot;?&quot;)">
            <text:p/>
          </table:table-cell>
          <table:table-cell table:number-columns-repeated="1017"/>
        </table:table-row>
        <table:table-row table:style-name="ro1">
          <table:table-cell table:number-columns-repeated="4"/>
          <table:table-cell table:style-name="ce13" table:formula="of:=IF(OR(NOT(ISNUMBER([.B76]));NOT(ISNUMBER([.C76])));0;SQRT(([.B76]-[.$B$2])^2+([.C76]-[.$C$2])^2))" office:value-type="float" office:value="0" calcext:value-type="float">
            <text:p>0</text:p>
          </table:table-cell>
          <table:table-cell table:style-name="ce13" table:formula="of:=IF([.E76]=0;0;DEGREES(ATAN2(([.B76]-[.$B$2]);([.C76]-[.$C$2]))))" office:value-type="float" office:value="0" calcext:value-type="float">
            <text:p>0</text:p>
          </table:table-cell>
          <table:table-cell table:style-name="ce14" table:formula="of:=COM.MICROSOFT.IFS([.E76]=0;&quot;&quot;;[.F76]=0;&quot;E&quot;;[.F76]=90;&quot;N&quot;; [.F76]=-90;&quot;S&quot;;[.F76]=-180;&quot;W&quot;; AND([.F76]&gt;0;[.F76]&lt;90);&quot;NE&quot;;AND([.F76]&gt;90;[.F76]&lt;180);&quot;NW&quot;;AND([.F76]&lt;0; [.F76]&gt;-90);&quot;SE&quot;; AND([.F76]&lt;-90;[.F76]&gt;-180);&quot;SW&quot;; 1; &quot;?&quot;)">
            <text:p/>
          </table:table-cell>
          <table:table-cell table:number-columns-repeated="1017"/>
        </table:table-row>
        <table:table-row table:style-name="ro1">
          <table:table-cell table:number-columns-repeated="4"/>
          <table:table-cell table:style-name="ce13" table:formula="of:=IF(OR(NOT(ISNUMBER([.B77]));NOT(ISNUMBER([.C77])));0;SQRT(([.B77]-[.$B$2])^2+([.C77]-[.$C$2])^2))" office:value-type="float" office:value="0" calcext:value-type="float">
            <text:p>0</text:p>
          </table:table-cell>
          <table:table-cell table:style-name="ce13" table:formula="of:=IF([.E77]=0;0;DEGREES(ATAN2(([.B77]-[.$B$2]);([.C77]-[.$C$2]))))" office:value-type="float" office:value="0" calcext:value-type="float">
            <text:p>0</text:p>
          </table:table-cell>
          <table:table-cell table:style-name="ce14" table:formula="of:=COM.MICROSOFT.IFS([.E77]=0;&quot;&quot;;[.F77]=0;&quot;E&quot;;[.F77]=90;&quot;N&quot;; [.F77]=-90;&quot;S&quot;;[.F77]=-180;&quot;W&quot;; AND([.F77]&gt;0;[.F77]&lt;90);&quot;NE&quot;;AND([.F77]&gt;90;[.F77]&lt;180);&quot;NW&quot;;AND([.F77]&lt;0; [.F77]&gt;-90);&quot;SE&quot;; AND([.F77]&lt;-90;[.F77]&gt;-180);&quot;SW&quot;; 1; &quot;?&quot;)">
            <text:p/>
          </table:table-cell>
          <table:table-cell table:number-columns-repeated="1017"/>
        </table:table-row>
        <table:table-row table:style-name="ro1">
          <table:table-cell table:number-columns-repeated="4"/>
          <table:table-cell table:style-name="ce13" table:formula="of:=IF(OR(NOT(ISNUMBER([.B78]));NOT(ISNUMBER([.C78])));0;SQRT(([.B78]-[.$B$2])^2+([.C78]-[.$C$2])^2))" office:value-type="float" office:value="0" calcext:value-type="float">
            <text:p>0</text:p>
          </table:table-cell>
          <table:table-cell table:style-name="ce13" table:formula="of:=IF([.E78]=0;0;DEGREES(ATAN2(([.B78]-[.$B$2]);([.C78]-[.$C$2]))))" office:value-type="float" office:value="0" calcext:value-type="float">
            <text:p>0</text:p>
          </table:table-cell>
          <table:table-cell table:style-name="ce14" table:formula="of:=COM.MICROSOFT.IFS([.E78]=0;&quot;&quot;;[.F78]=0;&quot;E&quot;;[.F78]=90;&quot;N&quot;; [.F78]=-90;&quot;S&quot;;[.F78]=-180;&quot;W&quot;; AND([.F78]&gt;0;[.F78]&lt;90);&quot;NE&quot;;AND([.F78]&gt;90;[.F78]&lt;180);&quot;NW&quot;;AND([.F78]&lt;0; [.F78]&gt;-90);&quot;SE&quot;; AND([.F78]&lt;-90;[.F78]&gt;-180);&quot;SW&quot;; 1; &quot;?&quot;)">
            <text:p/>
          </table:table-cell>
          <table:table-cell table:number-columns-repeated="1017"/>
        </table:table-row>
        <table:table-row table:style-name="ro1">
          <table:table-cell table:number-columns-repeated="4"/>
          <table:table-cell table:style-name="ce13" table:formula="of:=IF(OR(NOT(ISNUMBER([.B79]));NOT(ISNUMBER([.C79])));0;SQRT(([.B79]-[.$B$2])^2+([.C79]-[.$C$2])^2))" office:value-type="float" office:value="0" calcext:value-type="float">
            <text:p>0</text:p>
          </table:table-cell>
          <table:table-cell table:style-name="ce13" table:formula="of:=IF([.E79]=0;0;DEGREES(ATAN2(([.B79]-[.$B$2]);([.C79]-[.$C$2]))))" office:value-type="float" office:value="0" calcext:value-type="float">
            <text:p>0</text:p>
          </table:table-cell>
          <table:table-cell table:style-name="ce14" table:formula="of:=COM.MICROSOFT.IFS([.E79]=0;&quot;&quot;;[.F79]=0;&quot;E&quot;;[.F79]=90;&quot;N&quot;; [.F79]=-90;&quot;S&quot;;[.F79]=-180;&quot;W&quot;; AND([.F79]&gt;0;[.F79]&lt;90);&quot;NE&quot;;AND([.F79]&gt;90;[.F79]&lt;180);&quot;NW&quot;;AND([.F79]&lt;0; [.F79]&gt;-90);&quot;SE&quot;; AND([.F79]&lt;-90;[.F79]&gt;-180);&quot;SW&quot;; 1; &quot;?&quot;)">
            <text:p/>
          </table:table-cell>
          <table:table-cell table:number-columns-repeated="1017"/>
        </table:table-row>
        <table:table-row table:style-name="ro1">
          <table:table-cell table:number-columns-repeated="4"/>
          <table:table-cell table:style-name="ce13" table:formula="of:=IF(OR(NOT(ISNUMBER([.B80]));NOT(ISNUMBER([.C80])));0;SQRT(([.B80]-[.$B$2])^2+([.C80]-[.$C$2])^2))" office:value-type="float" office:value="0" calcext:value-type="float">
            <text:p>0</text:p>
          </table:table-cell>
          <table:table-cell table:style-name="ce13" table:formula="of:=IF([.E80]=0;0;DEGREES(ATAN2(([.B80]-[.$B$2]);([.C80]-[.$C$2]))))" office:value-type="float" office:value="0" calcext:value-type="float">
            <text:p>0</text:p>
          </table:table-cell>
          <table:table-cell table:style-name="ce14" table:formula="of:=COM.MICROSOFT.IFS([.E80]=0;&quot;&quot;;[.F80]=0;&quot;E&quot;;[.F80]=90;&quot;N&quot;; [.F80]=-90;&quot;S&quot;;[.F80]=-180;&quot;W&quot;; AND([.F80]&gt;0;[.F80]&lt;90);&quot;NE&quot;;AND([.F80]&gt;90;[.F80]&lt;180);&quot;NW&quot;;AND([.F80]&lt;0; [.F80]&gt;-90);&quot;SE&quot;; AND([.F80]&lt;-90;[.F80]&gt;-180);&quot;SW&quot;; 1; &quot;?&quot;)">
            <text:p/>
          </table:table-cell>
          <table:table-cell table:number-columns-repeated="1017"/>
        </table:table-row>
        <table:table-row table:style-name="ro1">
          <table:table-cell table:number-columns-repeated="4"/>
          <table:table-cell table:style-name="ce13" table:formula="of:=IF(OR(NOT(ISNUMBER([.B81]));NOT(ISNUMBER([.C81])));0;SQRT(([.B81]-[.$B$2])^2+([.C81]-[.$C$2])^2))" office:value-type="float" office:value="0" calcext:value-type="float">
            <text:p>0</text:p>
          </table:table-cell>
          <table:table-cell table:style-name="ce13" table:formula="of:=IF([.E81]=0;0;DEGREES(ATAN2(([.B81]-[.$B$2]);([.C81]-[.$C$2]))))" office:value-type="float" office:value="0" calcext:value-type="float">
            <text:p>0</text:p>
          </table:table-cell>
          <table:table-cell table:style-name="ce14" table:formula="of:=COM.MICROSOFT.IFS([.E81]=0;&quot;&quot;;[.F81]=0;&quot;E&quot;;[.F81]=90;&quot;N&quot;; [.F81]=-90;&quot;S&quot;;[.F81]=-180;&quot;W&quot;; AND([.F81]&gt;0;[.F81]&lt;90);&quot;NE&quot;;AND([.F81]&gt;90;[.F81]&lt;180);&quot;NW&quot;;AND([.F81]&lt;0; [.F81]&gt;-90);&quot;SE&quot;; AND([.F81]&lt;-90;[.F81]&gt;-180);&quot;SW&quot;; 1; &quot;?&quot;)">
            <text:p/>
          </table:table-cell>
          <table:table-cell table:number-columns-repeated="1017"/>
        </table:table-row>
        <table:table-row table:style-name="ro1">
          <table:table-cell table:number-columns-repeated="4"/>
          <table:table-cell table:style-name="ce13" table:formula="of:=IF(OR(NOT(ISNUMBER([.B82]));NOT(ISNUMBER([.C82])));0;SQRT(([.B82]-[.$B$2])^2+([.C82]-[.$C$2])^2))" office:value-type="float" office:value="0" calcext:value-type="float">
            <text:p>0</text:p>
          </table:table-cell>
          <table:table-cell table:style-name="ce13" table:formula="of:=IF([.E82]=0;0;DEGREES(ATAN2(([.B82]-[.$B$2]);([.C82]-[.$C$2]))))" office:value-type="float" office:value="0" calcext:value-type="float">
            <text:p>0</text:p>
          </table:table-cell>
          <table:table-cell table:style-name="ce14" table:formula="of:=COM.MICROSOFT.IFS([.E82]=0;&quot;&quot;;[.F82]=0;&quot;E&quot;;[.F82]=90;&quot;N&quot;; [.F82]=-90;&quot;S&quot;;[.F82]=-180;&quot;W&quot;; AND([.F82]&gt;0;[.F82]&lt;90);&quot;NE&quot;;AND([.F82]&gt;90;[.F82]&lt;180);&quot;NW&quot;;AND([.F82]&lt;0; [.F82]&gt;-90);&quot;SE&quot;; AND([.F82]&lt;-90;[.F82]&gt;-180);&quot;SW&quot;; 1; &quot;?&quot;)">
            <text:p/>
          </table:table-cell>
          <table:table-cell table:number-columns-repeated="1017"/>
        </table:table-row>
        <table:table-row table:style-name="ro1">
          <table:table-cell table:number-columns-repeated="4"/>
          <table:table-cell table:style-name="ce13" table:formula="of:=IF(OR(NOT(ISNUMBER([.B83]));NOT(ISNUMBER([.C83])));0;SQRT(([.B83]-[.$B$2])^2+([.C83]-[.$C$2])^2))" office:value-type="float" office:value="0" calcext:value-type="float">
            <text:p>0</text:p>
          </table:table-cell>
          <table:table-cell table:style-name="ce13" table:formula="of:=IF([.E83]=0;0;DEGREES(ATAN2(([.B83]-[.$B$2]);([.C83]-[.$C$2]))))" office:value-type="float" office:value="0" calcext:value-type="float">
            <text:p>0</text:p>
          </table:table-cell>
          <table:table-cell table:style-name="ce14" table:formula="of:=COM.MICROSOFT.IFS([.E83]=0;&quot;&quot;;[.F83]=0;&quot;E&quot;;[.F83]=90;&quot;N&quot;; [.F83]=-90;&quot;S&quot;;[.F83]=-180;&quot;W&quot;; AND([.F83]&gt;0;[.F83]&lt;90);&quot;NE&quot;;AND([.F83]&gt;90;[.F83]&lt;180);&quot;NW&quot;;AND([.F83]&lt;0; [.F83]&gt;-90);&quot;SE&quot;; AND([.F83]&lt;-90;[.F83]&gt;-180);&quot;SW&quot;; 1; &quot;?&quot;)">
            <text:p/>
          </table:table-cell>
          <table:table-cell table:number-columns-repeated="1017"/>
        </table:table-row>
        <table:table-row table:style-name="ro1">
          <table:table-cell table:number-columns-repeated="4"/>
          <table:table-cell table:style-name="ce13" table:formula="of:=IF(OR(NOT(ISNUMBER([.B84]));NOT(ISNUMBER([.C84])));0;SQRT(([.B84]-[.$B$2])^2+([.C84]-[.$C$2])^2))" office:value-type="float" office:value="0" calcext:value-type="float">
            <text:p>0</text:p>
          </table:table-cell>
          <table:table-cell table:style-name="ce13" table:formula="of:=IF([.E84]=0;0;DEGREES(ATAN2(([.B84]-[.$B$2]);([.C84]-[.$C$2]))))" office:value-type="float" office:value="0" calcext:value-type="float">
            <text:p>0</text:p>
          </table:table-cell>
          <table:table-cell table:style-name="ce14" table:formula="of:=COM.MICROSOFT.IFS([.E84]=0;&quot;&quot;;[.F84]=0;&quot;E&quot;;[.F84]=90;&quot;N&quot;; [.F84]=-90;&quot;S&quot;;[.F84]=-180;&quot;W&quot;; AND([.F84]&gt;0;[.F84]&lt;90);&quot;NE&quot;;AND([.F84]&gt;90;[.F84]&lt;180);&quot;NW&quot;;AND([.F84]&lt;0; [.F84]&gt;-90);&quot;SE&quot;; AND([.F84]&lt;-90;[.F84]&gt;-180);&quot;SW&quot;; 1; &quot;?&quot;)">
            <text:p/>
          </table:table-cell>
          <table:table-cell table:number-columns-repeated="1017"/>
        </table:table-row>
        <table:table-row table:style-name="ro1">
          <table:table-cell table:number-columns-repeated="4"/>
          <table:table-cell table:style-name="ce13" table:formula="of:=IF(OR(NOT(ISNUMBER([.B85]));NOT(ISNUMBER([.C85])));0;SQRT(([.B85]-[.$B$2])^2+([.C85]-[.$C$2])^2))" office:value-type="float" office:value="0" calcext:value-type="float">
            <text:p>0</text:p>
          </table:table-cell>
          <table:table-cell table:style-name="ce13" table:formula="of:=IF([.E85]=0;0;DEGREES(ATAN2(([.B85]-[.$B$2]);([.C85]-[.$C$2]))))" office:value-type="float" office:value="0" calcext:value-type="float">
            <text:p>0</text:p>
          </table:table-cell>
          <table:table-cell table:style-name="ce14" table:formula="of:=COM.MICROSOFT.IFS([.E85]=0;&quot;&quot;;[.F85]=0;&quot;E&quot;;[.F85]=90;&quot;N&quot;; [.F85]=-90;&quot;S&quot;;[.F85]=-180;&quot;W&quot;; AND([.F85]&gt;0;[.F85]&lt;90);&quot;NE&quot;;AND([.F85]&gt;90;[.F85]&lt;180);&quot;NW&quot;;AND([.F85]&lt;0; [.F85]&gt;-90);&quot;SE&quot;; AND([.F85]&lt;-90;[.F85]&gt;-180);&quot;SW&quot;; 1; &quot;?&quot;)">
            <text:p/>
          </table:table-cell>
          <table:table-cell table:number-columns-repeated="1017"/>
        </table:table-row>
        <table:table-row table:style-name="ro1">
          <table:table-cell table:number-columns-repeated="4"/>
          <table:table-cell table:style-name="ce13" table:formula="of:=IF(OR(NOT(ISNUMBER([.B86]));NOT(ISNUMBER([.C86])));0;SQRT(([.B86]-[.$B$2])^2+([.C86]-[.$C$2])^2))" office:value-type="float" office:value="0" calcext:value-type="float">
            <text:p>0</text:p>
          </table:table-cell>
          <table:table-cell table:style-name="ce13" table:formula="of:=IF([.E86]=0;0;DEGREES(ATAN2(([.B86]-[.$B$2]);([.C86]-[.$C$2]))))" office:value-type="float" office:value="0" calcext:value-type="float">
            <text:p>0</text:p>
          </table:table-cell>
          <table:table-cell table:style-name="ce14" table:formula="of:=COM.MICROSOFT.IFS([.E86]=0;&quot;&quot;;[.F86]=0;&quot;E&quot;;[.F86]=90;&quot;N&quot;; [.F86]=-90;&quot;S&quot;;[.F86]=-180;&quot;W&quot;; AND([.F86]&gt;0;[.F86]&lt;90);&quot;NE&quot;;AND([.F86]&gt;90;[.F86]&lt;180);&quot;NW&quot;;AND([.F86]&lt;0; [.F86]&gt;-90);&quot;SE&quot;; AND([.F86]&lt;-90;[.F86]&gt;-180);&quot;SW&quot;; 1; &quot;?&quot;)">
            <text:p/>
          </table:table-cell>
          <table:table-cell table:number-columns-repeated="1017"/>
        </table:table-row>
        <table:table-row table:style-name="ro1">
          <table:table-cell table:number-columns-repeated="4"/>
          <table:table-cell table:style-name="ce13" table:formula="of:=IF(OR(NOT(ISNUMBER([.B87]));NOT(ISNUMBER([.C87])));0;SQRT(([.B87]-[.$B$2])^2+([.C87]-[.$C$2])^2))" office:value-type="float" office:value="0" calcext:value-type="float">
            <text:p>0</text:p>
          </table:table-cell>
          <table:table-cell table:style-name="ce13" table:formula="of:=IF([.E87]=0;0;DEGREES(ATAN2(([.B87]-[.$B$2]);([.C87]-[.$C$2]))))" office:value-type="float" office:value="0" calcext:value-type="float">
            <text:p>0</text:p>
          </table:table-cell>
          <table:table-cell table:style-name="ce14" table:formula="of:=COM.MICROSOFT.IFS([.E87]=0;&quot;&quot;;[.F87]=0;&quot;E&quot;;[.F87]=90;&quot;N&quot;; [.F87]=-90;&quot;S&quot;;[.F87]=-180;&quot;W&quot;; AND([.F87]&gt;0;[.F87]&lt;90);&quot;NE&quot;;AND([.F87]&gt;90;[.F87]&lt;180);&quot;NW&quot;;AND([.F87]&lt;0; [.F87]&gt;-90);&quot;SE&quot;; AND([.F87]&lt;-90;[.F87]&gt;-180);&quot;SW&quot;; 1; &quot;?&quot;)">
            <text:p/>
          </table:table-cell>
          <table:table-cell table:number-columns-repeated="1017"/>
        </table:table-row>
        <table:table-row table:style-name="ro1">
          <table:table-cell table:number-columns-repeated="4"/>
          <table:table-cell table:style-name="ce13" table:formula="of:=IF(OR(NOT(ISNUMBER([.B88]));NOT(ISNUMBER([.C88])));0;SQRT(([.B88]-[.$B$2])^2+([.C88]-[.$C$2])^2))" office:value-type="float" office:value="0" calcext:value-type="float">
            <text:p>0</text:p>
          </table:table-cell>
          <table:table-cell table:style-name="ce13" table:formula="of:=IF([.E88]=0;0;DEGREES(ATAN2(([.B88]-[.$B$2]);([.C88]-[.$C$2]))))" office:value-type="float" office:value="0" calcext:value-type="float">
            <text:p>0</text:p>
          </table:table-cell>
          <table:table-cell table:style-name="ce14" table:formula="of:=COM.MICROSOFT.IFS([.E88]=0;&quot;&quot;;[.F88]=0;&quot;E&quot;;[.F88]=90;&quot;N&quot;; [.F88]=-90;&quot;S&quot;;[.F88]=-180;&quot;W&quot;; AND([.F88]&gt;0;[.F88]&lt;90);&quot;NE&quot;;AND([.F88]&gt;90;[.F88]&lt;180);&quot;NW&quot;;AND([.F88]&lt;0; [.F88]&gt;-90);&quot;SE&quot;; AND([.F88]&lt;-90;[.F88]&gt;-180);&quot;SW&quot;; 1; &quot;?&quot;)">
            <text:p/>
          </table:table-cell>
          <table:table-cell table:number-columns-repeated="1017"/>
        </table:table-row>
        <table:table-row table:style-name="ro1">
          <table:table-cell table:number-columns-repeated="4"/>
          <table:table-cell table:style-name="ce13" table:formula="of:=IF(OR(NOT(ISNUMBER([.B89]));NOT(ISNUMBER([.C89])));0;SQRT(([.B89]-[.$B$2])^2+([.C89]-[.$C$2])^2))" office:value-type="float" office:value="0" calcext:value-type="float">
            <text:p>0</text:p>
          </table:table-cell>
          <table:table-cell table:style-name="ce13" table:formula="of:=IF([.E89]=0;0;DEGREES(ATAN2(([.B89]-[.$B$2]);([.C89]-[.$C$2]))))" office:value-type="float" office:value="0" calcext:value-type="float">
            <text:p>0</text:p>
          </table:table-cell>
          <table:table-cell table:style-name="ce14" table:formula="of:=COM.MICROSOFT.IFS([.E89]=0;&quot;&quot;;[.F89]=0;&quot;E&quot;;[.F89]=90;&quot;N&quot;; [.F89]=-90;&quot;S&quot;;[.F89]=-180;&quot;W&quot;; AND([.F89]&gt;0;[.F89]&lt;90);&quot;NE&quot;;AND([.F89]&gt;90;[.F89]&lt;180);&quot;NW&quot;;AND([.F89]&lt;0; [.F89]&gt;-90);&quot;SE&quot;; AND([.F89]&lt;-90;[.F89]&gt;-180);&quot;SW&quot;; 1; &quot;?&quot;)">
            <text:p/>
          </table:table-cell>
          <table:table-cell table:number-columns-repeated="1017"/>
        </table:table-row>
        <table:table-row table:style-name="ro1">
          <table:table-cell table:number-columns-repeated="4"/>
          <table:table-cell table:style-name="ce13" table:formula="of:=IF(OR(NOT(ISNUMBER([.B90]));NOT(ISNUMBER([.C90])));0;SQRT(([.B90]-[.$B$2])^2+([.C90]-[.$C$2])^2))" office:value-type="float" office:value="0" calcext:value-type="float">
            <text:p>0</text:p>
          </table:table-cell>
          <table:table-cell table:style-name="ce13" table:formula="of:=IF([.E90]=0;0;DEGREES(ATAN2(([.B90]-[.$B$2]);([.C90]-[.$C$2]))))" office:value-type="float" office:value="0" calcext:value-type="float">
            <text:p>0</text:p>
          </table:table-cell>
          <table:table-cell table:style-name="ce14" table:formula="of:=COM.MICROSOFT.IFS([.E90]=0;&quot;&quot;;[.F90]=0;&quot;E&quot;;[.F90]=90;&quot;N&quot;; [.F90]=-90;&quot;S&quot;;[.F90]=-180;&quot;W&quot;; AND([.F90]&gt;0;[.F90]&lt;90);&quot;NE&quot;;AND([.F90]&gt;90;[.F90]&lt;180);&quot;NW&quot;;AND([.F90]&lt;0; [.F90]&gt;-90);&quot;SE&quot;; AND([.F90]&lt;-90;[.F90]&gt;-180);&quot;SW&quot;; 1; &quot;?&quot;)">
            <text:p/>
          </table:table-cell>
          <table:table-cell table:number-columns-repeated="1017"/>
        </table:table-row>
        <table:table-row table:style-name="ro1">
          <table:table-cell table:number-columns-repeated="4"/>
          <table:table-cell table:style-name="ce13" table:formula="of:=IF(OR(NOT(ISNUMBER([.B91]));NOT(ISNUMBER([.C91])));0;SQRT(([.B91]-[.$B$2])^2+([.C91]-[.$C$2])^2))" office:value-type="float" office:value="0" calcext:value-type="float">
            <text:p>0</text:p>
          </table:table-cell>
          <table:table-cell table:style-name="ce13" table:formula="of:=IF([.E91]=0;0;DEGREES(ATAN2(([.B91]-[.$B$2]);([.C91]-[.$C$2]))))" office:value-type="float" office:value="0" calcext:value-type="float">
            <text:p>0</text:p>
          </table:table-cell>
          <table:table-cell table:style-name="ce14" table:formula="of:=COM.MICROSOFT.IFS([.E91]=0;&quot;&quot;;[.F91]=0;&quot;E&quot;;[.F91]=90;&quot;N&quot;; [.F91]=-90;&quot;S&quot;;[.F91]=-180;&quot;W&quot;; AND([.F91]&gt;0;[.F91]&lt;90);&quot;NE&quot;;AND([.F91]&gt;90;[.F91]&lt;180);&quot;NW&quot;;AND([.F91]&lt;0; [.F91]&gt;-90);&quot;SE&quot;; AND([.F91]&lt;-90;[.F91]&gt;-180);&quot;SW&quot;; 1; &quot;?&quot;)">
            <text:p/>
          </table:table-cell>
          <table:table-cell table:number-columns-repeated="1017"/>
        </table:table-row>
        <table:table-row table:style-name="ro1">
          <table:table-cell table:number-columns-repeated="4"/>
          <table:table-cell table:style-name="ce13" table:formula="of:=IF(OR(NOT(ISNUMBER([.B92]));NOT(ISNUMBER([.C92])));0;SQRT(([.B92]-[.$B$2])^2+([.C92]-[.$C$2])^2))" office:value-type="float" office:value="0" calcext:value-type="float">
            <text:p>0</text:p>
          </table:table-cell>
          <table:table-cell table:style-name="ce13" table:formula="of:=IF([.E92]=0;0;DEGREES(ATAN2(([.B92]-[.$B$2]);([.C92]-[.$C$2]))))" office:value-type="float" office:value="0" calcext:value-type="float">
            <text:p>0</text:p>
          </table:table-cell>
          <table:table-cell table:style-name="ce14" table:formula="of:=COM.MICROSOFT.IFS([.E92]=0;&quot;&quot;;[.F92]=0;&quot;E&quot;;[.F92]=90;&quot;N&quot;; [.F92]=-90;&quot;S&quot;;[.F92]=-180;&quot;W&quot;; AND([.F92]&gt;0;[.F92]&lt;90);&quot;NE&quot;;AND([.F92]&gt;90;[.F92]&lt;180);&quot;NW&quot;;AND([.F92]&lt;0; [.F92]&gt;-90);&quot;SE&quot;; AND([.F92]&lt;-90;[.F92]&gt;-180);&quot;SW&quot;; 1; &quot;?&quot;)">
            <text:p/>
          </table:table-cell>
          <table:table-cell table:number-columns-repeated="1017"/>
        </table:table-row>
        <table:table-row table:style-name="ro1">
          <table:table-cell table:number-columns-repeated="4"/>
          <table:table-cell table:style-name="ce13" table:formula="of:=IF(OR(NOT(ISNUMBER([.B93]));NOT(ISNUMBER([.C93])));0;SQRT(([.B93]-[.$B$2])^2+([.C93]-[.$C$2])^2))" office:value-type="float" office:value="0" calcext:value-type="float">
            <text:p>0</text:p>
          </table:table-cell>
          <table:table-cell table:style-name="ce13" table:formula="of:=IF([.E93]=0;0;DEGREES(ATAN2(([.B93]-[.$B$2]);([.C93]-[.$C$2]))))" office:value-type="float" office:value="0" calcext:value-type="float">
            <text:p>0</text:p>
          </table:table-cell>
          <table:table-cell table:style-name="ce14" table:formula="of:=COM.MICROSOFT.IFS([.E93]=0;&quot;&quot;;[.F93]=0;&quot;E&quot;;[.F93]=90;&quot;N&quot;; [.F93]=-90;&quot;S&quot;;[.F93]=-180;&quot;W&quot;; AND([.F93]&gt;0;[.F93]&lt;90);&quot;NE&quot;;AND([.F93]&gt;90;[.F93]&lt;180);&quot;NW&quot;;AND([.F93]&lt;0; [.F93]&gt;-90);&quot;SE&quot;; AND([.F93]&lt;-90;[.F93]&gt;-180);&quot;SW&quot;; 1; &quot;?&quot;)">
            <text:p/>
          </table:table-cell>
          <table:table-cell table:number-columns-repeated="1017"/>
        </table:table-row>
        <table:table-row table:style-name="ro1">
          <table:table-cell table:number-columns-repeated="4"/>
          <table:table-cell table:style-name="ce13" table:formula="of:=IF(OR(NOT(ISNUMBER([.B94]));NOT(ISNUMBER([.C94])));0;SQRT(([.B94]-[.$B$2])^2+([.C94]-[.$C$2])^2))" office:value-type="float" office:value="0" calcext:value-type="float">
            <text:p>0</text:p>
          </table:table-cell>
          <table:table-cell table:style-name="ce13" table:formula="of:=IF([.E94]=0;0;DEGREES(ATAN2(([.B94]-[.$B$2]);([.C94]-[.$C$2]))))" office:value-type="float" office:value="0" calcext:value-type="float">
            <text:p>0</text:p>
          </table:table-cell>
          <table:table-cell table:style-name="ce14" table:formula="of:=COM.MICROSOFT.IFS([.E94]=0;&quot;&quot;;[.F94]=0;&quot;E&quot;;[.F94]=90;&quot;N&quot;; [.F94]=-90;&quot;S&quot;;[.F94]=-180;&quot;W&quot;; AND([.F94]&gt;0;[.F94]&lt;90);&quot;NE&quot;;AND([.F94]&gt;90;[.F94]&lt;180);&quot;NW&quot;;AND([.F94]&lt;0; [.F94]&gt;-90);&quot;SE&quot;; AND([.F94]&lt;-90;[.F94]&gt;-180);&quot;SW&quot;; 1; &quot;?&quot;)">
            <text:p/>
          </table:table-cell>
          <table:table-cell table:number-columns-repeated="1017"/>
        </table:table-row>
        <table:table-row table:style-name="ro1">
          <table:table-cell table:number-columns-repeated="4"/>
          <table:table-cell table:style-name="ce13" table:formula="of:=IF(OR(NOT(ISNUMBER([.B95]));NOT(ISNUMBER([.C95])));0;SQRT(([.B95]-[.$B$2])^2+([.C95]-[.$C$2])^2))" office:value-type="float" office:value="0" calcext:value-type="float">
            <text:p>0</text:p>
          </table:table-cell>
          <table:table-cell table:style-name="ce13" table:formula="of:=IF([.E95]=0;0;DEGREES(ATAN2(([.B95]-[.$B$2]);([.C95]-[.$C$2]))))" office:value-type="float" office:value="0" calcext:value-type="float">
            <text:p>0</text:p>
          </table:table-cell>
          <table:table-cell table:style-name="ce14" table:formula="of:=COM.MICROSOFT.IFS([.E95]=0;&quot;&quot;;[.F95]=0;&quot;E&quot;;[.F95]=90;&quot;N&quot;; [.F95]=-90;&quot;S&quot;;[.F95]=-180;&quot;W&quot;; AND([.F95]&gt;0;[.F95]&lt;90);&quot;NE&quot;;AND([.F95]&gt;90;[.F95]&lt;180);&quot;NW&quot;;AND([.F95]&lt;0; [.F95]&gt;-90);&quot;SE&quot;; AND([.F95]&lt;-90;[.F95]&gt;-180);&quot;SW&quot;; 1; &quot;?&quot;)">
            <text:p/>
          </table:table-cell>
          <table:table-cell table:number-columns-repeated="1017"/>
        </table:table-row>
        <table:table-row table:style-name="ro1">
          <table:table-cell table:number-columns-repeated="4"/>
          <table:table-cell table:style-name="ce13" table:formula="of:=IF(OR(NOT(ISNUMBER([.B96]));NOT(ISNUMBER([.C96])));0;SQRT(([.B96]-[.$B$2])^2+([.C96]-[.$C$2])^2))" office:value-type="float" office:value="0" calcext:value-type="float">
            <text:p>0</text:p>
          </table:table-cell>
          <table:table-cell table:style-name="ce13" table:formula="of:=IF([.E96]=0;0;DEGREES(ATAN2(([.B96]-[.$B$2]);([.C96]-[.$C$2]))))" office:value-type="float" office:value="0" calcext:value-type="float">
            <text:p>0</text:p>
          </table:table-cell>
          <table:table-cell table:style-name="ce14" table:formula="of:=COM.MICROSOFT.IFS([.E96]=0;&quot;&quot;;[.F96]=0;&quot;E&quot;;[.F96]=90;&quot;N&quot;; [.F96]=-90;&quot;S&quot;;[.F96]=-180;&quot;W&quot;; AND([.F96]&gt;0;[.F96]&lt;90);&quot;NE&quot;;AND([.F96]&gt;90;[.F96]&lt;180);&quot;NW&quot;;AND([.F96]&lt;0; [.F96]&gt;-90);&quot;SE&quot;; AND([.F96]&lt;-90;[.F96]&gt;-180);&quot;SW&quot;; 1; &quot;?&quot;)">
            <text:p/>
          </table:table-cell>
          <table:table-cell table:number-columns-repeated="1017"/>
        </table:table-row>
        <table:table-row table:style-name="ro1">
          <table:table-cell table:number-columns-repeated="4"/>
          <table:table-cell table:style-name="ce13" table:formula="of:=IF(OR(NOT(ISNUMBER([.B97]));NOT(ISNUMBER([.C97])));0;SQRT(([.B97]-[.$B$2])^2+([.C97]-[.$C$2])^2))" office:value-type="float" office:value="0" calcext:value-type="float">
            <text:p>0</text:p>
          </table:table-cell>
          <table:table-cell table:style-name="ce13" table:formula="of:=IF([.E97]=0;0;DEGREES(ATAN2(([.B97]-[.$B$2]);([.C97]-[.$C$2]))))" office:value-type="float" office:value="0" calcext:value-type="float">
            <text:p>0</text:p>
          </table:table-cell>
          <table:table-cell table:style-name="ce14" table:formula="of:=COM.MICROSOFT.IFS([.E97]=0;&quot;&quot;;[.F97]=0;&quot;E&quot;;[.F97]=90;&quot;N&quot;; [.F97]=-90;&quot;S&quot;;[.F97]=-180;&quot;W&quot;; AND([.F97]&gt;0;[.F97]&lt;90);&quot;NE&quot;;AND([.F97]&gt;90;[.F97]&lt;180);&quot;NW&quot;;AND([.F97]&lt;0; [.F97]&gt;-90);&quot;SE&quot;; AND([.F97]&lt;-90;[.F97]&gt;-180);&quot;SW&quot;; 1; &quot;?&quot;)">
            <text:p/>
          </table:table-cell>
          <table:table-cell table:number-columns-repeated="1017"/>
        </table:table-row>
        <table:table-row table:style-name="ro1">
          <table:table-cell table:number-columns-repeated="4"/>
          <table:table-cell table:style-name="ce13" table:formula="of:=IF(OR(NOT(ISNUMBER([.B98]));NOT(ISNUMBER([.C98])));0;SQRT(([.B98]-[.$B$2])^2+([.C98]-[.$C$2])^2))" office:value-type="float" office:value="0" calcext:value-type="float">
            <text:p>0</text:p>
          </table:table-cell>
          <table:table-cell table:style-name="ce13" table:formula="of:=IF([.E98]=0;0;DEGREES(ATAN2(([.B98]-[.$B$2]);([.C98]-[.$C$2]))))" office:value-type="float" office:value="0" calcext:value-type="float">
            <text:p>0</text:p>
          </table:table-cell>
          <table:table-cell table:style-name="ce14" table:formula="of:=COM.MICROSOFT.IFS([.E98]=0;&quot;&quot;;[.F98]=0;&quot;E&quot;;[.F98]=90;&quot;N&quot;; [.F98]=-90;&quot;S&quot;;[.F98]=-180;&quot;W&quot;; AND([.F98]&gt;0;[.F98]&lt;90);&quot;NE&quot;;AND([.F98]&gt;90;[.F98]&lt;180);&quot;NW&quot;;AND([.F98]&lt;0; [.F98]&gt;-90);&quot;SE&quot;; AND([.F98]&lt;-90;[.F98]&gt;-180);&quot;SW&quot;; 1; &quot;?&quot;)">
            <text:p/>
          </table:table-cell>
          <table:table-cell table:number-columns-repeated="1017"/>
        </table:table-row>
        <table:table-row table:style-name="ro1">
          <table:table-cell table:number-columns-repeated="4"/>
          <table:table-cell table:style-name="ce13" table:formula="of:=IF(OR(NOT(ISNUMBER([.B99]));NOT(ISNUMBER([.C99])));0;SQRT(([.B99]-[.$B$2])^2+([.C99]-[.$C$2])^2))" office:value-type="float" office:value="0" calcext:value-type="float">
            <text:p>0</text:p>
          </table:table-cell>
          <table:table-cell table:style-name="ce13" table:formula="of:=IF([.E99]=0;0;DEGREES(ATAN2(([.B99]-[.$B$2]);([.C99]-[.$C$2]))))" office:value-type="float" office:value="0" calcext:value-type="float">
            <text:p>0</text:p>
          </table:table-cell>
          <table:table-cell table:style-name="ce14" table:formula="of:=COM.MICROSOFT.IFS([.E99]=0;&quot;&quot;;[.F99]=0;&quot;E&quot;;[.F99]=90;&quot;N&quot;; [.F99]=-90;&quot;S&quot;;[.F99]=-180;&quot;W&quot;; AND([.F99]&gt;0;[.F99]&lt;90);&quot;NE&quot;;AND([.F99]&gt;90;[.F99]&lt;180);&quot;NW&quot;;AND([.F99]&lt;0; [.F99]&gt;-90);&quot;SE&quot;; AND([.F99]&lt;-90;[.F99]&gt;-180);&quot;SW&quot;; 1; &quot;?&quot;)">
            <text:p/>
          </table:table-cell>
          <table:table-cell table:number-columns-repeated="1017"/>
        </table:table-row>
        <table:table-row table:style-name="ro1">
          <table:table-cell table:number-columns-repeated="4"/>
          <table:table-cell table:style-name="ce13" table:formula="of:=IF(OR(NOT(ISNUMBER([.B100]));NOT(ISNUMBER([.C100])));0;SQRT(([.B100]-[.$B$2])^2+([.C100]-[.$C$2])^2))" office:value-type="float" office:value="0" calcext:value-type="float">
            <text:p>0</text:p>
          </table:table-cell>
          <table:table-cell table:style-name="ce13" table:formula="of:=IF([.E100]=0;0;DEGREES(ATAN2(([.B100]-[.$B$2]);([.C100]-[.$C$2]))))" office:value-type="float" office:value="0" calcext:value-type="float">
            <text:p>0</text:p>
          </table:table-cell>
          <table:table-cell table:style-name="ce14" table:formula="of:=COM.MICROSOFT.IFS([.E100]=0;&quot;&quot;;[.F100]=0;&quot;E&quot;;[.F100]=90;&quot;N&quot;; [.F100]=-90;&quot;S&quot;;[.F100]=-180;&quot;W&quot;; AND([.F100]&gt;0;[.F100]&lt;90);&quot;NE&quot;;AND([.F100]&gt;90;[.F100]&lt;180);&quot;NW&quot;;AND([.F100]&lt;0; [.F100]&gt;-90);&quot;SE&quot;; AND([.F100]&lt;-90;[.F100]&gt;-180);&quot;SW&quot;; 1; &quot;?&quot;)">
            <text:p/>
          </table:table-cell>
          <table:table-cell table:number-columns-repeated="1017"/>
        </table:table-row>
        <table:table-row table:style-name="ro1">
          <table:table-cell table:number-columns-repeated="4"/>
          <table:table-cell table:style-name="ce13" table:formula="of:=IF(OR(NOT(ISNUMBER([.B101]));NOT(ISNUMBER([.C101])));0;SQRT(([.B101]-[.$B$2])^2+([.C101]-[.$C$2])^2))" office:value-type="float" office:value="0" calcext:value-type="float">
            <text:p>0</text:p>
          </table:table-cell>
          <table:table-cell table:style-name="ce13" table:formula="of:=IF([.E101]=0;0;DEGREES(ATAN2(([.B101]-[.$B$2]);([.C101]-[.$C$2]))))" office:value-type="float" office:value="0" calcext:value-type="float">
            <text:p>0</text:p>
          </table:table-cell>
          <table:table-cell table:style-name="ce14" table:formula="of:=COM.MICROSOFT.IFS([.E101]=0;&quot;&quot;;[.F101]=0;&quot;E&quot;;[.F101]=90;&quot;N&quot;; [.F101]=-90;&quot;S&quot;;[.F101]=-180;&quot;W&quot;; AND([.F101]&gt;0;[.F101]&lt;90);&quot;NE&quot;;AND([.F101]&gt;90;[.F101]&lt;180);&quot;NW&quot;;AND([.F101]&lt;0; [.F101]&gt;-90);&quot;SE&quot;; AND([.F101]&lt;-90;[.F101]&gt;-180);&quot;SW&quot;; 1; &quot;?&quot;)">
            <text:p/>
          </table:table-cell>
          <table:table-cell table:number-columns-repeated="1017"/>
        </table:table-row>
        <table:table-row table:style-name="ro1">
          <table:table-cell table:number-columns-repeated="4"/>
          <table:table-cell table:style-name="ce13" table:formula="of:=IF(OR(NOT(ISNUMBER([.B102]));NOT(ISNUMBER([.C102])));0;SQRT(([.B102]-[.$B$2])^2+([.C102]-[.$C$2])^2))" office:value-type="float" office:value="0" calcext:value-type="float">
            <text:p>0</text:p>
          </table:table-cell>
          <table:table-cell table:style-name="ce13" table:formula="of:=IF([.E102]=0;0;DEGREES(ATAN2(([.B102]-[.$B$2]);([.C102]-[.$C$2]))))" office:value-type="float" office:value="0" calcext:value-type="float">
            <text:p>0</text:p>
          </table:table-cell>
          <table:table-cell table:style-name="ce14" table:formula="of:=COM.MICROSOFT.IFS([.E102]=0;&quot;&quot;;[.F102]=0;&quot;E&quot;;[.F102]=90;&quot;N&quot;; [.F102]=-90;&quot;S&quot;;[.F102]=-180;&quot;W&quot;; AND([.F102]&gt;0;[.F102]&lt;90);&quot;NE&quot;;AND([.F102]&gt;90;[.F102]&lt;180);&quot;NW&quot;;AND([.F102]&lt;0; [.F102]&gt;-90);&quot;SE&quot;; AND([.F102]&lt;-90;[.F102]&gt;-180);&quot;SW&quot;; 1; &quot;?&quot;)">
            <text:p/>
          </table:table-cell>
          <table:table-cell table:number-columns-repeated="1017"/>
        </table:table-row>
        <table:table-row table:style-name="ro1">
          <table:table-cell table:number-columns-repeated="4"/>
          <table:table-cell table:style-name="ce13" table:formula="of:=IF(OR(NOT(ISNUMBER([.B103]));NOT(ISNUMBER([.C103])));0;SQRT(([.B103]-[.$B$2])^2+([.C103]-[.$C$2])^2))" office:value-type="float" office:value="0" calcext:value-type="float">
            <text:p>0</text:p>
          </table:table-cell>
          <table:table-cell table:style-name="ce13" table:formula="of:=IF([.E103]=0;0;DEGREES(ATAN2(([.B103]-[.$B$2]);([.C103]-[.$C$2]))))" office:value-type="float" office:value="0" calcext:value-type="float">
            <text:p>0</text:p>
          </table:table-cell>
          <table:table-cell table:style-name="ce14" table:formula="of:=COM.MICROSOFT.IFS([.E103]=0;&quot;&quot;;[.F103]=0;&quot;E&quot;;[.F103]=90;&quot;N&quot;; [.F103]=-90;&quot;S&quot;;[.F103]=-180;&quot;W&quot;; AND([.F103]&gt;0;[.F103]&lt;90);&quot;NE&quot;;AND([.F103]&gt;90;[.F103]&lt;180);&quot;NW&quot;;AND([.F103]&lt;0; [.F103]&gt;-90);&quot;SE&quot;; AND([.F103]&lt;-90;[.F103]&gt;-180);&quot;SW&quot;; 1; &quot;?&quot;)">
            <text:p/>
          </table:table-cell>
          <table:table-cell table:number-columns-repeated="1017"/>
        </table:table-row>
        <table:table-row table:style-name="ro1">
          <table:table-cell table:number-columns-repeated="4"/>
          <table:table-cell table:style-name="ce13" table:formula="of:=IF(OR(NOT(ISNUMBER([.B104]));NOT(ISNUMBER([.C104])));0;SQRT(([.B104]-[.$B$2])^2+([.C104]-[.$C$2])^2))" office:value-type="float" office:value="0" calcext:value-type="float">
            <text:p>0</text:p>
          </table:table-cell>
          <table:table-cell table:style-name="ce13" table:formula="of:=IF([.E104]=0;0;DEGREES(ATAN2(([.B104]-[.$B$2]);([.C104]-[.$C$2]))))" office:value-type="float" office:value="0" calcext:value-type="float">
            <text:p>0</text:p>
          </table:table-cell>
          <table:table-cell table:style-name="ce14" table:formula="of:=COM.MICROSOFT.IFS([.E104]=0;&quot;&quot;;[.F104]=0;&quot;E&quot;;[.F104]=90;&quot;N&quot;; [.F104]=-90;&quot;S&quot;;[.F104]=-180;&quot;W&quot;; AND([.F104]&gt;0;[.F104]&lt;90);&quot;NE&quot;;AND([.F104]&gt;90;[.F104]&lt;180);&quot;NW&quot;;AND([.F104]&lt;0; [.F104]&gt;-90);&quot;SE&quot;; AND([.F104]&lt;-90;[.F104]&gt;-180);&quot;SW&quot;; 1; &quot;?&quot;)">
            <text:p/>
          </table:table-cell>
          <table:table-cell table:number-columns-repeated="1017"/>
        </table:table-row>
        <table:table-row table:style-name="ro1">
          <table:table-cell table:number-columns-repeated="4"/>
          <table:table-cell table:style-name="ce13" table:formula="of:=IF(OR(NOT(ISNUMBER([.B105]));NOT(ISNUMBER([.C105])));0;SQRT(([.B105]-[.$B$2])^2+([.C105]-[.$C$2])^2))" office:value-type="float" office:value="0" calcext:value-type="float">
            <text:p>0</text:p>
          </table:table-cell>
          <table:table-cell table:style-name="ce13" table:formula="of:=IF([.E105]=0;0;DEGREES(ATAN2(([.B105]-[.$B$2]);([.C105]-[.$C$2]))))" office:value-type="float" office:value="0" calcext:value-type="float">
            <text:p>0</text:p>
          </table:table-cell>
          <table:table-cell table:style-name="ce14" table:formula="of:=COM.MICROSOFT.IFS([.E105]=0;&quot;&quot;;[.F105]=0;&quot;E&quot;;[.F105]=90;&quot;N&quot;; [.F105]=-90;&quot;S&quot;;[.F105]=-180;&quot;W&quot;; AND([.F105]&gt;0;[.F105]&lt;90);&quot;NE&quot;;AND([.F105]&gt;90;[.F105]&lt;180);&quot;NW&quot;;AND([.F105]&lt;0; [.F105]&gt;-90);&quot;SE&quot;; AND([.F105]&lt;-90;[.F105]&gt;-180);&quot;SW&quot;; 1; &quot;?&quot;)">
            <text:p/>
          </table:table-cell>
          <table:table-cell table:number-columns-repeated="1017"/>
        </table:table-row>
        <table:table-row table:style-name="ro1">
          <table:table-cell table:number-columns-repeated="4"/>
          <table:table-cell table:style-name="ce13" table:formula="of:=IF(OR(NOT(ISNUMBER([.B106]));NOT(ISNUMBER([.C106])));0;SQRT(([.B106]-[.$B$2])^2+([.C106]-[.$C$2])^2))" office:value-type="float" office:value="0" calcext:value-type="float">
            <text:p>0</text:p>
          </table:table-cell>
          <table:table-cell table:style-name="ce13" table:formula="of:=IF([.E106]=0;0;DEGREES(ATAN2(([.B106]-[.$B$2]);([.C106]-[.$C$2]))))" office:value-type="float" office:value="0" calcext:value-type="float">
            <text:p>0</text:p>
          </table:table-cell>
          <table:table-cell table:style-name="ce14" table:formula="of:=COM.MICROSOFT.IFS([.E106]=0;&quot;&quot;;[.F106]=0;&quot;E&quot;;[.F106]=90;&quot;N&quot;; [.F106]=-90;&quot;S&quot;;[.F106]=-180;&quot;W&quot;; AND([.F106]&gt;0;[.F106]&lt;90);&quot;NE&quot;;AND([.F106]&gt;90;[.F106]&lt;180);&quot;NW&quot;;AND([.F106]&lt;0; [.F106]&gt;-90);&quot;SE&quot;; AND([.F106]&lt;-90;[.F106]&gt;-180);&quot;SW&quot;; 1; &quot;?&quot;)">
            <text:p/>
          </table:table-cell>
          <table:table-cell table:number-columns-repeated="1017"/>
        </table:table-row>
        <table:table-row table:style-name="ro1">
          <table:table-cell table:number-columns-repeated="4"/>
          <table:table-cell table:style-name="ce13" table:formula="of:=IF(OR(NOT(ISNUMBER([.B107]));NOT(ISNUMBER([.C107])));0;SQRT(([.B107]-[.$B$2])^2+([.C107]-[.$C$2])^2))" office:value-type="float" office:value="0" calcext:value-type="float">
            <text:p>0</text:p>
          </table:table-cell>
          <table:table-cell table:style-name="ce13" table:formula="of:=IF([.E107]=0;0;DEGREES(ATAN2(([.B107]-[.$B$2]);([.C107]-[.$C$2]))))" office:value-type="float" office:value="0" calcext:value-type="float">
            <text:p>0</text:p>
          </table:table-cell>
          <table:table-cell table:style-name="ce14" table:formula="of:=COM.MICROSOFT.IFS([.E107]=0;&quot;&quot;;[.F107]=0;&quot;E&quot;;[.F107]=90;&quot;N&quot;; [.F107]=-90;&quot;S&quot;;[.F107]=-180;&quot;W&quot;; AND([.F107]&gt;0;[.F107]&lt;90);&quot;NE&quot;;AND([.F107]&gt;90;[.F107]&lt;180);&quot;NW&quot;;AND([.F107]&lt;0; [.F107]&gt;-90);&quot;SE&quot;; AND([.F107]&lt;-90;[.F107]&gt;-180);&quot;SW&quot;; 1; &quot;?&quot;)">
            <text:p/>
          </table:table-cell>
          <table:table-cell table:number-columns-repeated="1017"/>
        </table:table-row>
        <table:table-row table:style-name="ro1">
          <table:table-cell table:number-columns-repeated="4"/>
          <table:table-cell table:style-name="ce13" table:formula="of:=IF(OR(NOT(ISNUMBER([.B108]));NOT(ISNUMBER([.C108])));0;SQRT(([.B108]-[.$B$2])^2+([.C108]-[.$C$2])^2))" office:value-type="float" office:value="0" calcext:value-type="float">
            <text:p>0</text:p>
          </table:table-cell>
          <table:table-cell table:style-name="ce13" table:formula="of:=IF([.E108]=0;0;DEGREES(ATAN2(([.B108]-[.$B$2]);([.C108]-[.$C$2]))))" office:value-type="float" office:value="0" calcext:value-type="float">
            <text:p>0</text:p>
          </table:table-cell>
          <table:table-cell table:style-name="ce14" table:formula="of:=COM.MICROSOFT.IFS([.E108]=0;&quot;&quot;;[.F108]=0;&quot;E&quot;;[.F108]=90;&quot;N&quot;; [.F108]=-90;&quot;S&quot;;[.F108]=-180;&quot;W&quot;; AND([.F108]&gt;0;[.F108]&lt;90);&quot;NE&quot;;AND([.F108]&gt;90;[.F108]&lt;180);&quot;NW&quot;;AND([.F108]&lt;0; [.F108]&gt;-90);&quot;SE&quot;; AND([.F108]&lt;-90;[.F108]&gt;-180);&quot;SW&quot;; 1; &quot;?&quot;)">
            <text:p/>
          </table:table-cell>
          <table:table-cell table:number-columns-repeated="1017"/>
        </table:table-row>
        <table:table-row table:style-name="ro1">
          <table:table-cell table:number-columns-repeated="4"/>
          <table:table-cell table:style-name="ce13" table:formula="of:=IF(OR(NOT(ISNUMBER([.B109]));NOT(ISNUMBER([.C109])));0;SQRT(([.B109]-[.$B$2])^2+([.C109]-[.$C$2])^2))" office:value-type="float" office:value="0" calcext:value-type="float">
            <text:p>0</text:p>
          </table:table-cell>
          <table:table-cell table:style-name="ce13" table:formula="of:=IF([.E109]=0;0;DEGREES(ATAN2(([.B109]-[.$B$2]);([.C109]-[.$C$2]))))" office:value-type="float" office:value="0" calcext:value-type="float">
            <text:p>0</text:p>
          </table:table-cell>
          <table:table-cell table:style-name="ce14" table:formula="of:=COM.MICROSOFT.IFS([.E109]=0;&quot;&quot;;[.F109]=0;&quot;E&quot;;[.F109]=90;&quot;N&quot;; [.F109]=-90;&quot;S&quot;;[.F109]=-180;&quot;W&quot;; AND([.F109]&gt;0;[.F109]&lt;90);&quot;NE&quot;;AND([.F109]&gt;90;[.F109]&lt;180);&quot;NW&quot;;AND([.F109]&lt;0; [.F109]&gt;-90);&quot;SE&quot;; AND([.F109]&lt;-90;[.F109]&gt;-180);&quot;SW&quot;; 1; &quot;?&quot;)">
            <text:p/>
          </table:table-cell>
          <table:table-cell table:number-columns-repeated="1017"/>
        </table:table-row>
        <table:table-row table:style-name="ro1">
          <table:table-cell table:number-columns-repeated="4"/>
          <table:table-cell table:style-name="ce13" table:formula="of:=IF(OR(NOT(ISNUMBER([.B110]));NOT(ISNUMBER([.C110])));0;SQRT(([.B110]-[.$B$2])^2+([.C110]-[.$C$2])^2))" office:value-type="float" office:value="0" calcext:value-type="float">
            <text:p>0</text:p>
          </table:table-cell>
          <table:table-cell table:style-name="ce13" table:formula="of:=IF([.E110]=0;0;DEGREES(ATAN2(([.B110]-[.$B$2]);([.C110]-[.$C$2]))))" office:value-type="float" office:value="0" calcext:value-type="float">
            <text:p>0</text:p>
          </table:table-cell>
          <table:table-cell table:style-name="ce14" table:formula="of:=COM.MICROSOFT.IFS([.E110]=0;&quot;&quot;;[.F110]=0;&quot;E&quot;;[.F110]=90;&quot;N&quot;; [.F110]=-90;&quot;S&quot;;[.F110]=-180;&quot;W&quot;; AND([.F110]&gt;0;[.F110]&lt;90);&quot;NE&quot;;AND([.F110]&gt;90;[.F110]&lt;180);&quot;NW&quot;;AND([.F110]&lt;0; [.F110]&gt;-90);&quot;SE&quot;; AND([.F110]&lt;-90;[.F110]&gt;-180);&quot;SW&quot;; 1; &quot;?&quot;)">
            <text:p/>
          </table:table-cell>
          <table:table-cell table:number-columns-repeated="1017"/>
        </table:table-row>
        <table:table-row table:style-name="ro1">
          <table:table-cell table:number-columns-repeated="4"/>
          <table:table-cell table:style-name="ce13" table:formula="of:=IF(OR(NOT(ISNUMBER([.B111]));NOT(ISNUMBER([.C111])));0;SQRT(([.B111]-[.$B$2])^2+([.C111]-[.$C$2])^2))" office:value-type="float" office:value="0" calcext:value-type="float">
            <text:p>0</text:p>
          </table:table-cell>
          <table:table-cell table:style-name="ce13" table:formula="of:=IF([.E111]=0;0;DEGREES(ATAN2(([.B111]-[.$B$2]);([.C111]-[.$C$2]))))" office:value-type="float" office:value="0" calcext:value-type="float">
            <text:p>0</text:p>
          </table:table-cell>
          <table:table-cell table:style-name="ce14" table:formula="of:=COM.MICROSOFT.IFS([.E111]=0;&quot;&quot;;[.F111]=0;&quot;E&quot;;[.F111]=90;&quot;N&quot;; [.F111]=-90;&quot;S&quot;;[.F111]=-180;&quot;W&quot;; AND([.F111]&gt;0;[.F111]&lt;90);&quot;NE&quot;;AND([.F111]&gt;90;[.F111]&lt;180);&quot;NW&quot;;AND([.F111]&lt;0; [.F111]&gt;-90);&quot;SE&quot;; AND([.F111]&lt;-90;[.F111]&gt;-180);&quot;SW&quot;; 1; &quot;?&quot;)">
            <text:p/>
          </table:table-cell>
          <table:table-cell table:number-columns-repeated="1017"/>
        </table:table-row>
        <table:table-row table:style-name="ro1">
          <table:table-cell table:number-columns-repeated="4"/>
          <table:table-cell table:style-name="ce13" table:formula="of:=IF(OR(NOT(ISNUMBER([.B112]));NOT(ISNUMBER([.C112])));0;SQRT(([.B112]-[.$B$2])^2+([.C112]-[.$C$2])^2))" office:value-type="float" office:value="0" calcext:value-type="float">
            <text:p>0</text:p>
          </table:table-cell>
          <table:table-cell table:style-name="ce13" table:formula="of:=IF([.E112]=0;0;DEGREES(ATAN2(([.B112]-[.$B$2]);([.C112]-[.$C$2]))))" office:value-type="float" office:value="0" calcext:value-type="float">
            <text:p>0</text:p>
          </table:table-cell>
          <table:table-cell table:style-name="ce14" table:formula="of:=COM.MICROSOFT.IFS([.E112]=0;&quot;&quot;;[.F112]=0;&quot;E&quot;;[.F112]=90;&quot;N&quot;; [.F112]=-90;&quot;S&quot;;[.F112]=-180;&quot;W&quot;; AND([.F112]&gt;0;[.F112]&lt;90);&quot;NE&quot;;AND([.F112]&gt;90;[.F112]&lt;180);&quot;NW&quot;;AND([.F112]&lt;0; [.F112]&gt;-90);&quot;SE&quot;; AND([.F112]&lt;-90;[.F112]&gt;-180);&quot;SW&quot;; 1; &quot;?&quot;)">
            <text:p/>
          </table:table-cell>
          <table:table-cell table:number-columns-repeated="1017"/>
        </table:table-row>
        <table:table-row table:style-name="ro1">
          <table:table-cell table:number-columns-repeated="4"/>
          <table:table-cell table:style-name="ce13" table:formula="of:=IF(OR(NOT(ISNUMBER([.B113]));NOT(ISNUMBER([.C113])));0;SQRT(([.B113]-[.$B$2])^2+([.C113]-[.$C$2])^2))" office:value-type="float" office:value="0" calcext:value-type="float">
            <text:p>0</text:p>
          </table:table-cell>
          <table:table-cell table:style-name="ce13" table:formula="of:=IF([.E113]=0;0;DEGREES(ATAN2(([.B113]-[.$B$2]);([.C113]-[.$C$2]))))" office:value-type="float" office:value="0" calcext:value-type="float">
            <text:p>0</text:p>
          </table:table-cell>
          <table:table-cell table:style-name="ce14" table:formula="of:=COM.MICROSOFT.IFS([.E113]=0;&quot;&quot;;[.F113]=0;&quot;E&quot;;[.F113]=90;&quot;N&quot;; [.F113]=-90;&quot;S&quot;;[.F113]=-180;&quot;W&quot;; AND([.F113]&gt;0;[.F113]&lt;90);&quot;NE&quot;;AND([.F113]&gt;90;[.F113]&lt;180);&quot;NW&quot;;AND([.F113]&lt;0; [.F113]&gt;-90);&quot;SE&quot;; AND([.F113]&lt;-90;[.F113]&gt;-180);&quot;SW&quot;; 1; &quot;?&quot;)">
            <text:p/>
          </table:table-cell>
          <table:table-cell table:number-columns-repeated="1017"/>
        </table:table-row>
        <table:table-row table:style-name="ro1">
          <table:table-cell table:number-columns-repeated="4"/>
          <table:table-cell table:style-name="ce13" table:formula="of:=IF(OR(NOT(ISNUMBER([.B114]));NOT(ISNUMBER([.C114])));0;SQRT(([.B114]-[.$B$2])^2+([.C114]-[.$C$2])^2))" office:value-type="float" office:value="0" calcext:value-type="float">
            <text:p>0</text:p>
          </table:table-cell>
          <table:table-cell table:style-name="ce13" table:formula="of:=IF([.E114]=0;0;DEGREES(ATAN2(([.B114]-[.$B$2]);([.C114]-[.$C$2]))))" office:value-type="float" office:value="0" calcext:value-type="float">
            <text:p>0</text:p>
          </table:table-cell>
          <table:table-cell table:style-name="ce14" table:formula="of:=COM.MICROSOFT.IFS([.E114]=0;&quot;&quot;;[.F114]=0;&quot;E&quot;;[.F114]=90;&quot;N&quot;; [.F114]=-90;&quot;S&quot;;[.F114]=-180;&quot;W&quot;; AND([.F114]&gt;0;[.F114]&lt;90);&quot;NE&quot;;AND([.F114]&gt;90;[.F114]&lt;180);&quot;NW&quot;;AND([.F114]&lt;0; [.F114]&gt;-90);&quot;SE&quot;; AND([.F114]&lt;-90;[.F114]&gt;-180);&quot;SW&quot;; 1; &quot;?&quot;)">
            <text:p/>
          </table:table-cell>
          <table:table-cell table:number-columns-repeated="1017"/>
        </table:table-row>
        <table:table-row table:style-name="ro1">
          <table:table-cell table:number-columns-repeated="4"/>
          <table:table-cell table:style-name="ce13" table:formula="of:=IF(OR(NOT(ISNUMBER([.B115]));NOT(ISNUMBER([.C115])));0;SQRT(([.B115]-[.$B$2])^2+([.C115]-[.$C$2])^2))" office:value-type="float" office:value="0" calcext:value-type="float">
            <text:p>0</text:p>
          </table:table-cell>
          <table:table-cell table:style-name="ce13" table:formula="of:=IF([.E115]=0;0;DEGREES(ATAN2(([.B115]-[.$B$2]);([.C115]-[.$C$2]))))" office:value-type="float" office:value="0" calcext:value-type="float">
            <text:p>0</text:p>
          </table:table-cell>
          <table:table-cell table:style-name="ce14" table:formula="of:=COM.MICROSOFT.IFS([.E115]=0;&quot;&quot;;[.F115]=0;&quot;E&quot;;[.F115]=90;&quot;N&quot;; [.F115]=-90;&quot;S&quot;;[.F115]=-180;&quot;W&quot;; AND([.F115]&gt;0;[.F115]&lt;90);&quot;NE&quot;;AND([.F115]&gt;90;[.F115]&lt;180);&quot;NW&quot;;AND([.F115]&lt;0; [.F115]&gt;-90);&quot;SE&quot;; AND([.F115]&lt;-90;[.F115]&gt;-180);&quot;SW&quot;; 1; &quot;?&quot;)">
            <text:p/>
          </table:table-cell>
          <table:table-cell table:number-columns-repeated="1017"/>
        </table:table-row>
        <table:table-row table:style-name="ro1">
          <table:table-cell table:number-columns-repeated="4"/>
          <table:table-cell table:style-name="ce13" table:formula="of:=IF(OR(NOT(ISNUMBER([.B116]));NOT(ISNUMBER([.C116])));0;SQRT(([.B116]-[.$B$2])^2+([.C116]-[.$C$2])^2))" office:value-type="float" office:value="0" calcext:value-type="float">
            <text:p>0</text:p>
          </table:table-cell>
          <table:table-cell table:style-name="ce13" table:formula="of:=IF([.E116]=0;0;DEGREES(ATAN2(([.B116]-[.$B$2]);([.C116]-[.$C$2]))))" office:value-type="float" office:value="0" calcext:value-type="float">
            <text:p>0</text:p>
          </table:table-cell>
          <table:table-cell table:style-name="ce14" table:formula="of:=COM.MICROSOFT.IFS([.E116]=0;&quot;&quot;;[.F116]=0;&quot;E&quot;;[.F116]=90;&quot;N&quot;; [.F116]=-90;&quot;S&quot;;[.F116]=-180;&quot;W&quot;; AND([.F116]&gt;0;[.F116]&lt;90);&quot;NE&quot;;AND([.F116]&gt;90;[.F116]&lt;180);&quot;NW&quot;;AND([.F116]&lt;0; [.F116]&gt;-90);&quot;SE&quot;; AND([.F116]&lt;-90;[.F116]&gt;-180);&quot;SW&quot;; 1; &quot;?&quot;)">
            <text:p/>
          </table:table-cell>
          <table:table-cell table:number-columns-repeated="1017"/>
        </table:table-row>
        <table:table-row table:style-name="ro1">
          <table:table-cell table:number-columns-repeated="4"/>
          <table:table-cell table:style-name="ce13" table:formula="of:=IF(OR(NOT(ISNUMBER([.B117]));NOT(ISNUMBER([.C117])));0;SQRT(([.B117]-[.$B$2])^2+([.C117]-[.$C$2])^2))" office:value-type="float" office:value="0" calcext:value-type="float">
            <text:p>0</text:p>
          </table:table-cell>
          <table:table-cell table:style-name="ce13" table:formula="of:=IF([.E117]=0;0;DEGREES(ATAN2(([.B117]-[.$B$2]);([.C117]-[.$C$2]))))" office:value-type="float" office:value="0" calcext:value-type="float">
            <text:p>0</text:p>
          </table:table-cell>
          <table:table-cell table:style-name="ce14" table:formula="of:=COM.MICROSOFT.IFS([.E117]=0;&quot;&quot;;[.F117]=0;&quot;E&quot;;[.F117]=90;&quot;N&quot;; [.F117]=-90;&quot;S&quot;;[.F117]=-180;&quot;W&quot;; AND([.F117]&gt;0;[.F117]&lt;90);&quot;NE&quot;;AND([.F117]&gt;90;[.F117]&lt;180);&quot;NW&quot;;AND([.F117]&lt;0; [.F117]&gt;-90);&quot;SE&quot;; AND([.F117]&lt;-90;[.F117]&gt;-180);&quot;SW&quot;; 1; &quot;?&quot;)">
            <text:p/>
          </table:table-cell>
          <table:table-cell table:number-columns-repeated="1017"/>
        </table:table-row>
        <table:table-row table:style-name="ro1">
          <table:table-cell table:number-columns-repeated="4"/>
          <table:table-cell table:style-name="ce13" table:formula="of:=IF(OR(NOT(ISNUMBER([.B118]));NOT(ISNUMBER([.C118])));0;SQRT(([.B118]-[.$B$2])^2+([.C118]-[.$C$2])^2))" office:value-type="float" office:value="0" calcext:value-type="float">
            <text:p>0</text:p>
          </table:table-cell>
          <table:table-cell table:style-name="ce13" table:formula="of:=IF([.E118]=0;0;DEGREES(ATAN2(([.B118]-[.$B$2]);([.C118]-[.$C$2]))))" office:value-type="float" office:value="0" calcext:value-type="float">
            <text:p>0</text:p>
          </table:table-cell>
          <table:table-cell table:style-name="ce14" table:formula="of:=COM.MICROSOFT.IFS([.E118]=0;&quot;&quot;;[.F118]=0;&quot;E&quot;;[.F118]=90;&quot;N&quot;; [.F118]=-90;&quot;S&quot;;[.F118]=-180;&quot;W&quot;; AND([.F118]&gt;0;[.F118]&lt;90);&quot;NE&quot;;AND([.F118]&gt;90;[.F118]&lt;180);&quot;NW&quot;;AND([.F118]&lt;0; [.F118]&gt;-90);&quot;SE&quot;; AND([.F118]&lt;-90;[.F118]&gt;-180);&quot;SW&quot;; 1; &quot;?&quot;)">
            <text:p/>
          </table:table-cell>
          <table:table-cell table:number-columns-repeated="1017"/>
        </table:table-row>
        <table:table-row table:style-name="ro1">
          <table:table-cell table:number-columns-repeated="4"/>
          <table:table-cell table:style-name="ce13" table:formula="of:=IF(OR(NOT(ISNUMBER([.B119]));NOT(ISNUMBER([.C119])));0;SQRT(([.B119]-[.$B$2])^2+([.C119]-[.$C$2])^2))" office:value-type="float" office:value="0" calcext:value-type="float">
            <text:p>0</text:p>
          </table:table-cell>
          <table:table-cell table:style-name="ce13" table:formula="of:=IF([.E119]=0;0;DEGREES(ATAN2(([.B119]-[.$B$2]);([.C119]-[.$C$2]))))" office:value-type="float" office:value="0" calcext:value-type="float">
            <text:p>0</text:p>
          </table:table-cell>
          <table:table-cell table:style-name="ce14" table:formula="of:=COM.MICROSOFT.IFS([.E119]=0;&quot;&quot;;[.F119]=0;&quot;E&quot;;[.F119]=90;&quot;N&quot;; [.F119]=-90;&quot;S&quot;;[.F119]=-180;&quot;W&quot;; AND([.F119]&gt;0;[.F119]&lt;90);&quot;NE&quot;;AND([.F119]&gt;90;[.F119]&lt;180);&quot;NW&quot;;AND([.F119]&lt;0; [.F119]&gt;-90);&quot;SE&quot;; AND([.F119]&lt;-90;[.F119]&gt;-180);&quot;SW&quot;; 1; &quot;?&quot;)">
            <text:p/>
          </table:table-cell>
          <table:table-cell table:number-columns-repeated="1017"/>
        </table:table-row>
        <table:table-row table:style-name="ro1">
          <table:table-cell table:number-columns-repeated="4"/>
          <table:table-cell table:style-name="ce13" table:formula="of:=IF(OR(NOT(ISNUMBER([.B120]));NOT(ISNUMBER([.C120])));0;SQRT(([.B120]-[.$B$2])^2+([.C120]-[.$C$2])^2))" office:value-type="float" office:value="0" calcext:value-type="float">
            <text:p>0</text:p>
          </table:table-cell>
          <table:table-cell table:style-name="ce13" table:formula="of:=IF([.E120]=0;0;DEGREES(ATAN2(([.B120]-[.$B$2]);([.C120]-[.$C$2]))))" office:value-type="float" office:value="0" calcext:value-type="float">
            <text:p>0</text:p>
          </table:table-cell>
          <table:table-cell table:style-name="ce14" table:formula="of:=COM.MICROSOFT.IFS([.E120]=0;&quot;&quot;;[.F120]=0;&quot;E&quot;;[.F120]=90;&quot;N&quot;; [.F120]=-90;&quot;S&quot;;[.F120]=-180;&quot;W&quot;; AND([.F120]&gt;0;[.F120]&lt;90);&quot;NE&quot;;AND([.F120]&gt;90;[.F120]&lt;180);&quot;NW&quot;;AND([.F120]&lt;0; [.F120]&gt;-90);&quot;SE&quot;; AND([.F120]&lt;-90;[.F120]&gt;-180);&quot;SW&quot;; 1; &quot;?&quot;)">
            <text:p/>
          </table:table-cell>
          <table:table-cell table:number-columns-repeated="1017"/>
        </table:table-row>
        <table:table-row table:style-name="ro1">
          <table:table-cell table:number-columns-repeated="4"/>
          <table:table-cell table:style-name="ce13" table:formula="of:=IF(OR(NOT(ISNUMBER([.B121]));NOT(ISNUMBER([.C121])));0;SQRT(([.B121]-[.$B$2])^2+([.C121]-[.$C$2])^2))" office:value-type="float" office:value="0" calcext:value-type="float">
            <text:p>0</text:p>
          </table:table-cell>
          <table:table-cell table:style-name="ce13" table:formula="of:=IF([.E121]=0;0;DEGREES(ATAN2(([.B121]-[.$B$2]);([.C121]-[.$C$2]))))" office:value-type="float" office:value="0" calcext:value-type="float">
            <text:p>0</text:p>
          </table:table-cell>
          <table:table-cell table:style-name="ce14" table:formula="of:=COM.MICROSOFT.IFS([.E121]=0;&quot;&quot;;[.F121]=0;&quot;E&quot;;[.F121]=90;&quot;N&quot;; [.F121]=-90;&quot;S&quot;;[.F121]=-180;&quot;W&quot;; AND([.F121]&gt;0;[.F121]&lt;90);&quot;NE&quot;;AND([.F121]&gt;90;[.F121]&lt;180);&quot;NW&quot;;AND([.F121]&lt;0; [.F121]&gt;-90);&quot;SE&quot;; AND([.F121]&lt;-90;[.F121]&gt;-180);&quot;SW&quot;; 1; &quot;?&quot;)">
            <text:p/>
          </table:table-cell>
          <table:table-cell table:number-columns-repeated="1017"/>
        </table:table-row>
        <table:table-row table:style-name="ro1">
          <table:table-cell table:number-columns-repeated="4"/>
          <table:table-cell table:style-name="ce13" table:formula="of:=IF(OR(NOT(ISNUMBER([.B122]));NOT(ISNUMBER([.C122])));0;SQRT(([.B122]-[.$B$2])^2+([.C122]-[.$C$2])^2))" office:value-type="float" office:value="0" calcext:value-type="float">
            <text:p>0</text:p>
          </table:table-cell>
          <table:table-cell table:style-name="ce13" table:formula="of:=IF([.E122]=0;0;DEGREES(ATAN2(([.B122]-[.$B$2]);([.C122]-[.$C$2]))))" office:value-type="float" office:value="0" calcext:value-type="float">
            <text:p>0</text:p>
          </table:table-cell>
          <table:table-cell table:style-name="ce14" table:formula="of:=COM.MICROSOFT.IFS([.E122]=0;&quot;&quot;;[.F122]=0;&quot;E&quot;;[.F122]=90;&quot;N&quot;; [.F122]=-90;&quot;S&quot;;[.F122]=-180;&quot;W&quot;; AND([.F122]&gt;0;[.F122]&lt;90);&quot;NE&quot;;AND([.F122]&gt;90;[.F122]&lt;180);&quot;NW&quot;;AND([.F122]&lt;0; [.F122]&gt;-90);&quot;SE&quot;; AND([.F122]&lt;-90;[.F122]&gt;-180);&quot;SW&quot;; 1; &quot;?&quot;)">
            <text:p/>
          </table:table-cell>
          <table:table-cell table:number-columns-repeated="1017"/>
        </table:table-row>
        <table:table-row table:style-name="ro1">
          <table:table-cell table:number-columns-repeated="4"/>
          <table:table-cell table:style-name="ce13" table:formula="of:=IF(OR(NOT(ISNUMBER([.B123]));NOT(ISNUMBER([.C123])));0;SQRT(([.B123]-[.$B$2])^2+([.C123]-[.$C$2])^2))" office:value-type="float" office:value="0" calcext:value-type="float">
            <text:p>0</text:p>
          </table:table-cell>
          <table:table-cell table:style-name="ce13" table:formula="of:=IF([.E123]=0;0;DEGREES(ATAN2(([.B123]-[.$B$2]);([.C123]-[.$C$2]))))" office:value-type="float" office:value="0" calcext:value-type="float">
            <text:p>0</text:p>
          </table:table-cell>
          <table:table-cell table:style-name="ce14" table:formula="of:=COM.MICROSOFT.IFS([.E123]=0;&quot;&quot;;[.F123]=0;&quot;E&quot;;[.F123]=90;&quot;N&quot;; [.F123]=-90;&quot;S&quot;;[.F123]=-180;&quot;W&quot;; AND([.F123]&gt;0;[.F123]&lt;90);&quot;NE&quot;;AND([.F123]&gt;90;[.F123]&lt;180);&quot;NW&quot;;AND([.F123]&lt;0; [.F123]&gt;-90);&quot;SE&quot;; AND([.F123]&lt;-90;[.F123]&gt;-180);&quot;SW&quot;; 1; &quot;?&quot;)">
            <text:p/>
          </table:table-cell>
          <table:table-cell table:number-columns-repeated="1017"/>
        </table:table-row>
        <table:table-row table:style-name="ro1">
          <table:table-cell table:number-columns-repeated="4"/>
          <table:table-cell table:style-name="ce13" table:formula="of:=IF(OR(NOT(ISNUMBER([.B124]));NOT(ISNUMBER([.C124])));0;SQRT(([.B124]-[.$B$2])^2+([.C124]-[.$C$2])^2))" office:value-type="float" office:value="0" calcext:value-type="float">
            <text:p>0</text:p>
          </table:table-cell>
          <table:table-cell table:style-name="ce13" table:formula="of:=IF([.E124]=0;0;DEGREES(ATAN2(([.B124]-[.$B$2]);([.C124]-[.$C$2]))))" office:value-type="float" office:value="0" calcext:value-type="float">
            <text:p>0</text:p>
          </table:table-cell>
          <table:table-cell table:style-name="ce14" table:formula="of:=COM.MICROSOFT.IFS([.E124]=0;&quot;&quot;;[.F124]=0;&quot;E&quot;;[.F124]=90;&quot;N&quot;; [.F124]=-90;&quot;S&quot;;[.F124]=-180;&quot;W&quot;; AND([.F124]&gt;0;[.F124]&lt;90);&quot;NE&quot;;AND([.F124]&gt;90;[.F124]&lt;180);&quot;NW&quot;;AND([.F124]&lt;0; [.F124]&gt;-90);&quot;SE&quot;; AND([.F124]&lt;-90;[.F124]&gt;-180);&quot;SW&quot;; 1; &quot;?&quot;)">
            <text:p/>
          </table:table-cell>
          <table:table-cell table:number-columns-repeated="1017"/>
        </table:table-row>
        <table:table-row table:style-name="ro1">
          <table:table-cell table:number-columns-repeated="4"/>
          <table:table-cell table:style-name="ce13" table:formula="of:=IF(OR(NOT(ISNUMBER([.B125]));NOT(ISNUMBER([.C125])));0;SQRT(([.B125]-[.$B$2])^2+([.C125]-[.$C$2])^2))" office:value-type="float" office:value="0" calcext:value-type="float">
            <text:p>0</text:p>
          </table:table-cell>
          <table:table-cell table:style-name="ce13" table:formula="of:=IF([.E125]=0;0;DEGREES(ATAN2(([.B125]-[.$B$2]);([.C125]-[.$C$2]))))" office:value-type="float" office:value="0" calcext:value-type="float">
            <text:p>0</text:p>
          </table:table-cell>
          <table:table-cell table:style-name="ce14" table:formula="of:=COM.MICROSOFT.IFS([.E125]=0;&quot;&quot;;[.F125]=0;&quot;E&quot;;[.F125]=90;&quot;N&quot;; [.F125]=-90;&quot;S&quot;;[.F125]=-180;&quot;W&quot;; AND([.F125]&gt;0;[.F125]&lt;90);&quot;NE&quot;;AND([.F125]&gt;90;[.F125]&lt;180);&quot;NW&quot;;AND([.F125]&lt;0; [.F125]&gt;-90);&quot;SE&quot;; AND([.F125]&lt;-90;[.F125]&gt;-180);&quot;SW&quot;; 1; &quot;?&quot;)">
            <text:p/>
          </table:table-cell>
          <table:table-cell table:number-columns-repeated="1017"/>
        </table:table-row>
        <table:table-row table:style-name="ro1">
          <table:table-cell table:number-columns-repeated="4"/>
          <table:table-cell table:style-name="ce13" table:formula="of:=IF(OR(NOT(ISNUMBER([.B126]));NOT(ISNUMBER([.C126])));0;SQRT(([.B126]-[.$B$2])^2+([.C126]-[.$C$2])^2))" office:value-type="float" office:value="0" calcext:value-type="float">
            <text:p>0</text:p>
          </table:table-cell>
          <table:table-cell table:style-name="ce13" table:formula="of:=IF([.E126]=0;0;DEGREES(ATAN2(([.B126]-[.$B$2]);([.C126]-[.$C$2]))))" office:value-type="float" office:value="0" calcext:value-type="float">
            <text:p>0</text:p>
          </table:table-cell>
          <table:table-cell table:style-name="ce14" table:formula="of:=COM.MICROSOFT.IFS([.E126]=0;&quot;&quot;;[.F126]=0;&quot;E&quot;;[.F126]=90;&quot;N&quot;; [.F126]=-90;&quot;S&quot;;[.F126]=-180;&quot;W&quot;; AND([.F126]&gt;0;[.F126]&lt;90);&quot;NE&quot;;AND([.F126]&gt;90;[.F126]&lt;180);&quot;NW&quot;;AND([.F126]&lt;0; [.F126]&gt;-90);&quot;SE&quot;; AND([.F126]&lt;-90;[.F126]&gt;-180);&quot;SW&quot;; 1; &quot;?&quot;)">
            <text:p/>
          </table:table-cell>
          <table:table-cell table:number-columns-repeated="1017"/>
        </table:table-row>
        <table:table-row table:style-name="ro1">
          <table:table-cell table:number-columns-repeated="4"/>
          <table:table-cell table:style-name="ce13" table:formula="of:=IF(OR(NOT(ISNUMBER([.B127]));NOT(ISNUMBER([.C127])));0;SQRT(([.B127]-[.$B$2])^2+([.C127]-[.$C$2])^2))" office:value-type="float" office:value="0" calcext:value-type="float">
            <text:p>0</text:p>
          </table:table-cell>
          <table:table-cell table:style-name="ce13" table:formula="of:=IF([.E127]=0;0;DEGREES(ATAN2(([.B127]-[.$B$2]);([.C127]-[.$C$2]))))" office:value-type="float" office:value="0" calcext:value-type="float">
            <text:p>0</text:p>
          </table:table-cell>
          <table:table-cell table:style-name="ce14" table:formula="of:=COM.MICROSOFT.IFS([.E127]=0;&quot;&quot;;[.F127]=0;&quot;E&quot;;[.F127]=90;&quot;N&quot;; [.F127]=-90;&quot;S&quot;;[.F127]=-180;&quot;W&quot;; AND([.F127]&gt;0;[.F127]&lt;90);&quot;NE&quot;;AND([.F127]&gt;90;[.F127]&lt;180);&quot;NW&quot;;AND([.F127]&lt;0; [.F127]&gt;-90);&quot;SE&quot;; AND([.F127]&lt;-90;[.F127]&gt;-180);&quot;SW&quot;; 1; &quot;?&quot;)">
            <text:p/>
          </table:table-cell>
          <table:table-cell table:number-columns-repeated="1017"/>
        </table:table-row>
        <table:table-row table:style-name="ro1">
          <table:table-cell table:number-columns-repeated="4"/>
          <table:table-cell table:style-name="ce13" table:formula="of:=IF(OR(NOT(ISNUMBER([.B128]));NOT(ISNUMBER([.C128])));0;SQRT(([.B128]-[.$B$2])^2+([.C128]-[.$C$2])^2))" office:value-type="float" office:value="0" calcext:value-type="float">
            <text:p>0</text:p>
          </table:table-cell>
          <table:table-cell table:style-name="ce13" table:formula="of:=IF([.E128]=0;0;DEGREES(ATAN2(([.B128]-[.$B$2]);([.C128]-[.$C$2]))))" office:value-type="float" office:value="0" calcext:value-type="float">
            <text:p>0</text:p>
          </table:table-cell>
          <table:table-cell table:style-name="ce14" table:formula="of:=COM.MICROSOFT.IFS([.E128]=0;&quot;&quot;;[.F128]=0;&quot;E&quot;;[.F128]=90;&quot;N&quot;; [.F128]=-90;&quot;S&quot;;[.F128]=-180;&quot;W&quot;; AND([.F128]&gt;0;[.F128]&lt;90);&quot;NE&quot;;AND([.F128]&gt;90;[.F128]&lt;180);&quot;NW&quot;;AND([.F128]&lt;0; [.F128]&gt;-90);&quot;SE&quot;; AND([.F128]&lt;-90;[.F128]&gt;-180);&quot;SW&quot;; 1; &quot;?&quot;)">
            <text:p/>
          </table:table-cell>
          <table:table-cell table:number-columns-repeated="1017"/>
        </table:table-row>
        <table:table-row table:style-name="ro1">
          <table:table-cell table:number-columns-repeated="4"/>
          <table:table-cell table:style-name="ce13" table:formula="of:=IF(OR(NOT(ISNUMBER([.B129]));NOT(ISNUMBER([.C129])));0;SQRT(([.B129]-[.$B$2])^2+([.C129]-[.$C$2])^2))" office:value-type="float" office:value="0" calcext:value-type="float">
            <text:p>0</text:p>
          </table:table-cell>
          <table:table-cell table:style-name="ce13" table:formula="of:=IF([.E129]=0;0;DEGREES(ATAN2(([.B129]-[.$B$2]);([.C129]-[.$C$2]))))" office:value-type="float" office:value="0" calcext:value-type="float">
            <text:p>0</text:p>
          </table:table-cell>
          <table:table-cell table:style-name="ce14" table:formula="of:=COM.MICROSOFT.IFS([.E129]=0;&quot;&quot;;[.F129]=0;&quot;E&quot;;[.F129]=90;&quot;N&quot;; [.F129]=-90;&quot;S&quot;;[.F129]=-180;&quot;W&quot;; AND([.F129]&gt;0;[.F129]&lt;90);&quot;NE&quot;;AND([.F129]&gt;90;[.F129]&lt;180);&quot;NW&quot;;AND([.F129]&lt;0; [.F129]&gt;-90);&quot;SE&quot;; AND([.F129]&lt;-90;[.F129]&gt;-180);&quot;SW&quot;; 1; &quot;?&quot;)">
            <text:p/>
          </table:table-cell>
          <table:table-cell table:number-columns-repeated="1017"/>
        </table:table-row>
        <table:table-row table:style-name="ro1" table:number-rows-repeated="1048446">
          <table:table-cell table:number-columns-repeated="1024"/>
        </table:table-row>
        <table:table-row table:style-name="ro1">
          <table:table-cell table:number-columns-repeated="1024"/>
        </table:table-row>
      </table:table>
      <table:table table:name="Map" table:style-name="ta1">
        <table:shapes>
          <draw:frame draw:z-index="0" draw:style-name="gr1" draw:text-style-name="P1" svg:width="190.81mm" svg:height="124.31mm" svg:x="0mm" svg:y="1.06mm">
            <draw:object draw:notify-on-update-of-ranges="Coordinates.A2:Coordinates.A129 Coordinates.A2:Coordinates.A129 Coordinates.C2:Coordinates.C129 Coordinates.B2:Coordinates.B129" xlink:href="./Object 1" xlink:type="simple" xlink:show="embed" xlink:actuate="onLoad">
              <loext:p/>
            </draw:object>
            <draw:image xlink:href="./ObjectReplacements/Object 1" xlink:type="simple" xlink:show="embed" xlink:actuate="onLoad"/>
          </draw:frame>
        </table:shapes>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06:23:34.301212553</meta:creation-date>
    <dc:date>2020-09-08T13:00:59.128271669</dc:date>
    <meta:editing-duration>PT37M45S</meta:editing-duration>
    <meta:editing-cycles>12</meta:editing-cycles>
    <meta:generator>LibreOffice/6.0.7.3$Linux_X86_64 LibreOffice_project/00m0$Build-3</meta:generator>
    <meta:document-statistic meta:table-count="3" meta:cell-count="42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chart:data-label-number="none" chart:data-label-text="true" chart:data-label-symbol="false" chart:label-position="right"/>
      <style:graphic-properties draw:stroke="none" svg:stroke-width="0.08cm" svg:stroke-color="#004586" draw:fill-color="#004586" fo:wrap-option="wrap"/>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082cm" svg:height="12.432cm" xlink:href=".." xlink:type="simple" chart:class="chart:scatter" chart:style-name="ch1">
        <chart:title svg:x="9.034cm" svg:y="0.384cm" chart:style-name="ch2">
          <text:p>Map</text:p>
        </chart:title>
        <chart:plot-area chart:style-name="ch3" table:cell-range-address="Coordinates.A2:Coordinates.C129" chart:data-source-has-labels="both" svg:x="1.392cm" svg:y="1.411cm" svg:width="17.309cm" svg:height="9.792cm">
          <chartooo:coordinate-region svg:x="1.723cm" svg:y="1.61cm" svg:width="16.698cm" svg:height="9.394cm"/>
          <chart:axis chart:dimension="x" chart:name="primary-x" chart:style-name="ch4" chartooo:axis-type="auto">
            <chart:title svg:x="9.883cm" svg:y="11.451cm" chart:style-name="ch5">
              <text:p>X</text:p>
            </chart:title>
            <chart:categories table:cell-range-address="Coordinates.A2:Coordinates.A129"/>
            <chart:grid chart:style-name="ch6" chart:class="major"/>
          </chart:axis>
          <chart:axis chart:dimension="y" chart:name="primary-y" chart:style-name="ch4">
            <chart:title svg:x="0.451cm" svg:y="6.457cm" chart:style-name="ch7">
              <text:p>Z</text:p>
            </chart:title>
            <chart:grid chart:style-name="ch6" chart:class="major"/>
          </chart:axis>
          <chart:series chart:style-name="ch8" chart:values-cell-range-address="Coordinates.C2:Coordinates.C129" chart:label-cell-address="Coordinates.A2:Coordinates.A129" chart:class="chart:scatter">
            <chart:domain table:cell-range-address="Coordinates.B2:Coordinates.B129"/>
            <chart:data-point chart:repeated="12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Location Spawn 2nd 3rd North east North west South east South west</text:p>
                <text:list>
                  <text:list-item>
                    <text:p>Location</text:p>
                  </text:list-item>
                  <text:list-item>
                    <text:p>Spawn</text:p>
                  </text:list-item>
                  <text:list-item>
                    <text:p>2nd</text:p>
                  </text:list-item>
                  <text:list-item>
                    <text:p>3rd</text:p>
                  </text:list-item>
                  <text:list-item>
                    <text:p>North east</text:p>
                  </text:list-item>
                  <text:list-item>
                    <text:p>North west</text:p>
                  </text:list-item>
                  <text:list-item>
                    <text:p>South east</text:p>
                  </text:list-item>
                  <text:list-item>
                    <text:p>South west</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g>
                  <svg:desc>Coordinates.A2:Coordinates.A129</svg:desc>
                </draw:g>
              </table:table-cell>
            </table:table-row>
          </table:table-header-rows>
          <table:table-rows>
            <table:table-row>
              <table:table-cell office:value-type="string">
                <text:p>Location</text:p>
                <draw:g>
                  <svg:desc>Coordinates.A2:Coordinates.A129</svg:desc>
                </draw:g>
              </table:table-cell>
              <table:table-cell office:value-type="float" office:value="0">
                <text:p>0</text:p>
                <draw:g>
                  <svg:desc>Coordinates.B2:Coordinates.B129</svg:desc>
                </draw:g>
              </table:table-cell>
              <table:table-cell office:value-type="float" office:value="0">
                <text:p>0</text:p>
                <draw:g>
                  <svg:desc>Coordinates.C2:Coordinates.C129</svg:desc>
                </draw:g>
              </table:table-cell>
            </table:table-row>
            <table:table-row>
              <table:table-cell office:value-type="string">
                <text:p>Spawn</text:p>
              </table:table-cell>
              <table:table-cell office:value-type="float" office:value="154">
                <text:p>154</text:p>
              </table:table-cell>
              <table:table-cell office:value-type="float" office:value="-228">
                <text:p>-228</text:p>
              </table:table-cell>
            </table:table-row>
            <table:table-row>
              <table:table-cell office:value-type="string">
                <text:p>2nd</text:p>
              </table:table-cell>
              <table:table-cell office:value-type="float" office:value="369">
                <text:p>369</text:p>
              </table:table-cell>
              <table:table-cell office:value-type="float" office:value="-562">
                <text:p>-562</text:p>
              </table:table-cell>
            </table:table-row>
            <table:table-row>
              <table:table-cell office:value-type="string">
                <text:p>3rd</text:p>
              </table:table-cell>
              <table:table-cell office:value-type="float" office:value="-260">
                <text:p>-260</text:p>
              </table:table-cell>
              <table:table-cell office:value-type="float" office:value="-815">
                <text:p>-815</text:p>
              </table:table-cell>
            </table:table-row>
            <table:table-row>
              <table:table-cell office:value-type="string">
                <text:p>North east</text:p>
              </table:table-cell>
              <table:table-cell office:value-type="float" office:value="500">
                <text:p>500</text:p>
              </table:table-cell>
              <table:table-cell office:value-type="float" office:value="500">
                <text:p>500</text:p>
              </table:table-cell>
            </table:table-row>
            <table:table-row>
              <table:table-cell office:value-type="string">
                <text:p>North west</text:p>
              </table:table-cell>
              <table:table-cell office:value-type="float" office:value="-500">
                <text:p>-500</text:p>
              </table:table-cell>
              <table:table-cell office:value-type="float" office:value="500">
                <text:p>500</text:p>
              </table:table-cell>
            </table:table-row>
            <table:table-row>
              <table:table-cell office:value-type="string">
                <text:p>South east</text:p>
              </table:table-cell>
              <table:table-cell office:value-type="float" office:value="500">
                <text:p>500</text:p>
              </table:table-cell>
              <table:table-cell office:value-type="float" office:value="-500">
                <text:p>-500</text:p>
              </table:table-cell>
            </table:table-row>
            <table:table-row>
              <table:table-cell office:value-type="string">
                <text:p>South west</text:p>
              </table:table-cell>
              <table:table-cell office:value-type="float" office:value="-500">
                <text:p>-500</text:p>
              </table:table-cell>
              <table:table-cell office:value-type="float" office:value="-500">
                <text:p>-50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